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Courier New1" svg:font-family="'Courier New'"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7in" table:align="margins" style:writing-mode="lr-tb"/>
    </style:style>
    <style:style style:name="Table13.A" style:family="table-column">
      <style:table-column-properties style:column-width="0.75in" style:rel-column-width="7021*"/>
    </style:style>
    <style:style style:name="Table13.B" style:family="table-column">
      <style:table-column-properties style:column-width="6.25in" style:rel-column-width="5851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5" style:family="table">
      <style:table-properties style:width="6.1743in" table:align="margins" style:writing-mode="lr-tb"/>
    </style:style>
    <style:style style:name="Table25.A" style:family="table-column">
      <style:table-column-properties style:column-width="3.0868in" style:rel-column-width="32767*"/>
    </style:style>
    <style:style style:name="Table25.B" style:family="table-column">
      <style:table-column-properties style:column-width="3.0875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43" style:family="table">
      <style:table-properties style:width="6.1743in" table:align="margins" style:writing-mode="lr-tb"/>
    </style:style>
    <style:style style:name="Table43.A" style:family="table-column">
      <style:table-column-properties style:column-width="3.0868in" style:rel-column-width="32767*"/>
    </style:style>
    <style:style style:name="Table43.B" style:family="table-column">
      <style:table-column-properties style:column-width="3.0875in" style:rel-column-width="32768*"/>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3" style:family="table">
      <style:table-properties style:width="7in" table:align="margins" style:writing-mode="lr-tb"/>
    </style:style>
    <style:style style:name="Table3.A" style:family="table-column">
      <style:table-column-properties style:column-width="0.75in" style:rel-column-width="7021*"/>
    </style:style>
    <style:style style:name="Table3.B" style:family="table-column">
      <style:table-column-properties style:column-width="6.25in" style:rel-column-width="5851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1743in" table:align="margins" style:writing-mode="lr-tb"/>
    </style:style>
    <style:style style:name="Table4.A" style:family="table-column">
      <style:table-column-properties style:column-width="3.0868in" style:rel-column-width="32767*"/>
    </style:style>
    <style:style style:name="Table4.B" style:family="table-column">
      <style:table-column-properties style:column-width="3.08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1743in" table:align="margins" style:writing-mode="lr-tb"/>
    </style:style>
    <style:style style:name="Table8.A" style:family="table-column">
      <style:table-column-properties style:column-width="3.0868in" style:rel-column-width="32767*"/>
    </style:style>
    <style:style style:name="Table8.B" style:family="table-column">
      <style:table-column-properties style:column-width="3.087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3" style:family="table">
      <style:table-properties style:width="6.1743in" table:align="margins" style:writing-mode="lr-tb"/>
    </style:style>
    <style:style style:name="Table23.A" style:family="table-column">
      <style:table-column-properties style:column-width="3.0868in" style:rel-column-width="32767*"/>
    </style:style>
    <style:style style:name="Table23.B" style:family="table-column">
      <style:table-column-properties style:column-width="3.0875in"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37" style:family="table">
      <style:table-properties style:width="7in" table:align="margins" style:writing-mode="lr-tb"/>
    </style:style>
    <style:style style:name="Table37.A" style:family="table-column">
      <style:table-column-properties style:column-width="0.75in" style:rel-column-width="7021*"/>
    </style:style>
    <style:style style:name="Table37.B" style:family="table-column">
      <style:table-column-properties style:column-width="6.25in" style:rel-column-width="58514*"/>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1743in" table:align="margins" style:writing-mode="lr-tb"/>
    </style:style>
    <style:style style:name="Table38.A" style:family="table-column">
      <style:table-column-properties style:column-width="3.0868in" style:rel-column-width="32767*"/>
    </style:style>
    <style:style style:name="Table38.B" style:family="table-column">
      <style:table-column-properties style:column-width="3.0875in" style:rel-column-width="32768*"/>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6" style:family="table">
      <style:table-properties style:width="7in" table:align="margins" style:writing-mode="lr-tb"/>
    </style:style>
    <style:style style:name="Table6.A" style:family="table-column">
      <style:table-column-properties style:column-width="0.75in" style:rel-column-width="7021*"/>
    </style:style>
    <style:style style:name="Table6.B" style:family="table-column">
      <style:table-column-properties style:column-width="6.25in" style:rel-column-width="5851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1743in" table:align="margins" style:writing-mode="lr-tb"/>
    </style:style>
    <style:style style:name="Table7.A" style:family="table-column">
      <style:table-column-properties style:column-width="3.0868in" style:rel-column-width="32767*"/>
    </style:style>
    <style:style style:name="Table7.B" style:family="table-column">
      <style:table-column-properties style:column-width="3.087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0" style:family="table">
      <style:table-properties style:width="6.1743in" table:align="margins" style:writing-mode="lr-tb"/>
    </style:style>
    <style:style style:name="Table30.A" style:family="table-column">
      <style:table-column-properties style:column-width="3.0868in" style:rel-column-width="32767*"/>
    </style:style>
    <style:style style:name="Table30.B" style:family="table-column">
      <style:table-column-properties style:column-width="3.0875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5" style:family="table">
      <style:table-properties style:width="6.1743in" table:align="margins" style:writing-mode="lr-tb"/>
    </style:style>
    <style:style style:name="Table5.A" style:family="table-column">
      <style:table-column-properties style:column-width="3.0868in" style:rel-column-width="32767*"/>
    </style:style>
    <style:style style:name="Table5.B" style:family="table-column">
      <style:table-column-properties style:column-width="3.08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7in" table:align="margins" style:writing-mode="lr-tb"/>
    </style:style>
    <style:style style:name="Table9.A" style:family="table-column">
      <style:table-column-properties style:column-width="0.75in" style:rel-column-width="7021*"/>
    </style:style>
    <style:style style:name="Table9.B" style:family="table-column">
      <style:table-column-properties style:column-width="6.25in" style:rel-column-width="58514*"/>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1743in" table:align="margins" style:writing-mode="lr-tb"/>
    </style:style>
    <style:style style:name="Table10.A" style:family="table-column">
      <style:table-column-properties style:column-width="3.0868in" style:rel-column-width="32767*"/>
    </style:style>
    <style:style style:name="Table10.B" style:family="table-column">
      <style:table-column-properties style:column-width="3.087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1743in" table:align="margins" style:writing-mode="lr-tb"/>
    </style:style>
    <style:style style:name="Table11.A" style:family="table-column">
      <style:table-column-properties style:column-width="3.0868in" style:rel-column-width="32767*"/>
    </style:style>
    <style:style style:name="Table11.B" style:family="table-column">
      <style:table-column-properties style:column-width="3.087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5" style:family="table">
      <style:table-properties style:width="7in" table:align="margins" style:writing-mode="lr-tb"/>
    </style:style>
    <style:style style:name="Table15.A" style:family="table-column">
      <style:table-column-properties style:column-width="0.75in" style:rel-column-width="7021*"/>
    </style:style>
    <style:style style:name="Table15.B" style:family="table-column">
      <style:table-column-properties style:column-width="6.25in" style:rel-column-width="585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1743in" table:align="margins" style:writing-mode="lr-tb"/>
    </style:style>
    <style:style style:name="Table16.A" style:family="table-column">
      <style:table-column-properties style:column-width="3.0868in" style:rel-column-width="32767*"/>
    </style:style>
    <style:style style:name="Table16.B" style:family="table-column">
      <style:table-column-properties style:column-width="3.087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in" table:align="margins" style:writing-mode="lr-tb"/>
    </style:style>
    <style:style style:name="Table17.A" style:family="table-column">
      <style:table-column-properties style:column-width="0.75in" style:rel-column-width="7021*"/>
    </style:style>
    <style:style style:name="Table17.B" style:family="table-column">
      <style:table-column-properties style:column-width="6.25in" style:rel-column-width="58514*"/>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1743in" table:align="margins" style:writing-mode="lr-tb"/>
    </style:style>
    <style:style style:name="Table18.A" style:family="table-column">
      <style:table-column-properties style:column-width="3.0868in" style:rel-column-width="32767*"/>
    </style:style>
    <style:style style:name="Table18.B" style:family="table-column">
      <style:table-column-properties style:column-width="3.087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1743in" table:align="margins" style:writing-mode="lr-tb"/>
    </style:style>
    <style:style style:name="Table19.A" style:family="table-column">
      <style:table-column-properties style:column-width="3.0868in" style:rel-column-width="32767*"/>
    </style:style>
    <style:style style:name="Table19.B" style:family="table-column">
      <style:table-column-properties style:column-width="3.087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4" style:family="table">
      <style:table-properties style:width="7in" table:align="margins" style:writing-mode="lr-tb"/>
    </style:style>
    <style:style style:name="Table34.A" style:family="table-column">
      <style:table-column-properties style:column-width="0.75in" style:rel-column-width="7021*"/>
    </style:style>
    <style:style style:name="Table34.B" style:family="table-column">
      <style:table-column-properties style:column-width="6.25in" style:rel-column-width="58514*"/>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1743in" table:align="margins" style:writing-mode="lr-tb"/>
    </style:style>
    <style:style style:name="Table35.A" style:family="table-column">
      <style:table-column-properties style:column-width="3.0868in" style:rel-column-width="32767*"/>
    </style:style>
    <style:style style:name="Table35.B" style:family="table-column">
      <style:table-column-properties style:column-width="3.0875in" style:rel-column-width="32768*"/>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in" table:align="margins" style:writing-mode="lr-tb"/>
    </style:style>
    <style:style style:name="Table36.A" style:family="table-column">
      <style:table-column-properties style:column-width="0.75in" style:rel-column-width="7021*"/>
    </style:style>
    <style:style style:name="Table36.B" style:family="table-column">
      <style:table-column-properties style:column-width="6.25in" style:rel-column-width="58514*"/>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9" style:family="table">
      <style:table-properties style:width="6.1743in" table:align="margins" style:writing-mode="lr-tb"/>
    </style:style>
    <style:style style:name="Table39.A" style:family="table-column">
      <style:table-column-properties style:column-width="3.0868in" style:rel-column-width="32767*"/>
    </style:style>
    <style:style style:name="Table39.B" style:family="table-column">
      <style:table-column-properties style:column-width="3.0875in" style:rel-column-width="32768*"/>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1" style:family="table">
      <style:table-properties style:width="7in" table:align="margins" style:writing-mode="lr-tb"/>
    </style:style>
    <style:style style:name="Table31.A" style:family="table-column">
      <style:table-column-properties style:column-width="0.75in" style:rel-column-width="7021*"/>
    </style:style>
    <style:style style:name="Table31.B" style:family="table-column">
      <style:table-column-properties style:column-width="6.25in" style:rel-column-width="58514*"/>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3" style:family="table">
      <style:table-properties style:width="6.1743in" table:align="margins" style:writing-mode="lr-tb"/>
    </style:style>
    <style:style style:name="Table33.A" style:family="table-column">
      <style:table-column-properties style:column-width="3.0868in" style:rel-column-width="32767*"/>
    </style:style>
    <style:style style:name="Table33.B" style:family="table-column">
      <style:table-column-properties style:column-width="3.0875in" style:rel-column-width="32768*"/>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26" style:family="table">
      <style:table-properties style:width="7in" table:align="margins" style:writing-mode="lr-tb"/>
    </style:style>
    <style:style style:name="Table26.A" style:family="table-column">
      <style:table-column-properties style:column-width="0.8125in" style:rel-column-width="7606*"/>
    </style:style>
    <style:style style:name="Table26.B" style:family="table-column">
      <style:table-column-properties style:column-width="6.1875in" style:rel-column-width="5792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32" style:family="table">
      <style:table-properties style:width="7in" table:align="margins" style:writing-mode="lr-tb"/>
    </style:style>
    <style:style style:name="Table32.A" style:family="table-column">
      <style:table-column-properties style:column-width="0.8125in" style:rel-column-width="7606*"/>
    </style:style>
    <style:style style:name="Table32.B" style:family="table-column">
      <style:table-column-properties style:column-width="6.1875in" style:rel-column-width="57929*"/>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4" style:family="table">
      <style:table-properties style:width="7in" table:align="margins" style:writing-mode="lr-tb"/>
    </style:style>
    <style:style style:name="Table14.A" style:family="table-column">
      <style:table-column-properties style:column-width="0.8125in" style:rel-column-width="7606*"/>
    </style:style>
    <style:style style:name="Table14.B" style:family="table-column">
      <style:table-column-properties style:column-width="6.1875in" style:rel-column-width="5792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7" style:family="table">
      <style:table-properties style:width="7in" table:align="margins" style:writing-mode="lr-tb"/>
    </style:style>
    <style:style style:name="Table27.A" style:family="table-column">
      <style:table-column-properties style:column-width="0.8125in" style:rel-column-width="7606*"/>
    </style:style>
    <style:style style:name="Table27.B" style:family="table-column">
      <style:table-column-properties style:column-width="6.1875in" style:rel-column-width="5792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in" table:align="margins" style:writing-mode="lr-tb"/>
    </style:style>
    <style:style style:name="Table28.A" style:family="table-column">
      <style:table-column-properties style:column-width="0.8125in" style:rel-column-width="7606*"/>
    </style:style>
    <style:style style:name="Table28.B" style:family="table-column">
      <style:table-column-properties style:column-width="6.1875in" style:rel-column-width="5792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in" table:align="margins" style:writing-mode="lr-tb"/>
    </style:style>
    <style:style style:name="Table29.A" style:family="table-column">
      <style:table-column-properties style:column-width="0.8125in" style:rel-column-width="7606*"/>
    </style:style>
    <style:style style:name="Table29.B" style:family="table-column">
      <style:table-column-properties style:column-width="6.1875in" style:rel-column-width="5792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22" style:family="table">
      <style:table-properties style:width="7in" table:align="margins" style:writing-mode="lr-tb"/>
    </style:style>
    <style:style style:name="Table22.A" style:family="table-column">
      <style:table-column-properties style:column-width="0.8125in" style:rel-column-width="7606*"/>
    </style:style>
    <style:style style:name="Table22.B" style:family="table-column">
      <style:table-column-properties style:column-width="6.1875in" style:rel-column-width="5792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42" style:family="table">
      <style:table-properties style:width="7in" table:align="margins" style:writing-mode="lr-tb"/>
    </style:style>
    <style:style style:name="Table42.A" style:family="table-column">
      <style:table-column-properties style:column-width="0.8125in" style:rel-column-width="7606*"/>
    </style:style>
    <style:style style:name="Table42.B" style:family="table-column">
      <style:table-column-properties style:column-width="6.1875in" style:rel-column-width="57929*"/>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1" style:family="table">
      <style:table-properties style:width="7in" table:align="margins" style:writing-mode="lr-tb"/>
    </style:style>
    <style:style style:name="Table41.A" style:family="table-column">
      <style:table-column-properties style:column-width="0.8125in" style:rel-column-width="7606*"/>
    </style:style>
    <style:style style:name="Table41.B" style:family="table-column">
      <style:table-column-properties style:column-width="6.1875in" style:rel-column-width="5792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0" style:family="table">
      <style:table-properties style:width="7in" table:align="margins" style:writing-mode="lr-tb"/>
    </style:style>
    <style:style style:name="Table40.A" style:family="table-column">
      <style:table-column-properties style:column-width="0.8125in" style:rel-column-width="7606*"/>
    </style:style>
    <style:style style:name="Table40.B" style:family="table-column">
      <style:table-column-properties style:column-width="6.1875in" style:rel-column-width="57929*"/>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12" style:family="table">
      <style:table-properties style:width="7in" table:align="margins" style:writing-mode="lr-tb"/>
    </style:style>
    <style:style style:name="Table12.A" style:family="table-column">
      <style:table-column-properties style:column-width="0.8125in" style:rel-column-width="7606*"/>
    </style:style>
    <style:style style:name="Table12.B" style:family="table-column">
      <style:table-column-properties style:column-width="6.1875in" style:rel-column-width="5792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5" style:family="table">
      <style:table-properties style:width="7in" table:align="margins" style:writing-mode="lr-tb"/>
    </style:style>
    <style:style style:name="Table55.A" style:family="table-column">
      <style:table-column-properties style:column-width="0.75in" style:rel-column-width="7021*"/>
    </style:style>
    <style:style style:name="Table55.B" style:family="table-column">
      <style:table-column-properties style:column-width="6.25in" style:rel-column-width="58514*"/>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6" style:family="table">
      <style:table-properties style:width="6.1743in" table:align="margins" style:writing-mode="lr-tb"/>
    </style:style>
    <style:style style:name="Table56.A" style:family="table-column">
      <style:table-column-properties style:column-width="3.0868in" style:rel-column-width="32767*"/>
    </style:style>
    <style:style style:name="Table56.B" style:family="table-column">
      <style:table-column-properties style:column-width="3.0875in" style:rel-column-width="32768*"/>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4" style:family="table">
      <style:table-properties style:width="7in" table:align="margins" style:writing-mode="lr-tb"/>
    </style:style>
    <style:style style:name="Table54.A" style:family="table-column">
      <style:table-column-properties style:column-width="0.8125in" style:rel-column-width="7606*"/>
    </style:style>
    <style:style style:name="Table54.B" style:family="table-column">
      <style:table-column-properties style:column-width="6.1875in" style:rel-column-width="57929*"/>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7" style:family="table">
      <style:table-properties style:width="7.0889in" table:align="left" style:writing-mode="lr-tb"/>
    </style:style>
    <style:style style:name="Table57.A" style:family="table-column">
      <style:table-column-properties style:column-width="0.6694in"/>
    </style:style>
    <style:style style:name="Table57.B" style:family="table-column">
      <style:table-column-properties style:column-width="6.0424in"/>
    </style:style>
    <style:style style:name="Table57.C" style:family="table-column">
      <style:table-column-properties style:column-width="0.3771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20" style:family="table">
      <style:table-properties style:width="3.4021in" fo:margin-left="0.3938in" table:align="left"/>
    </style:style>
    <style:style style:name="Table20.A" style:family="table-column">
      <style:table-column-properties style:column-width="0.7882in"/>
    </style:style>
    <style:style style:name="Table20.B" style:family="table-column">
      <style:table-column-properties style:column-width="0.4236in"/>
    </style:style>
    <style:style style:name="Table20.C" style:family="table-column">
      <style:table-column-properties style:column-width="2.1903in"/>
    </style:style>
    <style:style style:name="Table20.A1" style:family="table-cell">
      <style:table-cell-properties style:vertical-align="middle" fo:padding="0.0194in" fo:border="none"/>
    </style:style>
    <style:style style:name="Table21" style:family="table">
      <style:table-properties style:width="5.3021in" fo:margin-left="0.3938in" table:align="left"/>
    </style:style>
    <style:style style:name="Table21.A" style:family="table-column">
      <style:table-column-properties style:column-width="0.5021in"/>
    </style:style>
    <style:style style:name="Table21.B" style:family="table-column">
      <style:table-column-properties style:column-width="0.4236in"/>
    </style:style>
    <style:style style:name="Table21.C" style:family="table-column">
      <style:table-column-properties style:column-width="4.3764in"/>
    </style:style>
    <style:style style:name="Table21.A1" style:family="table-cell">
      <style:table-cell-properties style:vertical-align="middle" fo:padding="0.0194in" fo:border="none"/>
    </style:style>
    <style:style style:name="Table24" style:family="table">
      <style:table-properties style:width="5.3021in" fo:margin-left="0.3938in" table:align="left"/>
    </style:style>
    <style:style style:name="Table24.A" style:family="table-column">
      <style:table-column-properties style:column-width="0.5021in"/>
    </style:style>
    <style:style style:name="Table24.B" style:family="table-column">
      <style:table-column-properties style:column-width="0.4236in"/>
    </style:style>
    <style:style style:name="Table24.C" style:family="table-column">
      <style:table-column-properties style:column-width="4.3764in"/>
    </style:style>
    <style:style style:name="Table24.A1" style:family="table-cell">
      <style:table-cell-properties style:vertical-align="middle" fo:padding="0.0194in" fo:border="none"/>
    </style:style>
    <style:style style:name="Table44" style:family="table">
      <style:table-properties style:width="5.3021in" fo:margin-left="0.3938in" table:align="left"/>
    </style:style>
    <style:style style:name="Table44.A" style:family="table-column">
      <style:table-column-properties style:column-width="0.5021in"/>
    </style:style>
    <style:style style:name="Table44.B" style:family="table-column">
      <style:table-column-properties style:column-width="0.4236in"/>
    </style:style>
    <style:style style:name="Table44.C" style:family="table-column">
      <style:table-column-properties style:column-width="4.3764in"/>
    </style:style>
    <style:style style:name="Table44.A1" style:family="table-cell">
      <style:table-cell-properties style:vertical-align="middle" fo:padding="0.0194in" fo:border="none"/>
    </style:style>
    <style:style style:name="Table45" style:family="table">
      <style:table-properties style:width="5.3625in" fo:margin-left="0.3938in" table:align="left"/>
    </style:style>
    <style:style style:name="Table45.A" style:family="table-column">
      <style:table-column-properties style:column-width="0.5021in"/>
    </style:style>
    <style:style style:name="Table45.B" style:family="table-column">
      <style:table-column-properties style:column-width="0.4236in"/>
    </style:style>
    <style:style style:name="Table45.C" style:family="table-column">
      <style:table-column-properties style:column-width="4.4368in"/>
    </style:style>
    <style:style style:name="Table45.A1" style:family="table-cell">
      <style:table-cell-properties style:vertical-align="middle" fo:padding="0.0194in" fo:border="none"/>
    </style:style>
    <style:style style:name="Table46" style:family="table">
      <style:table-properties style:width="3.4278in" fo:margin-left="0.3938in" table:align="left"/>
    </style:style>
    <style:style style:name="Table46.A" style:family="table-column">
      <style:table-column-properties style:column-width="0.5021in"/>
    </style:style>
    <style:style style:name="Table46.B" style:family="table-column">
      <style:table-column-properties style:column-width="0.4236in"/>
    </style:style>
    <style:style style:name="Table46.C" style:family="table-column">
      <style:table-column-properties style:column-width="2.5021in"/>
    </style:style>
    <style:style style:name="Table46.A1" style:family="table-cell">
      <style:table-cell-properties style:vertical-align="middle" fo:padding="0.0194in" fo:border="none"/>
    </style:style>
    <style:style style:name="Table47" style:family="table">
      <style:table-properties style:width="5.3021in" fo:margin-left="0.3938in" table:align="left"/>
    </style:style>
    <style:style style:name="Table47.A" style:family="table-column">
      <style:table-column-properties style:column-width="0.5021in"/>
    </style:style>
    <style:style style:name="Table47.B" style:family="table-column">
      <style:table-column-properties style:column-width="0.4236in"/>
    </style:style>
    <style:style style:name="Table47.C" style:family="table-column">
      <style:table-column-properties style:column-width="4.3764in"/>
    </style:style>
    <style:style style:name="Table47.A1" style:family="table-cell">
      <style:table-cell-properties style:vertical-align="middle" fo:padding="0.0194in" fo:border="none"/>
    </style:style>
    <style:style style:name="Table48" style:family="table">
      <style:table-properties style:width="5.3882in" fo:margin-left="0.3938in" table:align="left"/>
    </style:style>
    <style:style style:name="Table48.A" style:family="table-column">
      <style:table-column-properties style:column-width="0.5882in"/>
    </style:style>
    <style:style style:name="Table48.B" style:family="table-column">
      <style:table-column-properties style:column-width="0.4236in"/>
    </style:style>
    <style:style style:name="Table48.C" style:family="table-column">
      <style:table-column-properties style:column-width="4.3764in"/>
    </style:style>
    <style:style style:name="Table48.A1" style:family="table-cell">
      <style:table-cell-properties style:vertical-align="middle" fo:padding="0.0194in" fo:border="none"/>
    </style:style>
    <style:style style:name="Table49" style:family="table">
      <style:table-properties style:width="4.3396in" fo:margin-left="0.3938in" table:align="left"/>
    </style:style>
    <style:style style:name="Table49.A" style:family="table-column">
      <style:table-column-properties style:column-width="0.5021in"/>
    </style:style>
    <style:style style:name="Table49.B" style:family="table-column">
      <style:table-column-properties style:column-width="0.4236in"/>
    </style:style>
    <style:style style:name="Table49.C" style:family="table-column">
      <style:table-column-properties style:column-width="3.4139in"/>
    </style:style>
    <style:style style:name="Table49.A1" style:family="table-cell">
      <style:table-cell-properties style:vertical-align="middle" fo:padding="0.0194in" fo:border="none"/>
    </style:style>
    <style:style style:name="Table50" style:family="table">
      <style:table-properties style:width="5.3021in" fo:margin-left="0.3938in" table:align="left"/>
    </style:style>
    <style:style style:name="Table50.A" style:family="table-column">
      <style:table-column-properties style:column-width="0.5021in"/>
    </style:style>
    <style:style style:name="Table50.B" style:family="table-column">
      <style:table-column-properties style:column-width="0.4236in"/>
    </style:style>
    <style:style style:name="Table50.C" style:family="table-column">
      <style:table-column-properties style:column-width="4.3764in"/>
    </style:style>
    <style:style style:name="Table50.A1" style:family="table-cell">
      <style:table-cell-properties style:vertical-align="middle" fo:padding="0.0194in" fo:border="none"/>
    </style:style>
    <style:style style:name="Table51" style:family="table">
      <style:table-properties style:width="5.3021in" fo:margin-left="0.3938in" table:align="left"/>
    </style:style>
    <style:style style:name="Table51.A" style:family="table-column">
      <style:table-column-properties style:column-width="0.5021in"/>
    </style:style>
    <style:style style:name="Table51.B" style:family="table-column">
      <style:table-column-properties style:column-width="0.4236in"/>
    </style:style>
    <style:style style:name="Table51.C" style:family="table-column">
      <style:table-column-properties style:column-width="4.3764in"/>
    </style:style>
    <style:style style:name="Table51.A1" style:family="table-cell">
      <style:table-cell-properties style:vertical-align="middle" fo:padding="0.0194in" fo:border="none"/>
    </style:style>
    <style:style style:name="Table52" style:family="table">
      <style:table-properties style:width="5.3021in" fo:margin-left="0.3938in" table:align="left"/>
    </style:style>
    <style:style style:name="Table52.A" style:family="table-column">
      <style:table-column-properties style:column-width="0.5021in"/>
    </style:style>
    <style:style style:name="Table52.B" style:family="table-column">
      <style:table-column-properties style:column-width="0.4236in"/>
    </style:style>
    <style:style style:name="Table52.C" style:family="table-column">
      <style:table-column-properties style:column-width="4.3764in"/>
    </style:style>
    <style:style style:name="Table52.A1" style:family="table-cell">
      <style:table-cell-properties style:vertical-align="middle" fo:padding="0.0194in" fo:border="none"/>
    </style:style>
    <style:style style:name="Table53" style:family="table">
      <style:table-properties style:width="5.3021in" fo:margin-left="0.3938in" table:align="left"/>
    </style:style>
    <style:style style:name="Table53.A" style:family="table-column">
      <style:table-column-properties style:column-width="0.5021in"/>
    </style:style>
    <style:style style:name="Table53.B" style:family="table-column">
      <style:table-column-properties style:column-width="0.4236in"/>
    </style:style>
    <style:style style:name="Table53.C" style:family="table-column">
      <style:table-column-properties style:column-width="4.3764in"/>
    </style:style>
    <style:style style:name="Table53.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3" style:family="paragraph" style:parent-style-name="Text_20_body">
      <style:paragraph-properties fo:margin-left="0in" fo:margin-right="0in" fo:margin-top="0in" fo:margin-bottom="0in" fo:text-indent="0in" style:auto-text-indent="false"/>
      <style:text-properties style:font-name="Courier New1"/>
    </style:style>
    <style:style style:name="P4" style:family="paragraph" style:parent-style-name="Standard">
      <style:paragraph-properties fo:margin-left="0in" fo:margin-right="0in" fo:margin-top="0in" fo:margin-bottom="0in" fo:text-indent="0in" style:auto-text-indent="false"/>
    </style:style>
    <style:style style:name="P5" style:family="paragraph" style:parent-style-name="Body">
      <style:paragraph-properties fo:margin-left="0in" fo:margin-right="0in" fo:margin-top="0in" fo:margin-bottom="0in" fo:text-indent="0in" style:auto-text-indent="false"/>
    </style:style>
    <style:style style:name="P6" style:family="paragraph" style:parent-style-name="Text_20_body">
      <style:text-properties fo:color="#000000" fo:background-color="transparent"/>
    </style:style>
    <style:style style:name="P7" style:family="paragraph" style:parent-style-name="Standard">
      <style:paragraph-properties fo:margin-top="0.111in" fo:margin-bottom="0in"/>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1" style:family="paragraph" style:parent-style-name="Text_20_body">
      <style:paragraph-properties fo:margin-left="0in" fo:margin-right="0in" fo:margin-top="0in" fo:margin-bottom="0in" fo:text-indent="0in" style:auto-text-indent="false"/>
      <style:text-properties style:font-name="Courier New1"/>
    </style:style>
    <style:style style:name="P12" style:family="paragraph" style:parent-style-name="Text_20_body">
      <style:paragraph-properties fo:margin-left="0in" fo:margin-right="0in" fo:margin-top="0in" fo:margin-bottom="0in" fo:text-indent="0in" style:auto-text-indent="false"/>
      <style:text-properties style:font-name="Courier New1" fo:font-weight="normal" style:font-weight-asian="normal" style:font-weight-complex="normal"/>
    </style:style>
    <style:style style:name="P13" style:family="paragraph" style:parent-style-name="Text_20_body">
      <style:paragraph-properties fo:margin-left="0in" fo:margin-right="0in" fo:margin-top="0in" fo:margin-bottom="0in" fo:text-indent="0in" style:auto-text-indent="false"/>
      <style:text-properties style:font-name="Courier New1" fo:font-weight="bold" style:font-weight-asian="bold" style:font-weight-complex="bold"/>
    </style:style>
    <style:style style:name="P14" style:family="paragraph" style:parent-style-name="Text_20_body">
      <style:paragraph-properties fo:margin-left="0in" fo:margin-right="0in" fo:margin-top="0in" fo:margin-bottom="0in" fo:text-indent="0in" style:auto-text-indent="false"/>
      <style:text-properties style:font-name="Arial"/>
    </style:style>
    <style:style style:name="P15" style:family="paragraph" style:parent-style-name="Text_20_body">
      <style:paragraph-properties fo:margin-left="0in" fo:margin-right="0in" fo:margin-top="0in" fo:margin-bottom="0in" fo:text-indent="0in" style:auto-text-indent="false"/>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 style:family="paragraph" style:parent-style-name="Text_20_body">
      <style:paragraph-properties fo:margin-left="0in" fo:margin-right="0in" fo:margin-top="0in" fo:margin-bottom="0in" fo:text-indent="0in" style:auto-text-indent="false"/>
      <style:text-properties fo:color="#000000" fo:font-style="normal" style:font-style-asian="normal" style:font-style-complex="normal"/>
    </style:style>
    <style:style style:name="P17"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19" style:family="paragraph" style:parent-style-name="Standard">
      <style:paragraph-properties fo:margin-left="0in" fo:margin-right="0in" fo:margin-top="0in" fo:margin-bottom="0in" fo:text-indent="0in" style:auto-text-indent="false"/>
    </style:style>
    <style:style style:name="P20" style:family="paragraph" style:parent-style-name="Standard">
      <style:paragraph-properties fo:margin-left="0in" fo:margin-right="0in" fo:margin-top="0in" fo:margin-bottom="0in" fo:text-indent="0in" style:auto-text-indent="false"/>
      <style:text-properties style:font-name="Courier New1"/>
    </style:style>
    <style:style style:name="P21" style:family="paragraph" style:parent-style-name="Body">
      <style:paragraph-properties fo:margin-left="0in" fo:margin-right="0in" fo:margin-top="0in" fo:margin-bottom="0in" fo:text-indent="0in" style:auto-text-indent="false"/>
    </style:style>
    <style:style style:name="P22" style:family="paragraph" style:parent-style-name="Body">
      <style:paragraph-properties fo:margin-left="0in" fo:margin-right="0in" fo:margin-top="0in" fo:margin-bottom="0in" fo:text-indent="0in" style:auto-text-indent="false"/>
      <style:text-properties style:font-name="Arial"/>
    </style:style>
    <style:style style:name="P23" style:family="paragraph" style:parent-style-name="Body">
      <style:paragraph-properties fo:margin-left="0in" fo:margin-right="0in" fo:margin-top="0in" fo:margin-bottom="0in" fo:text-indent="0in" style:auto-text-indent="false"/>
      <style:text-properties style:font-name="Arial" fo:font-weight="normal" style:font-weight-asian="normal" style:font-weight-complex="normal"/>
    </style:style>
    <style:style style:name="P24" style:family="paragraph" style:parent-style-name="Standard">
      <style:paragraph-properties fo:margin-left="0in" fo:margin-right="0in" fo:margin-top="0in" fo:margin-bottom="0in" fo:text-indent="0in" style:auto-text-indent="false" fo:break-before="page"/>
    </style:style>
    <style:style style:name="P25" style:family="paragraph" style:parent-style-name="Body">
      <style:paragraph-properties fo:margin-left="0in" fo:margin-right="0in" fo:text-indent="0in" style:auto-text-indent="false"/>
    </style:style>
    <style:style style:name="P26" style:family="paragraph" style:parent-style-name="Text_20_body">
      <style:text-properties fo:color="#000000" fo:font-style="normal" style:font-name-asian="ArialMT" style:font-style-asian="normal" style:font-name-complex="ArialMT" style:font-style-complex="normal"/>
    </style:style>
    <style:style style:name="P27" style:family="paragraph" style:parent-style-name="Text_20_body">
      <style:text-properties fo:color="#ff0000" fo:font-style="italic" style:font-style-asian="italic"/>
    </style:style>
    <style:style style:name="P28" style:family="paragraph" style:parent-style-name="Body">
      <style:text-properties fo:language="en" fo:country="GB"/>
    </style:style>
    <style:style style:name="P29" style:family="paragraph" style:parent-style-name="Body">
      <style:paragraph-properties fo:text-align="center" style:justify-single-word="false"/>
      <style:text-properties fo:color="#ff0000" fo:font-style="italic" style:font-style-asian="italic"/>
    </style:style>
    <style:style style:name="P30" style:family="paragraph" style:parent-style-name="Body">
      <style:text-properties style:font-name="Courier New1" fo:font-weight="bold" style:font-weight-asian="bold" style:font-weight-complex="bold"/>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fo:color="#000000"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Abstract">
      <style:text-properties fo:font-size="16pt" fo:font-weight="bold" style:font-size-asian="16pt" style:font-weight-asian="bold"/>
    </style:style>
    <style:style style:name="P36" style:family="paragraph" style:parent-style-name="Abstract">
      <style:text-properties fo:language="en" fo:country="US"/>
    </style:style>
    <style:style style:name="P37"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38" style:family="paragraph" style:parent-style-name="Body">
      <style:paragraph-properties fo:margin-left="0.472in" fo:margin-right="0in" fo:text-indent="0in" style:auto-text-indent="false"/>
    </style:style>
    <style:style style:name="P39" style:family="paragraph" style:parent-style-name="Heading_20_2">
      <style:text-properties fo:language="en" fo:country="US" style:language-complex="ar" style:country-complex="SA"/>
    </style:style>
    <style:style style:name="P40" style:family="paragraph" style:parent-style-name="Heading_20_2">
      <style:paragraph-properties fo:margin-left="0in" fo:margin-right="0in" fo:margin-top="0in" fo:margin-bottom="0in" fo:text-indent="0in" style:auto-text-indent="false"/>
      <style:text-properties style:font-name="Arial"/>
    </style:style>
    <style:style style:name="P41" style:family="paragraph" style:parent-style-name="Heading_20_2">
      <style:paragraph-properties fo:margin-left="0in" fo:margin-right="0in" fo:margin-top="0in" fo:margin-bottom="0in" fo:text-indent="0in" style:auto-text-indent="false"/>
      <style:text-properties style:font-name="Arial" fo:font-weight="normal" style:font-weight-asian="normal" style:font-weight-complex="normal"/>
    </style:style>
    <style:style style:name="P42" style:family="paragraph" style:parent-style-name="Heading_20_1">
      <style:paragraph-properties fo:break-before="page"/>
    </style:style>
    <style:style style:name="P43" style:family="paragraph" style:parent-style-name="Text_20_body">
      <style:text-properties fo:color="#000000" fo:background-color="transparent"/>
    </style:style>
    <style:style style:name="P44" style:family="paragraph" style:parent-style-name="Text_20_body" style:list-style-name="L1"/>
    <style:style style:name="P45" style:family="paragraph" style:parent-style-name="Text_20_body" style:list-style-name="L1">
      <style:text-properties fo:font-style="normal" style:font-style-asian="normal" style:font-style-complex="normal"/>
    </style:style>
    <style:style style:name="P46" style:family="paragraph" style:parent-style-name="Text_20_body" style:list-style-name="L1">
      <style:text-properties style:font-name-asian="ArialMT" style:font-name-complex="ArialMT"/>
    </style:style>
    <style:style style:name="P47" style:family="paragraph" style:parent-style-name="Text_20_body" style:list-style-name="L2">
      <style:paragraph-properties fo:margin-top="0in" fo:margin-bottom="0in"/>
    </style:style>
    <style:style style:name="P48" style:family="paragraph" style:parent-style-name="Text_20_body" style:master-page-name="Standard">
      <style:paragraph-properties fo:margin-left="0in" fo:margin-right="0in" fo:margin-top="0in" fo:margin-bottom="0in" fo:text-indent="0in" style:auto-text-indent="false" style:page-number="auto"/>
    </style:style>
    <style:style style:name="P49" style:family="paragraph" style:parent-style-name="Text_20_body">
      <style:paragraph-properties fo:margin-left="0in" fo:margin-right="0in" fo:margin-top="0in" fo:margin-bottom="0in" fo:text-indent="0in" style:auto-text-indent="false"/>
    </style:style>
    <style:style style:name="P50" style:family="paragraph" style:parent-style-name="Text_20_body">
      <style:paragraph-properties fo:margin-left="0in" fo:margin-right="0in" fo:margin-top="0in" fo:margin-bottom="0in" fo:text-indent="0in" style:auto-text-indent="false"/>
      <style:text-properties style:font-name="Courier New1"/>
    </style:style>
    <style:style style:name="P51"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52" style:family="paragraph" style:parent-style-name="Heading_20_3">
      <style:paragraph-properties fo:margin-left="0in" fo:margin-right="0in" fo:margin-top="0in" fo:margin-bottom="0in" fo:text-indent="0in" style:auto-text-indent="false"/>
    </style:style>
    <style:style style:name="P53" style:family="paragraph" style:parent-style-name="Heading_20_3">
      <style:paragraph-properties fo:margin-left="0in" fo:margin-right="0in" fo:margin-top="0in" fo:margin-bottom="0in" fo:text-indent="0in" style:auto-text-indent="false"/>
      <style:text-properties style:font-name="Arial" fo:font-weight="normal" style:font-weight-asian="normal" style:font-weight-complex="normal"/>
    </style:style>
    <style:style style:name="P54" style:family="paragraph" style:parent-style-name="Table_20_Contents">
      <style:text-properties fo:font-size="2pt" style:font-size-asian="2pt" style:font-size-complex="2pt"/>
    </style:style>
    <style:style style:name="P55" style:family="paragraph" style:parent-style-name="List_20_Heading">
      <style:paragraph-properties fo:margin-left="0.3937in" fo:margin-right="0in" fo:text-indent="0in" style:auto-text-indent="false"/>
    </style:style>
    <style:style style:name="P56" style:family="paragraph" style:parent-style-name="List_20_Heading">
      <style:paragraph-properties fo:margin-left="0in" fo:margin-right="0in" fo:text-indent="0in" style:auto-text-indent="false"/>
    </style:style>
    <style:style style:name="P57" style:family="paragraph" style:parent-style-name="List_20_Contents">
      <style:paragraph-properties fo:margin-top="0in" fo:margin-bottom="0.1965in"/>
    </style:style>
    <style:style style:name="P58" style:family="paragraph" style:parent-style-name="Class_20_Heading" style:list-style-name="" style:master-page-name="Standard">
      <style:paragraph-properties style:page-number="auto" fo:break-before="page" fo:padding-left="0.028in" fo:padding-right="0.028in" fo:padding-top="0.0138in" fo:padding-bottom="0.0138in" fo:border="0.0008in solid #000000" style:writing-mode="lr-tb"/>
      <style:text-properties fo:color="#000000"/>
    </style:style>
    <style:style style:name="P59" style:family="paragraph" style:parent-style-name="Detail_20_Heading" style:list-style-name="">
      <style:text-properties fo:color="#000000" style:font-name="Arial1"/>
    </style:style>
    <style:style style:name="P60" style:family="paragraph" style:parent-style-name="Detail_20_Heading" style:list-style-name="">
      <style:paragraph-properties fo:padding="0.0138in" fo:border="0.0008in solid #666666" style:writing-mode="lr-tb"/>
      <style:text-properties fo:color="#000000"/>
    </style:style>
    <style:style style:name="P61" style:family="paragraph" style:parent-style-name="Item_20_Heading" style:list-style-name="">
      <style:paragraph-properties fo:margin-top="0.1693in" fo:margin-bottom="0.161in" style:writing-mode="lr-tb"/>
      <style:text-properties fo:color="#000000"/>
    </style:style>
    <style:style style:name="P62" style:family="paragraph" style:parent-style-name="Item_20_Heading" style:list-style-name="">
      <style:paragraph-properties style:writing-mode="lr-tb"/>
      <style:text-properties fo:color="#000000"/>
    </style:style>
    <style:style style:name="P6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64" style:family="paragraph" style:parent-style-name="Document_20_Title" style:master-page-name="First_20_Page">
      <style:paragraph-properties fo:text-align="center" style:justify-single-word="false" style:page-number="auto"/>
    </style:style>
    <style:style style:name="P65" style:family="paragraph" style:parent-style-name="Definition_20_Term" style:list-style-name="WW8Num3"/>
    <style:style style:name="P66" style:family="paragraph" style:parent-style-name="Body">
      <style:paragraph-properties fo:margin-left="0in" fo:margin-right="0in" fo:margin-top="0in" fo:margin-bottom="0in" fo:text-indent="0in" style:auto-text-indent="false"/>
    </style:style>
    <style:style style:name="P67" style:family="paragraph" style:parent-style-name="Body">
      <style:paragraph-properties fo:margin-left="0in" fo:margin-right="0in" fo:margin-top="0in" fo:margin-bottom="0in" fo:text-indent="0in" style:auto-text-indent="false"/>
      <style:text-properties style:font-name="Arial" fo:font-weight="normal" style:font-weight-asian="normal" style:font-weight-complex="normal"/>
    </style:style>
    <style:style style:name="P6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9" style:family="paragraph" style:parent-style-name="Body">
      <style:text-properties fo:language="en" fo:country="US" style:language-complex="ar" style:country-complex="SA"/>
    </style:style>
    <style:style style:name="P7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7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72" style:family="paragraph" style:parent-style-name="Heading_20_4">
      <style:paragraph-properties fo:margin-left="0in" fo:margin-right="0in" fo:text-indent="0in" style:auto-text-indent="false"/>
    </style:style>
    <style:style style:name="P73" style:family="paragraph" style:parent-style-name="Heading_20_5">
      <style:paragraph-properties fo:margin-left="0.3937in" fo:margin-right="0in" fo:text-indent="0in" style:auto-text-indent="false"/>
    </style:style>
    <style:style style:name="P74" style:family="paragraph" style:parent-style-name="Default_20_Style" style:list-style-name=""/>
    <style:style style:name="P75" style:family="paragraph" style:parent-style-name="Default_20_Style" style:list-style-name="">
      <style:paragraph-properties fo:keep-together="always"/>
    </style:style>
    <style:style style:name="P76" style:family="paragraph" style:parent-style-name="Default_20_Style" style:list-style-name="">
      <style:paragraph-properties fo:line-height="0.0008in" fo:keep-together="always"/>
      <style:text-properties style:font-name="Arial1"/>
    </style:style>
    <style:style style:name="P77" style:family="paragraph" style:parent-style-name="Default_20_Style" style:list-style-name="">
      <style:paragraph-properties fo:margin-top="0.0236in" fo:margin-bottom="0.0236in"/>
      <style:text-properties fo:color="#000000" style:font-name="Arial1" fo:font-size="10pt" fo:font-style="italic" style:font-style-asian="italic" style:font-style-complex="italic"/>
    </style:style>
    <style:style style:name="P78" style:family="paragraph" style:parent-style-name="Default_20_Style" style:list-style-name="">
      <style:paragraph-properties fo:margin-top="0.0236in" fo:margin-bottom="0.0236in" fo:text-align="end" style:justify-single-word="false"/>
      <style:text-properties fo:color="#000000" style:font-name="Arial1" fo:font-size="10pt" fo:font-style="italic" style:font-style-asian="italic" style:font-style-complex="italic"/>
    </style:style>
    <style:style style:name="P79" style:family="paragraph" style:parent-style-name="Default_20_Style" style:list-style-name="" style:master-page-name="Default_20_Style">
      <style:paragraph-properties style:page-number="auto"/>
      <style:text-properties fo:color="#000000" style:font-name="Arial1"/>
    </style:style>
    <style:style style:name="P80" style:family="paragraph" style:parent-style-name="Default_20_Style" style:list-style-name="">
      <style:paragraph-properties fo:margin-left="0.5in" fo:margin-right="0in" fo:text-indent="0in" style:auto-text-indent="false"/>
      <style:text-properties fo:color="#000000" style:font-name="Arial1" fo:font-size="10pt"/>
    </style:style>
    <style:style style:name="P81" style:family="paragraph" style:parent-style-name="Default_20_Style" style:list-style-name="">
      <style:paragraph-properties fo:margin-left="1in" fo:margin-right="0in" fo:text-indent="0in" style:auto-text-indent="false"/>
    </style:style>
    <style:style style:name="P82" style:family="paragraph" style:parent-style-name="Default_20_Style" style:list-style-name="">
      <style:paragraph-properties fo:line-height="0.0008in" fo:padding="0in" fo:border-left="none" fo:border-right="none" fo:border-top="0.0138in solid #808080" fo:border-bottom="none"/>
      <style:text-properties style:font-name="Arial1"/>
    </style:style>
    <style:style style:name="P83" style:family="paragraph" style:parent-style-name="Default_20_Style" style:list-style-name="">
      <style:paragraph-properties fo:line-height="0.0008in" fo:padding="0in" fo:border-left="none" fo:border-right="none" fo:border-top="0.0138in solid #808080" fo:border-bottom="none"/>
      <style:text-properties fo:color="#000000" style:font-name="Arial1"/>
    </style:style>
    <style:style style:name="P84" style:family="paragraph" style:parent-style-name="Default_20_Style" style:list-style-name="">
      <style:paragraph-properties fo:padding-left="0in" fo:padding-right="0in" fo:padding-top="0.028in" fo:padding-bottom="0in" fo:border-left="none" fo:border-right="none" fo:border-top="0.0008in solid #808080" fo:border-bottom="none"/>
    </style:style>
    <style:style style:name="P85" style:family="paragraph" style:parent-style-name="Standard">
      <style:text-properties style:font-name="Arial" fo:font-size="9pt" fo:language="en" fo:country="US" style:font-size-asian="9pt" style:font-size-complex="9pt" style:language-complex="ar" style:country-complex="SA"/>
    </style:style>
    <style:style style:name="P86" style:family="paragraph" style:parent-style-name="Standard">
      <style:text-properties style:font-name="Arial" fo:language="en" fo:country="US" style:language-complex="ar" style:country-complex="SA"/>
    </style:style>
    <style:style style:name="P87" style:family="paragraph" style:parent-style-name="Standard">
      <style:paragraph-properties fo:margin-left="0in" fo:margin-right="0in" fo:margin-top="0in" fo:margin-bottom="0in" fo:text-indent="0in" style:auto-text-indent="false"/>
    </style:style>
    <style:style style:name="P88" style:family="paragraph" style:parent-style-name="Standard" style:list-style-name="">
      <style:paragraph-properties fo:keep-with-next="always" style:writing-mode="lr-tb"/>
    </style:style>
    <style:style style:name="P8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writing-mode="lr-tb"/>
      <style:text-properties style:use-window-font-color="true"/>
    </style:style>
    <style:style style:name="P90" style:family="paragraph" style:parent-style-name="Standard" style:list-style-name="">
      <style:paragraph-properties fo:margin-top="0.1736in" fo:margin-bottom="0in" fo:keep-together="always" style:writing-mode="lr-tb"/>
    </style:style>
    <style:style style:name="P91" style:family="paragraph" style:parent-style-name="Standard" style:list-style-name="">
      <style:paragraph-properties fo:margin-top="0.1929in" fo:margin-bottom="0.1846in" fo:line-height="0.0008in" fo:padding="0in" fo:border-left="none" fo:border-right="none" fo:border-top="0.0138in solid #808080" fo:border-bottom="none" style:writing-mode="lr-tb"/>
      <style:text-properties style:use-window-font-color="true"/>
    </style:style>
    <style:style style:name="P92" style:family="paragraph" style:parent-style-name="Standard" style:list-style-name="">
      <style:paragraph-properties fo:margin-top="0.0319in" fo:margin-bottom="0.0319in" fo:keep-with-next="always" style:writing-mode="lr-tb"/>
    </style:style>
    <style:style style:name="P93" style:family="paragraph" style:parent-style-name="Standard" style:list-style-name="">
      <style:paragraph-properties fo:margin-top="0.0319in" fo:margin-bottom="0.0319in" fo:line-height="115%" fo:text-align="center" style:justify-single-word="false" fo:keep-with-next="always" style:text-autospace="ideograph-alpha" style:writing-mode="lr-tb"/>
    </style:style>
    <style:style style:name="P94" style:family="paragraph" style:parent-style-name="Standard" style:list-style-name="">
      <style:paragraph-properties fo:margin-top="0.0319in" fo:margin-bottom="0.0319in" fo:text-align="end" style:justify-single-word="false" style:writing-mode="lr-tb"/>
    </style:style>
    <style:style style:name="P95" style:family="paragraph" style:parent-style-name="Standard" style:list-style-name="">
      <style:paragraph-properties fo:margin-top="0.0319in" fo:margin-bottom="0.0319in" style:writing-mode="lr-tb"/>
    </style:style>
    <style:style style:name="P96" style:family="paragraph" style:parent-style-name="Standard" style:list-style-name="">
      <style:paragraph-properties fo:margin-top="0.0319in" fo:margin-bottom="0.0319in" fo:line-height="115%" fo:text-align="center" style:justify-single-word="false" style:text-autospace="ideograph-alpha" style:writing-mode="lr-tb"/>
    </style:style>
    <style:style style:name="P97" style:family="paragraph" style:parent-style-name="Standard" style:list-style-name="">
      <style:paragraph-properties fo:margin-top="0in" fo:margin-bottom="0.1945in" fo:keep-together="always" style:writing-mode="lr-tb"/>
    </style:style>
    <style:style style:name="P98" style:family="paragraph" style:parent-style-name="Standard" style:list-style-name="">
      <style:paragraph-properties fo:margin-top="0.0571in" fo:margin-bottom="0in" fo:line-height="0.0008in" fo:padding="0in" fo:border-left="none" fo:border-right="none" fo:border-top="0.0138in solid #808080" fo:border-bottom="none" style:writing-mode="lr-tb"/>
      <style:text-properties style:use-window-font-color="true"/>
    </style:style>
    <style:style style:name="T1" style:family="text">
      <style:text-properties style:font-name="Arial" fo:font-weight="normal" style:font-weight-asian="normal" style:font-weight-complex="normal"/>
    </style:style>
    <style:style style:name="T2" style:family="text">
      <style:text-properties fo:background-color="#ff0000"/>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8" style:family="text">
      <style:text-properties fo:background-color="#ff0000"/>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style="italic" style:font-style-asian="italic" style:font-style-complex="italic"/>
    </style:style>
    <style:style style:name="T16" style:family="text">
      <style:text-properties style:font-name="Courier New1" fo:font-weight="normal" style:font-weight-asian="normal" style:font-weight-complex="normal"/>
    </style:style>
    <style:style style:name="T17" style:family="text">
      <style:text-properties fo:font-size="14pt" fo:font-weight="normal" style:font-size-asian="14pt" style:font-weight-asian="normal"/>
    </style:style>
    <style:style style:name="T18" style:family="text">
      <style:text-properties style:font-name="Courier New"/>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000000" style:font-name-asian="ArialMT" style:font-name-complex="ArialMT"/>
    </style:style>
    <style:style style:name="T22" style:family="text">
      <style:text-properties fo:color="#000000" style:font-name="Courier New2" fo:font-size="9pt" fo:language="en" fo:country="US" fo:font-weight="normal" style:font-size-asian="9pt" style:font-weight-asian="normal"/>
    </style:style>
    <style:style style:name="T23"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81"/>
    </style:style>
    <style:style style:name="T25" style:family="text">
      <style:text-properties style:font-name-asian="ArialMT" style:font-name-complex="ArialMT"/>
    </style:style>
    <style:style style:name="T26" style:family="text">
      <style:text-properties style:font-name-asian="OpenSymbol" style:font-name-complex="OpenSymbol"/>
    </style:style>
    <style:style style:name="T27" style:family="text">
      <style:text-properties style:font-style-complex="italic"/>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2" style:family="text">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3" style:family="text">
      <style:text-properties style:font-name="Helvetica" fo:font-size="10pt" fo:language="en" fo:country="US" style:font-size-asian="10pt" style:font-size-complex="10pt" style:language-complex="ar" style:country-complex="SA"/>
    </style:style>
    <style:style style:name="T34" style:family="text">
      <style:text-properties fo:color="#000080" style:font-name="Arial1" fo:font-size="9pt" fo:language="en" fo:country="US" style:text-underline-style="solid" style:text-underline-width="auto" style:text-underline-color="font-color" style:language-asian="zxx" style:country-asian="none" style:language-complex="zxx" style:country-complex="none"/>
    </style:style>
    <style:style style:name="T3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6" style:family="text">
      <style:text-properties fo:color="#0000ff" style:font-name="Courier New1" fo:font-size="9pt" style:text-underline-style="solid" style:text-underline-width="auto" style:text-underline-color="font-color" fo:font-weight="bold" style:font-size-asian="9pt" style:font-weight-asian="bold" style:font-name-complex="Courier New1" style:font-size-complex="9pt" style:font-weight-complex="bold"/>
    </style:style>
    <style:style style:name="T37" style:family="text">
      <style:text-properties fo:font-size="9pt" fo:font-style="italic" style:font-size-asian="9pt" style:font-style-asian="italic" style:font-size-complex="9pt" style:font-style-complex="italic"/>
    </style:style>
    <style:style style:name="T38" style:family="text">
      <style:text-properties fo:language="en" fo:country="U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05148528" text:id="ct205148528">
          <text:insertion>
            <office:change-info>
              <dc:creator>BJ Hargrave</dc:creator>
              <dc:date>2013-07-25T09:19:00</dc:date>
            </office:change-info>
          </text:insertion>
        </text:changed-region>
        <text:changed-region xml:id="ct463829280" text:id="ct463829280">
          <text:insertion>
            <office:change-info>
              <dc:creator>Unknown Author</dc:creator>
              <dc:date>2013-02-25T23:56:00</dc:date>
            </office:change-info>
          </text:insertion>
        </text:changed-region>
        <text:changed-region xml:id="ct525837168" text:id="ct525837168">
          <text:insertion>
            <office:change-info>
              <dc:creator>Unknown Author</dc:creator>
              <dc:date>2013-02-25T23:56:00</dc:date>
            </office:change-info>
          </text:insertion>
        </text:changed-region>
        <text:changed-region xml:id="ct463793856" text:id="ct463793856">
          <text:insertion>
            <office:change-info>
              <dc:creator>Unknown Author</dc:creator>
              <dc:date>2013-02-25T23:56:00</dc:date>
            </office:change-info>
          </text:insertion>
        </text:changed-region>
        <text:changed-region xml:id="ct602244640" text:id="ct602244640">
          <text:insertion>
            <office:change-info>
              <dc:creator>JR</dc:creator>
              <dc:date>2013-06-07T14:25:00</dc:date>
            </office:change-info>
          </text:insertion>
        </text:changed-region>
        <text:changed-region xml:id="ct463793952" text:id="ct463793952">
          <text:insertion>
            <office:change-info>
              <dc:creator>JR</dc:creator>
              <dc:date>2013-06-07T14:25:00</dc:date>
            </office:change-info>
          </text:insertion>
        </text:changed-region>
        <text:changed-region xml:id="ct525388736" text:id="ct525388736">
          <text:insertion>
            <office:change-info>
              <dc:creator>JR</dc:creator>
              <dc:date>2013-06-07T14:25:00</dc:date>
            </office:change-info>
          </text:insertion>
        </text:changed-region>
        <text:changed-region xml:id="ct340875376" text:id="ct340875376">
          <text:insertion>
            <office:change-info>
              <dc:creator>JR</dc:creator>
              <dc:date>2013-06-07T15:29:00</dc:date>
            </office:change-info>
          </text:insertion>
        </text:changed-region>
        <text:changed-region xml:id="ct463643920" text:id="ct463643920">
          <text:insertion>
            <office:change-info>
              <dc:creator>JR</dc:creator>
              <dc:date>2013-06-07T15:29:00</dc:date>
            </office:change-info>
          </text:insertion>
        </text:changed-region>
        <text:changed-region xml:id="ct341150304" text:id="ct341150304">
          <text:insertion>
            <office:change-info>
              <dc:creator>JR</dc:creator>
              <dc:date>2013-02-26T00:11:00</dc:date>
            </office:change-info>
          </text:insertion>
        </text:changed-region>
        <text:changed-region xml:id="ct569283696" text:id="ct569283696">
          <text:insertion>
            <office:change-info>
              <dc:creator>JR</dc:creator>
              <dc:date>2013-02-26T00:28:00</dc:date>
            </office:change-info>
          </text:insertion>
        </text:changed-region>
        <text:changed-region xml:id="ct463664592" text:id="ct463664592">
          <text:insertion>
            <office:change-info>
              <dc:creator>JR</dc:creator>
              <dc:date>2013-02-26T00:27:00</dc:date>
            </office:change-info>
          </text:insertion>
        </text:changed-region>
        <text:changed-region xml:id="ct464142144" text:id="ct464142144">
          <text:insertion>
            <office:change-info>
              <dc:creator>JR</dc:creator>
              <dc:date>2013-02-26T00:27:00</dc:date>
            </office:change-info>
          </text:insertion>
        </text:changed-region>
        <text:changed-region xml:id="ct204450624" text:id="ct204450624">
          <text:deletion>
            <office:change-info>
              <dc:creator>JR</dc:creator>
              <dc:date>2013-02-26T00:10:00</dc:date>
            </office:change-info>
            <text:p text:style-name="P1">MUST</text:p>
          </text:deletion>
        </text:changed-region>
        <text:changed-region xml:id="ct525591280" text:id="ct525591280">
          <text:insertion>
            <office:change-info>
              <dc:creator>JR</dc:creator>
              <dc:date>2013-02-26T00:10:00</dc:date>
            </office:change-info>
          </text:insertion>
        </text:changed-region>
        <text:changed-region xml:id="ct525551568" text:id="ct525551568">
          <text:insertion>
            <office:change-info>
              <dc:creator>JR</dc:creator>
              <dc:date>2013-02-26T00:10:00</dc:date>
            </office:change-info>
          </text:insertion>
        </text:changed-region>
        <text:changed-region xml:id="ct464211248" text:id="ct464211248">
          <text:insertion>
            <office:change-info>
              <dc:creator>JR</dc:creator>
              <dc:date>2013-02-26T00:11:00</dc:date>
            </office:change-info>
          </text:insertion>
        </text:changed-region>
        <text:changed-region xml:id="ct341560816" text:id="ct341560816">
          <text:deletion>
            <office:change-info>
              <dc:creator>JR</dc:creator>
              <dc:date>2013-02-26T00:11:00</dc:date>
            </office:change-info>
            <text:p text:style-name="P1">either</text:p>
          </text:deletion>
        </text:changed-region>
        <text:changed-region xml:id="ct341011024" text:id="ct341011024">
          <text:insertion>
            <office:change-info>
              <dc:creator>JR</dc:creator>
              <dc:date>2013-02-26T00:28:00</dc:date>
            </office:change-info>
          </text:insertion>
        </text:changed-region>
        <text:changed-region xml:id="ct463828960" text:id="ct463828960">
          <text:insertion>
            <office:change-info>
              <dc:creator>JR</dc:creator>
              <dc:date>2013-02-26T00:29:00</dc:date>
            </office:change-info>
          </text:insertion>
        </text:changed-region>
        <text:changed-region xml:id="ct525591376" text:id="ct525591376">
          <text:insertion>
            <office:change-info>
              <dc:creator>JR</dc:creator>
              <dc:date>2013-02-26T00:27:00</dc:date>
            </office:change-info>
          </text:insertion>
        </text:changed-region>
        <text:changed-region xml:id="ct525647056" text:id="ct525647056">
          <text:insertion>
            <office:change-info>
              <dc:creator>JR</dc:creator>
              <dc:date>2013-02-26T00:27:00</dc:date>
            </office:change-info>
          </text:insertion>
        </text:changed-region>
        <text:changed-region xml:id="ct569196400" text:id="ct569196400">
          <text:insertion>
            <office:change-info>
              <dc:creator>JR</dc:creator>
              <dc:date>2013-02-26T00:23:00</dc:date>
            </office:change-info>
          </text:insertion>
        </text:changed-region>
        <text:changed-region xml:id="ct463684016" text:id="ct463684016">
          <text:insertion>
            <office:change-info>
              <dc:creator>JR</dc:creator>
              <dc:date>2013-02-26T00:24:00</dc:date>
            </office:change-info>
          </text:insertion>
        </text:changed-region>
        <text:changed-region xml:id="ct464059344" text:id="ct464059344">
          <text:insertion>
            <office:change-info>
              <dc:creator>JR</dc:creator>
              <dc:date>2013-06-11T14:33:00</dc:date>
            </office:change-info>
          </text:insertion>
        </text:changed-region>
        <text:changed-region xml:id="ct341209216" text:id="ct341209216">
          <text:insertion>
            <office:change-info>
              <dc:creator>JR</dc:creator>
              <dc:date>2013-02-26T00:24:00</dc:date>
            </office:change-info>
          </text:insertion>
        </text:changed-region>
        <text:changed-region xml:id="ct569233504" text:id="ct569233504">
          <text:insertion>
            <office:change-info>
              <dc:creator>JR</dc:creator>
              <dc:date>2013-02-26T00:24:00</dc:date>
            </office:change-info>
          </text:insertion>
        </text:changed-region>
        <text:changed-region xml:id="ct514417328" text:id="ct514417328">
          <text:insertion>
            <office:change-info>
              <dc:creator>JR</dc:creator>
              <dc:date>2013-02-26T00:25:00</dc:date>
            </office:change-info>
          </text:insertion>
        </text:changed-region>
        <text:changed-region xml:id="ct463637984" text:id="ct463637984">
          <text:deletion>
            <office:change-info>
              <dc:creator>JR</dc:creator>
              <dc:date>2013-02-26T00:24:00</dc:date>
            </office:change-info>
            <text:p text:style-name="P2"><text:s/></text:p>
          </text:deletion>
        </text:changed-region>
        <text:changed-region xml:id="ct464205568" text:id="ct464205568">
          <text:insertion>
            <office:change-info>
              <dc:creator>JR</dc:creator>
              <dc:date>2013-06-11T20:28:00</dc:date>
            </office:change-info>
          </text:insertion>
        </text:changed-region>
        <text:changed-region xml:id="ct340926032" text:id="ct340926032">
          <text:insertion>
            <office:change-info>
              <dc:creator>JR</dc:creator>
              <dc:date>2013-06-11T20:28:00</dc:date>
            </office:change-info>
          </text:insertion>
        </text:changed-region>
        <text:changed-region xml:id="ct463638512" text:id="ct463638512">
          <text:deletion>
            <office:change-info>
              <dc:creator>JR</dc:creator>
              <dc:date>2013-06-07T15:33:00</dc:date>
            </office:change-info>
            <text:p text:style-name="P3">l</text:p>
          </text:deletion>
        </text:changed-region>
        <text:changed-region xml:id="ct464170832" text:id="ct464170832">
          <text:insertion>
            <office:change-info>
              <dc:creator>JR</dc:creator>
              <dc:date>2013-06-07T15:33:00</dc:date>
            </office:change-info>
          </text:insertion>
        </text:changed-region>
        <text:changed-region xml:id="ct464170688" text:id="ct464170688">
          <text:insertion>
            <office:change-info>
              <dc:creator>JR</dc:creator>
              <dc:date>2013-06-11T20:28:00</dc:date>
            </office:change-info>
          </text:insertion>
        </text:changed-region>
        <text:changed-region xml:id="ct464208016" text:id="ct464208016">
          <text:deletion>
            <office:change-info>
              <dc:creator>JR</dc:creator>
              <dc:date>2013-06-07T15:33:00</dc:date>
            </office:change-info>
            <text:p text:style-name="P3">initstartlevel</text:p>
          </text:deletion>
        </text:changed-region>
        <text:changed-region xml:id="ct339763296" text:id="ct339763296">
          <text:insertion>
            <office:change-info>
              <dc:creator>JR</dc:creator>
              <dc:date>2013-06-07T15:33:00</dc:date>
            </office:change-info>
          </text:insertion>
        </text:changed-region>
        <text:changed-region xml:id="ct525630608" text:id="ct525630608">
          <text:insertion>
            <office:change-info>
              <dc:creator>JR</dc:creator>
              <dc:date>2013-06-07T15:32:00</dc:date>
            </office:change-info>
          </text:insertion>
        </text:changed-region>
        <text:changed-region xml:id="ct525630704" text:id="ct525630704">
          <text:deletion>
            <office:change-info>
              <dc:creator>JR</dc:creator>
              <dc:date>2013-06-07T15:32:00</dc:date>
            </office:change-info>
            <text:p text:style-name="P3">s</text:p>
          </text:deletion>
        </text:changed-region>
        <text:changed-region xml:id="ct464117936" text:id="ct464117936">
          <text:insertion>
            <office:change-info>
              <dc:creator>JR</dc:creator>
              <dc:date>2013-06-07T15:32:00</dc:date>
            </office:change-info>
          </text:insertion>
        </text:changed-region>
        <text:changed-region xml:id="ct602098480" text:id="ct602098480">
          <text:deletion>
            <office:change-info>
              <dc:creator>JR</dc:creator>
              <dc:date>2013-06-07T15:32:00</dc:date>
            </office:change-info>
            <text:p text:style-name="P3">l</text:p>
          </text:deletion>
        </text:changed-region>
        <text:changed-region xml:id="ct341780368" text:id="ct341780368">
          <text:insertion>
            <office:change-info>
              <dc:creator>JR</dc:creator>
              <dc:date>2013-06-07T15:33:00</dc:date>
            </office:change-info>
          </text:insertion>
        </text:changed-region>
        <text:changed-region xml:id="ct463913360" text:id="ct463913360">
          <text:deletion>
            <office:change-info>
              <dc:creator>JR</dc:creator>
              <dc:date>2013-06-07T15:33:00</dc:date>
            </office:change-info>
            <text:p text:style-name="P3">l</text:p>
          </text:deletion>
        </text:changed-region>
        <text:changed-region xml:id="ct339762544" text:id="ct339762544">
          <text:insertion>
            <office:change-info>
              <dc:creator>JR</dc:creator>
              <dc:date>2013-06-07T15:33:00</dc:date>
            </office:change-info>
          </text:insertion>
        </text:changed-region>
        <text:changed-region xml:id="ct339762640" text:id="ct339762640">
          <text:deletion>
            <office:change-info>
              <dc:creator>JR</dc:creator>
              <dc:date>2013-06-07T15:33:00</dc:date>
            </office:change-info>
            <text:p text:style-name="P3">l</text:p>
          </text:deletion>
        </text:changed-region>
        <text:changed-region xml:id="ct602185728" text:id="ct602185728">
          <text:deletion>
            <office:change-info>
              <dc:creator>JR</dc:creator>
              <dc:date>2013-06-07T15:34:00</dc:date>
            </office:change-info>
            <text:p text:style-name="P3">initstartlevel</text:p>
          </text:deletion>
        </text:changed-region>
        <text:changed-region xml:id="ct339762736" text:id="ct339762736">
          <text:insertion>
            <office:change-info>
              <dc:creator>JR</dc:creator>
              <dc:date>2013-06-07T15:34:00</dc:date>
            </office:change-info>
          </text:insertion>
        </text:changed-region>
        <text:changed-region xml:id="ct602129984" text:id="ct602129984">
          <text:deletion>
            <office:change-info>
              <dc:creator>JR</dc:creator>
              <dc:date>2013-06-07T15:34:00</dc:date>
            </office:change-info>
            <text:p text:style-name="P3">initstartlevel</text:p>
          </text:deletion>
        </text:changed-region>
        <text:changed-region xml:id="ct340873616" text:id="ct340873616">
          <text:insertion>
            <office:change-info>
              <dc:creator>JR</dc:creator>
              <dc:date>2013-06-07T15:34:00</dc:date>
            </office:change-info>
          </text:insertion>
        </text:changed-region>
        <text:changed-region xml:id="ct340873408" text:id="ct340873408">
          <text:insertion>
            <office:change-info>
              <dc:creator>JR</dc:creator>
              <dc:date>2013-06-07T15:34:00</dc:date>
            </office:change-info>
          </text:insertion>
        </text:changed-region>
        <text:changed-region xml:id="ct463675200" text:id="ct463675200">
          <text:deletion>
            <office:change-info>
              <dc:creator>JR</dc:creator>
              <dc:date>2013-06-07T15:34:00</dc:date>
            </office:change-info>
            <text:p text:style-name="P3">s</text:p>
          </text:deletion>
        </text:changed-region>
        <text:changed-region xml:id="ct569127680" text:id="ct569127680">
          <text:insertion>
            <office:change-info>
              <dc:creator>JR</dc:creator>
              <dc:date>2013-06-07T15:34:00</dc:date>
            </office:change-info>
          </text:insertion>
        </text:changed-region>
        <text:changed-region xml:id="ct341812928" text:id="ct341812928">
          <text:deletion>
            <office:change-info>
              <dc:creator>JR</dc:creator>
              <dc:date>2013-06-07T15:34:00</dc:date>
            </office:change-info>
            <text:p text:style-name="P3">l</text:p>
          </text:deletion>
        </text:changed-region>
        <text:changed-region xml:id="ct341713296" text:id="ct341713296">
          <text:insertion>
            <office:change-info>
              <dc:creator>JR</dc:creator>
              <dc:date>2013-06-07T15:30:00</dc:date>
            </office:change-info>
          </text:insertion>
        </text:changed-region>
        <text:changed-region xml:id="ct525822688" text:id="ct525822688">
          <text:deletion>
            <office:change-info>
              <dc:creator>JR</dc:creator>
              <dc:date>2013-06-07T15:30:00</dc:date>
            </office:change-info>
            <text:p text:style-name="P3">l</text:p>
          </text:deletion>
        </text:changed-region>
        <text:changed-region xml:id="ct341713152" text:id="ct341713152">
          <text:deletion>
            <office:change-info>
              <dc:creator>JR</dc:creator>
              <dc:date>2013-06-07T15:31:00</dc:date>
            </office:change-info>
            <text:p text:style-name="P3"><text:s text:c="3"/>“initstartlevel”:4</text:p>
          </text:deletion>
        </text:changed-region>
        <text:changed-region xml:id="ct463709232" text:id="ct463709232">
          <text:insertion>
            <office:change-info>
              <dc:creator>JR</dc:creator>
              <dc:date>2013-06-07T15:31:00</dc:date>
            </office:change-info>
          </text:insertion>
        </text:changed-region>
        <text:changed-region xml:id="ct602146032" text:id="ct602146032">
          <text:deletion>
            <office:change-info>
              <dc:creator>JR</dc:creator>
              <dc:date>2013-06-07T15:31:00</dc:date>
            </office:change-info>
            <text:p text:style-name="P3">p</text:p>
          </text:deletion>
        </text:changed-region>
        <text:changed-region xml:id="ct339787344" text:id="ct339787344">
          <text:insertion>
            <office:change-info>
              <dc:creator>JR</dc:creator>
              <dc:date>2013-06-07T15:31:00</dc:date>
            </office:change-info>
          </text:insertion>
        </text:changed-region>
        <text:changed-region xml:id="ct341554672" text:id="ct341554672">
          <text:deletion>
            <office:change-info>
              <dc:creator>JR</dc:creator>
              <dc:date>2013-06-07T15:31:00</dc:date>
            </office:change-info>
            <text:p text:style-name="P3">u</text:p>
          </text:deletion>
        </text:changed-region>
        <text:changed-region xml:id="ct339787216" text:id="ct339787216">
          <text:insertion>
            <office:change-info>
              <dc:creator>JR</dc:creator>
              <dc:date>2013-06-07T15:31:00</dc:date>
            </office:change-info>
          </text:insertion>
        </text:changed-region>
        <text:changed-region xml:id="ct513960096" text:id="ct513960096">
          <text:deletion>
            <office:change-info>
              <dc:creator>JR</dc:creator>
              <dc:date>2013-06-07T15:31:00</dc:date>
            </office:change-info>
            <text:p text:style-name="P3">s</text:p>
          </text:deletion>
        </text:changed-region>
        <text:changed-region xml:id="ct526062848" text:id="ct526062848">
          <text:insertion>
            <office:change-info>
              <dc:creator>JR</dc:creator>
              <dc:date>2013-06-07T15:32:00</dc:date>
            </office:change-info>
          </text:insertion>
        </text:changed-region>
        <text:changed-region xml:id="ct525662816" text:id="ct525662816">
          <text:deletion>
            <office:change-info>
              <dc:creator>JR</dc:creator>
              <dc:date>2013-06-07T15:32:00</dc:date>
            </office:change-info>
            <text:p text:style-name="P3">s</text:p>
          </text:deletion>
        </text:changed-region>
        <text:changed-region xml:id="ct340789120" text:id="ct340789120">
          <text:insertion>
            <office:change-info>
              <dc:creator>JR</dc:creator>
              <dc:date>2013-06-07T15:32:00</dc:date>
            </office:change-info>
          </text:insertion>
        </text:changed-region>
        <text:changed-region xml:id="ct463709328" text:id="ct463709328">
          <text:deletion>
            <office:change-info>
              <dc:creator>JR</dc:creator>
              <dc:date>2013-06-07T15:32:00</dc:date>
            </office:change-info>
            <text:p text:style-name="P3">l</text:p>
          </text:deletion>
        </text:changed-region>
        <text:changed-region xml:id="ct602146128" text:id="ct602146128">
          <text:insertion>
            <office:change-info>
              <dc:creator>JR</dc:creator>
              <dc:date>2013-06-07T15:31:00</dc:date>
            </office:change-info>
          </text:insertion>
        </text:changed-region>
        <text:changed-region xml:id="ct339759968" text:id="ct339759968">
          <text:deletion>
            <office:change-info>
              <dc:creator>JR</dc:creator>
              <dc:date>2013-06-07T15:31:00</dc:date>
            </office:change-info>
            <text:p text:style-name="P3">l</text:p>
          </text:deletion>
        </text:changed-region>
        <text:changed-region xml:id="ct463749952" text:id="ct463749952">
          <text:insertion>
            <office:change-info>
              <dc:creator>JR</dc:creator>
              <dc:date>2013-06-07T15:31:00</dc:date>
            </office:change-info>
          </text:insertion>
        </text:changed-region>
        <text:changed-region xml:id="ct341554496" text:id="ct341554496">
          <text:deletion>
            <office:change-info>
              <dc:creator>JR</dc:creator>
              <dc:date>2013-06-07T15:31:00</dc:date>
            </office:change-info>
            <text:p text:style-name="P3">l</text:p>
          </text:deletion>
        </text:changed-region>
        <text:changed-region xml:id="ct463750048" text:id="ct463750048">
          <text:deletion>
            <office:change-info>
              <dc:creator>JR</dc:creator>
              <dc:date>2013-06-07T15:31:00</dc:date>
            </office:change-info>
            <text:p text:style-name="P3"><text:s text:c="4"/>&lt;initstartlevel&gt;4&lt;/initstartlevel&gt;</text:p>
          </text:deletion>
        </text:changed-region>
        <text:changed-region xml:id="ct340815088" text:id="ct340815088">
          <text:insertion>
            <office:change-info>
              <dc:creator>JR</dc:creator>
              <dc:date>2013-06-07T15:31:00</dc:date>
            </office:change-info>
          </text:insertion>
        </text:changed-region>
        <text:changed-region xml:id="ct339763040" text:id="ct339763040">
          <text:deletion>
            <office:change-info>
              <dc:creator>JR</dc:creator>
              <dc:date>2013-06-07T15:31:00</dc:date>
            </office:change-info>
            <text:p text:style-name="P3">p</text:p>
          </text:deletion>
        </text:changed-region>
        <text:changed-region xml:id="ct525822816" text:id="ct525822816">
          <text:insertion>
            <office:change-info>
              <dc:creator>JR</dc:creator>
              <dc:date>2013-06-07T15:31:00</dc:date>
            </office:change-info>
          </text:insertion>
        </text:changed-region>
        <text:changed-region xml:id="ct525822912" text:id="ct525822912">
          <text:deletion>
            <office:change-info>
              <dc:creator>JR</dc:creator>
              <dc:date>2013-06-07T15:31:00</dc:date>
            </office:change-info>
            <text:p text:style-name="P3">u</text:p>
          </text:deletion>
        </text:changed-region>
        <text:changed-region xml:id="ct340874432" text:id="ct340874432">
          <text:insertion>
            <office:change-info>
              <dc:creator>JR</dc:creator>
              <dc:date>2013-06-07T15:31:00</dc:date>
            </office:change-info>
          </text:insertion>
        </text:changed-region>
        <text:changed-region xml:id="ct340874288" text:id="ct340874288">
          <text:deletion>
            <office:change-info>
              <dc:creator>JR</dc:creator>
              <dc:date>2013-06-07T15:31:00</dc:date>
            </office:change-info>
            <text:p text:style-name="P3">p</text:p>
          </text:deletion>
        </text:changed-region>
        <text:changed-region xml:id="ct340854576" text:id="ct340854576">
          <text:insertion>
            <office:change-info>
              <dc:creator>JR</dc:creator>
              <dc:date>2013-06-07T15:31:00</dc:date>
            </office:change-info>
          </text:insertion>
        </text:changed-region>
        <text:changed-region xml:id="ct340854784" text:id="ct340854784">
          <text:deletion>
            <office:change-info>
              <dc:creator>JR</dc:creator>
              <dc:date>2013-06-07T15:31:00</dc:date>
            </office:change-info>
            <text:p text:style-name="P3">u</text:p>
          </text:deletion>
        </text:changed-region>
        <text:changed-region xml:id="ct526052336" text:id="ct526052336">
          <text:insertion>
            <office:change-info>
              <dc:creator>JR</dc:creator>
              <dc:date>2013-06-07T15:31:00</dc:date>
            </office:change-info>
          </text:insertion>
        </text:changed-region>
        <text:changed-region xml:id="ct526126016" text:id="ct526126016">
          <text:deletion>
            <office:change-info>
              <dc:creator>JR</dc:creator>
              <dc:date>2013-06-07T15:31:00</dc:date>
            </office:change-info>
            <text:p text:style-name="P3">s</text:p>
          </text:deletion>
        </text:changed-region>
        <text:changed-region xml:id="ct526126112" text:id="ct526126112">
          <text:insertion>
            <office:change-info>
              <dc:creator>JR</dc:creator>
              <dc:date>2013-06-07T15:31:00</dc:date>
            </office:change-info>
          </text:insertion>
        </text:changed-region>
        <text:changed-region xml:id="ct569230624" text:id="ct569230624">
          <text:deletion>
            <office:change-info>
              <dc:creator>JR</dc:creator>
              <dc:date>2013-06-07T15:31:00</dc:date>
            </office:change-info>
            <text:p text:style-name="P3">s</text:p>
          </text:deletion>
        </text:changed-region>
        <text:changed-region xml:id="ct525645280" text:id="ct525645280">
          <text:insertion>
            <office:change-info>
              <dc:creator>JR</dc:creator>
              <dc:date>2013-06-07T15:32:00</dc:date>
            </office:change-info>
          </text:insertion>
        </text:changed-region>
        <text:changed-region xml:id="ct602155888" text:id="ct602155888">
          <text:deletion>
            <office:change-info>
              <dc:creator>JR</dc:creator>
              <dc:date>2013-06-07T15:32:00</dc:date>
            </office:change-info>
            <text:p text:style-name="P3">s</text:p>
          </text:deletion>
        </text:changed-region>
        <text:changed-region xml:id="ct602155984" text:id="ct602155984">
          <text:deletion>
            <office:change-info>
              <dc:creator>JR</dc:creator>
              <dc:date>2013-06-07T15:32:00</dc:date>
            </office:change-info>
            <text:p text:style-name="P3">l</text:p>
          </text:deletion>
        </text:changed-region>
        <text:changed-region xml:id="ct568332208" text:id="ct568332208">
          <text:insertion>
            <office:change-info>
              <dc:creator>JR</dc:creator>
              <dc:date>2013-06-07T15:32:00</dc:date>
            </office:change-info>
          </text:insertion>
        </text:changed-region>
        <text:changed-region xml:id="ct340852080" text:id="ct340852080">
          <text:insertion>
            <office:change-info>
              <dc:creator>JR</dc:creator>
              <dc:date>2013-06-11T20:28:00</dc:date>
            </office:change-info>
          </text:insertion>
        </text:changed-region>
        <text:changed-region xml:id="ct341623104" text:id="ct341623104">
          <text:insertion>
            <office:change-info>
              <dc:creator>JR</dc:creator>
              <dc:date>2013-06-11T20:28:00</dc:date>
            </office:change-info>
          </text:insertion>
        </text:changed-region>
        <text:changed-region xml:id="ct339780928" text:id="ct339780928">
          <text:deletion>
            <office:change-info>
              <dc:creator>JR</dc:creator>
              <dc:date>2013-06-11T15:47:00</dc:date>
            </office:change-info>
            <text:p text:style-name="P4">Services Representations</text:p>
            <text:p text:style-name="P4"/>
          </text:deletion>
        </text:changed-region>
        <text:changed-region xml:id="ct463916576" text:id="ct463916576">
          <text:insertion>
            <office:change-info>
              <dc:creator>JR</dc:creator>
              <dc:date>2013-06-11T15:47:00</dc:date>
            </office:change-info>
          </text:insertion>
        </text:changed-region>
        <text:changed-region xml:id="ct569252816" text:id="ct569252816">
          <text:insertion>
            <office:change-info>
              <dc:creator>JR</dc:creator>
              <dc:date>2013-02-26T00:14:00</dc:date>
            </office:change-info>
          </text:insertion>
        </text:changed-region>
        <text:changed-region xml:id="ct341792048" text:id="ct341792048">
          <text:insertion>
            <office:change-info>
              <dc:creator>JR</dc:creator>
              <dc:date>2013-02-26T00:15:00</dc:date>
            </office:change-info>
          </text:insertion>
        </text:changed-region>
        <text:changed-region xml:id="ct514010976" text:id="ct514010976">
          <text:deletion>
            <office:change-info>
              <dc:creator>JR</dc:creator>
              <dc:date>2013-06-07T15:56:00</dc:date>
            </office:change-info>
            <text:p text:style-name="P3"/>
            <text:p text:style-name="P3">framework/initbundlestartlevel</text:p>
          </text:deletion>
        </text:changed-region>
        <text:changed-region xml:id="ct569266736" text:id="ct569266736">
          <text:deletion>
            <office:change-info>
              <dc:creator>JR</dc:creator>
              <dc:date>2013-02-26T00:07:00</dc:date>
            </office:change-info>
            <text:p text:style-name="P5"><text:span text:style-name="T1">MUST</text:span></text:p>
          </text:deletion>
        </text:changed-region>
        <text:changed-region xml:id="ct569195984" text:id="ct569195984">
          <text:insertion>
            <office:change-info>
              <dc:creator>JR</dc:creator>
              <dc:date>2013-02-26T00:07:00</dc:date>
            </office:change-info>
          </text:insertion>
        </text:changed-region>
        <text:changed-region xml:id="ct340804768" text:id="ct340804768">
          <text:insertion>
            <office:change-info>
              <dc:creator>JR</dc:creator>
              <dc:date>2013-02-26T00:08:00</dc:date>
            </office:change-info>
          </text:insertion>
        </text:changed-region>
        <text:changed-region xml:id="ct463875904" text:id="ct463875904">
          <text:insertion>
            <office:change-info>
              <dc:creator>JR</dc:creator>
              <dc:date>2013-02-26T00:08:00</dc:date>
            </office:change-info>
          </text:insertion>
        </text:changed-region>
        <text:changed-region xml:id="ct340929120" text:id="ct340929120">
          <text:insertion>
            <office:change-info>
              <dc:creator>JR</dc:creator>
              <dc:date>2013-06-11T20:06:00</dc:date>
            </office:change-info>
          </text:insertion>
        </text:changed-region>
        <text:changed-region xml:id="ct464071808" text:id="ct464071808">
          <text:insertion>
            <office:change-info>
              <dc:creator>JR</dc:creator>
              <dc:date>2013-06-11T20:07:00</dc:date>
            </office:change-info>
          </text:insertion>
        </text:changed-region>
        <text:changed-region xml:id="ct463688848" text:id="ct463688848">
          <text:insertion>
            <office:change-info>
              <dc:creator>JR</dc:creator>
              <dc:date>2013-06-11T20:08:00</dc:date>
            </office:change-info>
          </text:insertion>
        </text:changed-region>
        <text:changed-region xml:id="ct463800720" text:id="ct463800720">
          <text:insertion>
            <office:change-info>
              <dc:creator>JR</dc:creator>
              <dc:date>2013-06-11T20:09:00</dc:date>
            </office:change-info>
          </text:insertion>
        </text:changed-region>
        <text:changed-region xml:id="ct463752576" text:id="ct463752576">
          <text:insertion>
            <office:change-info>
              <dc:creator>JR</dc:creator>
              <dc:date>2013-06-11T20:10:00</dc:date>
            </office:change-info>
          </text:insertion>
        </text:changed-region>
        <text:changed-region xml:id="ct463859552" text:id="ct463859552">
          <text:insertion>
            <office:change-info>
              <dc:creator>JR</dc:creator>
              <dc:date>2013-06-11T20:11:00</dc:date>
            </office:change-info>
          </text:insertion>
        </text:changed-region>
        <text:changed-region xml:id="ct601956368" text:id="ct601956368">
          <text:insertion>
            <office:change-info>
              <dc:creator>JR</dc:creator>
              <dc:date>2013-06-11T20:12:00</dc:date>
            </office:change-info>
          </text:insertion>
        </text:changed-region>
        <text:changed-region xml:id="ct463800592" text:id="ct463800592">
          <text:insertion>
            <office:change-info>
              <dc:creator>JR</dc:creator>
              <dc:date>2013-06-11T20:13:00</dc:date>
            </office:change-info>
          </text:insertion>
        </text:changed-region>
        <text:changed-region xml:id="ct463865200" text:id="ct463865200">
          <text:insertion>
            <office:change-info>
              <dc:creator>JR</dc:creator>
              <dc:date>2013-06-11T20:14:00</dc:date>
            </office:change-info>
          </text:insertion>
        </text:changed-region>
        <text:changed-region xml:id="ct341726928" text:id="ct341726928">
          <text:insertion>
            <office:change-info>
              <dc:creator>JR</dc:creator>
              <dc:date>2013-06-11T20:15:00</dc:date>
            </office:change-info>
          </text:insertion>
        </text:changed-region>
        <text:changed-region xml:id="ct463752384" text:id="ct463752384">
          <text:insertion>
            <office:change-info>
              <dc:creator>JR</dc:creator>
              <dc:date>2013-06-11T20:16:00</dc:date>
            </office:change-info>
          </text:insertion>
        </text:changed-region>
        <text:changed-region xml:id="ct340850608" text:id="ct340850608">
          <text:insertion>
            <office:change-info>
              <dc:creator>JR</dc:creator>
              <dc:date>2013-06-11T20:17:00</dc:date>
            </office:change-info>
          </text:insertion>
        </text:changed-region>
        <text:changed-region xml:id="ct525345424" text:id="ct525345424">
          <text:insertion>
            <office:change-info>
              <dc:creator>JR</dc:creator>
              <dc:date>2013-06-11T20:18:00</dc:date>
            </office:change-info>
          </text:insertion>
        </text:changed-region>
        <text:changed-region xml:id="ct602069408" text:id="ct602069408">
          <text:insertion>
            <office:change-info>
              <dc:creator>JR</dc:creator>
              <dc:date>2013-06-11T20:19:00</dc:date>
            </office:change-info>
          </text:insertion>
        </text:changed-region>
        <text:changed-region xml:id="ct601956512" text:id="ct601956512">
          <text:insertion>
            <office:change-info>
              <dc:creator>JR</dc:creator>
              <dc:date>2013-06-11T20:21:00</dc:date>
            </office:change-info>
          </text:insertion>
        </text:changed-region>
        <text:changed-region xml:id="ct339740480" text:id="ct339740480">
          <text:insertion>
            <office:change-info>
              <dc:creator>JR</dc:creator>
              <dc:date>2013-06-11T20:21:00</dc:date>
            </office:change-info>
          </text:insertion>
        </text:changed-region>
        <text:changed-region xml:id="ct463834912" text:id="ct463834912">
          <text:insertion>
            <office:change-info>
              <dc:creator>JR</dc:creator>
              <dc:date>2013-06-11T20:21:00</dc:date>
            </office:change-info>
          </text:insertion>
        </text:changed-region>
        <text:changed-region xml:id="ct341517504" text:id="ct341517504">
          <text:insertion>
            <office:change-info>
              <dc:creator>JR</dc:creator>
              <dc:date>2013-06-11T20:21:00</dc:date>
            </office:change-info>
          </text:insertion>
        </text:changed-region>
        <text:changed-region xml:id="ct340789520" text:id="ct340789520">
          <text:insertion>
            <office:change-info>
              <dc:creator>JR</dc:creator>
              <dc:date>2013-06-11T20:21:00</dc:date>
            </office:change-info>
          </text:insertion>
        </text:changed-region>
        <text:changed-region xml:id="ct341615360" text:id="ct341615360">
          <text:insertion>
            <office:change-info>
              <dc:creator>JR</dc:creator>
              <dc:date>2013-06-11T20:21:00</dc:date>
            </office:change-info>
          </text:insertion>
        </text:changed-region>
        <text:changed-region xml:id="ct463985696" text:id="ct463985696">
          <text:insertion>
            <office:change-info>
              <dc:creator>JR</dc:creator>
              <dc:date>2013-06-11T20:21:00</dc:date>
            </office:change-info>
          </text:insertion>
        </text:changed-region>
        <text:changed-region xml:id="ct463985552" text:id="ct463985552">
          <text:insertion>
            <office:change-info>
              <dc:creator>JR</dc:creator>
              <dc:date>2013-06-11T20:31:00</dc:date>
            </office:change-info>
          </text:insertion>
        </text:changed-region>
        <text:changed-region xml:id="ct340814832" text:id="ct340814832">
          <text:insertion>
            <office:change-info>
              <dc:creator>JR</dc:creator>
              <dc:date>2013-06-11T20:21:00</dc:date>
            </office:change-info>
          </text:insertion>
        </text:changed-region>
        <text:changed-region xml:id="ct341524304" text:id="ct341524304">
          <text:insertion>
            <office:change-info>
              <dc:creator>JR</dc:creator>
              <dc:date>2013-06-11T20:21:00</dc:date>
            </office:change-info>
          </text:insertion>
        </text:changed-region>
        <text:changed-region xml:id="ct463859088" text:id="ct463859088">
          <text:insertion>
            <office:change-info>
              <dc:creator>JR</dc:creator>
              <dc:date>2013-06-11T20:21:00</dc:date>
            </office:change-info>
          </text:insertion>
        </text:changed-region>
        <text:changed-region xml:id="ct463612896" text:id="ct463612896">
          <text:insertion>
            <office:change-info>
              <dc:creator>JR</dc:creator>
              <dc:date>2013-06-11T20:26:00</dc:date>
            </office:change-info>
          </text:insertion>
        </text:changed-region>
        <text:changed-region xml:id="ct341730976" text:id="ct341730976">
          <text:insertion>
            <office:change-info>
              <dc:creator>JR</dc:creator>
              <dc:date>2013-06-11T20:27:00</dc:date>
            </office:change-info>
          </text:insertion>
        </text:changed-region>
        <text:changed-region xml:id="ct341248272" text:id="ct341248272">
          <text:insertion>
            <office:change-info>
              <dc:creator>JR</dc:creator>
              <dc:date>2013-06-11T20:21:00</dc:date>
            </office:change-info>
          </text:insertion>
        </text:changed-region>
        <text:changed-region xml:id="ct341129008" text:id="ct341129008">
          <text:insertion>
            <office:change-info>
              <dc:creator>JR</dc:creator>
              <dc:date>2013-06-11T20:21:00</dc:date>
            </office:change-info>
          </text:insertion>
        </text:changed-region>
        <text:changed-region xml:id="ct569201168" text:id="ct569201168">
          <text:insertion>
            <office:change-info>
              <dc:creator>JR</dc:creator>
              <dc:date>2013-06-11T20:25:00</dc:date>
            </office:change-info>
          </text:insertion>
        </text:changed-region>
        <text:changed-region xml:id="ct341638096" text:id="ct341638096">
          <text:insertion>
            <office:change-info>
              <dc:creator>JR</dc:creator>
              <dc:date>2013-06-11T20:26:00</dc:date>
            </office:change-info>
          </text:insertion>
        </text:changed-region>
        <text:changed-region xml:id="ct341781760" text:id="ct341781760">
          <text:insertion>
            <office:change-info>
              <dc:creator>JR</dc:creator>
              <dc:date>2013-06-11T20:47:00</dc:date>
            </office:change-info>
          </text:insertion>
        </text:changed-region>
        <text:changed-region xml:id="ct584263840" text:id="ct584263840">
          <text:insertion>
            <office:change-info>
              <dc:creator>JR</dc:creator>
              <dc:date>2013-06-07T13:46:00</dc:date>
            </office:change-info>
          </text:insertion>
        </text:changed-region>
        <text:changed-region xml:id="ct585088960" text:id="ct585088960">
          <text:insertion>
            <office:change-info>
              <dc:creator>JR</dc:creator>
              <dc:date>2013-06-11T15:43:00</dc:date>
            </office:change-info>
          </text:insertion>
        </text:changed-region>
        <text:changed-region xml:id="ct584201888" text:id="ct584201888">
          <text:insertion>
            <office:change-info>
              <dc:creator>JR</dc:creator>
              <dc:date>2013-02-26T00:03:00</dc:date>
            </office:change-info>
          </text:insertion>
        </text:changed-region>
        <text:changed-region xml:id="ct86214368" text:id="ct86214368">
          <text:insertion>
            <office:change-info>
              <dc:creator>JR</dc:creator>
              <dc:date>2013-02-26T00:03:00</dc:date>
            </office:change-info>
          </text:insertion>
        </text:changed-region>
        <text:changed-region xml:id="ct488433216" text:id="ct488433216">
          <text:insertion>
            <office:change-info>
              <dc:creator>JR</dc:creator>
              <dc:date>2013-02-26T00:04:00</dc:date>
            </office:change-info>
          </text:insertion>
        </text:changed-region>
        <text:changed-region xml:id="ct585008256" text:id="ct585008256">
          <text:insertion>
            <office:change-info>
              <dc:creator>JR</dc:creator>
              <dc:date>2013-02-26T00:06:00</dc:date>
            </office:change-info>
          </text:insertion>
        </text:changed-region>
        <text:changed-region xml:id="ct584953008" text:id="ct584953008">
          <text:insertion>
            <office:change-info>
              <dc:creator>JR</dc:creator>
              <dc:date>2013-02-26T00:07:00</dc:date>
            </office:change-info>
          </text:insertion>
        </text:changed-region>
        <text:changed-region xml:id="ct488190944" text:id="ct488190944">
          <text:deletion>
            <office:change-info>
              <dc:creator>JR</dc:creator>
              <dc:date>2013-02-26T00:07:00</dc:date>
            </office:change-info>
            <text:p text:style-name="Text_20_body">This bundle requires the following security permissions.</text:p>
          </text:deletion>
        </text:changed-region>
        <text:changed-region xml:id="ct280714624" text:id="ct280714624">
          <text:deletion>
            <office:change-info>
              <dc:creator>Unknown Author</dc:creator>
              <dc:date>2013-02-25T23:58:00</dc:date>
            </office:change-info>
            <text:p text:style-name="P6"><text:span text:style-name="T2">TBD</text:span></text:p>
          </text:deletion>
        </text:changed-region>
        <text:changed-region xml:id="ct488055568" text:id="ct488055568">
          <text:deletion>
            <office:change-info>
              <dc:creator>JR</dc:creator>
              <dc:date>2013-02-26T00:07:00</dc:date>
            </office:change-info>
            <text:p text:style-name="P6">I</text:p>
            <text:p text:style-name="P6"><text:span text:style-name="T2"/></text:p>
          </text:deletion>
        </text:changed-region>
        <text:changed-region xml:id="ct86962640" text:id="ct86962640">
          <text:insertion>
            <office:change-info>
              <dc:creator>Unknown Author</dc:creator>
              <dc:date>2013-02-25T2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2 - REST Interface for OSGi</text:user-defined></text:p>
      <text:p text:style-name="Document_20_Title"><text:span text:style-name="T17">Draft<text:line-break/><text:line-break/></text:span><text:span text:style-name="T17"><text:page-count style:num-format="1">30</text:page-count></text:span><text:span text:style-name="T17"> Pages</text:span></text:p>
      <text:p text:style-name="P37"/>
      <text:p text:style-name="P35">Abstract</text:p>
      <text:p text:style-name="P36">This RFC describes a REST interface for managing OSGi framework instances, e.g., in cloud computing setups.</text:p>
      <text:p text:style-name="P29"/>
      <text:h text:style-name="P42" text:outline-level="1">Document Information</text:h>
      <text:h text:style-name="P39" text:outline-level="2"><text:change-start text:change-id="ct205148528"/>License</text:h>
      <text:p text:style-name="P68">DISTRIBUTION AND FEEDBACK LICENSE, Version 2.0</text:p>
      <text:p text:style-name="P8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5"/>
      <text:p text:style-name="P8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5"/>
      <text:p text:style-name="P8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5">NEITHER THE OSGi ALLIANCE NOR ANY THIRD PARTY WILL BE LIABLE FOR ANY DIRECT, INDIRECT, SPECIAL, INCIDENTAL OR CONSEQUENTIAL DAMAGES ARISING OUT OF OR RELATING TO ANY USE OR DISTRIBUTION OF THE DISTRIBUTION. </text:p>
      <text:p text:style-name="P85"/>
      <text:p text:style-name="P8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5"/>
      <text:p text:style-name="P8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5"/>
      <text:p text:style-name="P8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6"/>
      <text:p text:style-name="P86">I HEREBY ACKNOWLEDGE AND AGREE TO THE TERMS AND CONDITIONS DELINEATED ABOVE.</text:p>
      <text:h text:style-name="P39" text:outline-level="2">Trademarks</text:h>
      <text:p text:style-name="P6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38">This document can be downloaded from the OSGi Alliance design repository at </text:span><text:a xlink:type="simple" xlink:href="https://github.com/osgi/design"><text:span text:style-name="T38">https://github.com/osgi/design</text:span></text:a><text:span text:style-name="T38"> The public can provide feedback about this document by opening a bug at https://www.osgi.org/bugzilla/.</text:span></text:p>
      <text:h text:style-name="Heading_20_2" text:outline-level="2"><text:change-end text:change-id="ct205148528"/>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0">0 Document Information<text:tab/>2</text:p>
          <text:p text:style-name="P71">0.1 License<text:tab/>2</text:p>
          <text:p text:style-name="P71">0.2 Trademarks<text:tab/>3</text:p>
          <text:p text:style-name="P71">0.3 Feedback<text:tab/>3</text:p>
          <text:p text:style-name="P71">0.4 Table of Contents<text:tab/>3</text:p>
          <text:p text:style-name="P71">0.5 Terminology and Document Conventions<text:tab/>4</text:p>
          <text:p text:style-name="P71">0.6 Revision History<text:tab/>4</text:p>
          <text:p text:style-name="P70">1 Introduction<text:tab/>5</text:p>
          <text:p text:style-name="P70">2 Application Domain<text:tab/>5</text:p>
          <text:p text:style-name="P70">3 Problem Description<text:tab/>6</text:p>
          <text:p text:style-name="P71">3.1 REST Design<text:tab/>6</text:p>
          <text:p text:style-name="P71">3.2 REST Elements<text:tab/>6</text:p>
          <text:p text:style-name="P71">3.3 The semantics of selected HTTP methods<text:tab/>7</text:p>
          <text:p text:style-name="P71">3.4 REST vs. OSGi<text:tab/>7</text:p>
          <text:p text:style-name="P70">4 Requirements<text:tab/>7</text:p>
          <text:p text:style-name="P70">5 Technical Solution<text:tab/>8</text:p>
          <text:p text:style-name="P71">5.1 Resources<text:tab/>8</text:p>
          <text:p text:style-name="P63">5.1.1 The Framework Startlevel Resource<text:tab/>8</text:p>
          <text:p text:style-name="P63">5.1.2 The Bundles Resource<text:tab/>8</text:p>
          <text:p text:style-name="P63">5.1.3 The Bundle Resource<text:tab/>9</text:p>
          <text:p text:style-name="P63">5.1.4 The Bundle State Resource<text:tab/>10</text:p>
          <text:p text:style-name="P63"><text:soft-page-break/>5.1.5 The Bundle Header Resource<text:tab/>11</text:p>
          <text:p text:style-name="P63">5.1.6 The Bundle Startlevel Resource<text:tab/>11</text:p>
          <text:p text:style-name="P63">5.1.7 The Services Resource<text:tab/>12</text:p>
          <text:p text:style-name="P63">5.1.8 The Service Resource<text:tab/>12</text:p>
          <text:p text:style-name="P71">5.2 Representations<text:tab/>12</text:p>
          <text:p text:style-name="P63">5.2.1 Bundles Representations<text:tab/>13</text:p>
          <text:p text:style-name="P63">5.2.2 The Bundle State Representation<text:tab/>14</text:p>
          <text:p text:style-name="P63">5.2.3 The Bundle Header Representation<text:tab/>14</text:p>
          <text:p text:style-name="P63">5.2.4 The Framework Startlevel Representation<text:tab/>14</text:p>
          <text:p text:style-name="P63">5.2.5 The Bundle Startlevel Representation<text:tab/>15</text:p>
          <text:p text:style-name="P63">5.2.6 The Service Representation<text:tab/>15</text:p>
          <text:p text:style-name="P63">5.2.7 Service Representation<text:tab/>17</text:p>
          <text:p text:style-name="P63">5.2.8 BundleException Representation<text:tab/>17</text:p>
          <text:p text:style-name="P71">5.3 Resource Identifier Overview<text:tab/>18</text:p>
          <text:p text:style-name="P71">5.4 Content Type Matching<text:tab/>18</text:p>
          <text:p text:style-name="P71">5.5 Versioning and Interoperability<text:tab/>19</text:p>
          <text:p text:style-name="P71">5.6 API Extensions<text:tab/>19</text:p>
          <text:p text:style-name="P63">5.6.1 The Extensions Resource<text:tab/>19</text:p>
          <text:p text:style-name="P63">5.6.2 The Extension List Representation<text:tab/>19</text:p>
          <text:p text:style-name="P70">6 Considered Alternatives<text:tab/>20</text:p>
          <text:p text:style-name="P70">7 Javadoc<text:tab/>22</text:p>
          <text:p text:style-name="P70">8 REST Client Javadoc<text:tab/>23</text:p>
          <text:p text:style-name="P70">9 REST Client Javascript<text:tab/>26</text:p>
          <text:p text:style-name="P63">9.1.2 Methods<text:tab/>26</text:p>
          <text:p text:style-name="P70">10 Security Considerations<text:tab/>29</text:p>
          <text:p text:style-name="P70">11 Document Support<text:tab/>29</text:p>
          <text:p text:style-name="P71">11.1 References<text:tab/>29</text:p>
          <text:p text:style-name="P71">11.2 Author’s Address<text:tab/>29</text:p>
          <text:p text:style-name="P71">11.3 Acronyms and Abbreviations<text:tab/>29</text:p>
          <text:p text:style-name="P71">11.4 End of Document<text:tab/>3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8">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2-01-20">
            <text:p text:style-name="P32">01/20/12</text:p>
          </table:table-cell>
          <table:table-cell table:style-name="Table1.C1" office:value-type="string">
            <text:p text:style-name="P32">Initial draft</text:p>
          </table:table-cell>
        </table:table-row>
        <table:table-row table:style-name="Table1.2">
          <table:table-cell table:style-name="Table1.A3" office:value-type="string">
            <text:p text:style-name="P31">2<text:span text:style-name="T29">nd</text:span> draft</text:p>
          </table:table-cell>
          <table:table-cell table:style-name="Table1.B3" office:value-type="date" office:date-value="2012-09-08">
            <text:p text:style-name="P32">09/08/12</text:p>
          </table:table-cell>
          <table:table-cell table:style-name="Table1.C3" office:value-type="string">
            <text:p text:style-name="P32">Update for the Basel F2F</text:p>
          </table:table-cell>
        </table:table-row>
        <text:soft-page-break/>
        <table:table-row table:style-name="Table1.2">
          <table:table-cell table:style-name="Table1.A3" office:value-type="string">
            <text:p text:style-name="P31">3<text:span text:style-name="T29">rd</text:span> draft</text:p>
          </table:table-cell>
          <table:table-cell table:style-name="Table1.B3" office:value-type="date" office:date-value="2012-09-20">
            <text:p text:style-name="P32">09/20/12</text:p>
          </table:table-cell>
          <table:table-cell table:style-name="Table1.C3" office:value-type="string">
            <text:p text:style-name="P32">Update based on the discussions from the Basel F2F</text:p>
          </table:table-cell>
        </table:table-row>
        <table:table-row table:style-name="Table1.2">
          <table:table-cell table:style-name="Table1.A3" office:value-type="string">
            <text:p text:style-name="P31">4<text:span text:style-name="T29">th</text:span> draft</text:p>
          </table:table-cell>
          <table:table-cell table:style-name="Table1.A3" office:value-type="string">
            <text:p text:style-name="P32">01/28/13</text:p>
          </table:table-cell>
          <table:table-cell table:style-name="Table1.C3" office:value-type="string">
            <text:p text:style-name="P32">Update based on the Orlando F2F discussions</text:p>
          </table:table-cell>
        </table:table-row>
        <table:table-row table:style-name="Table1.2">
          <table:table-cell table:style-name="Table1.A3" office:value-type="string">
            <text:p text:style-name="P31"><text:change-start text:change-id="ct463829280"/>5<text:span text:style-name="T29">th</text:span> draft<text:change-end text:change-id="ct463829280"/></text:p>
          </table:table-cell>
          <table:table-cell table:style-name="Table1.A3" office:value-type="string">
            <text:p text:style-name="P32"><text:change-start text:change-id="ct525837168"/>02/25/13<text:change-end text:change-id="ct525837168"/></text:p>
          </table:table-cell>
          <table:table-cell table:style-name="Table1.C3" office:value-type="string">
            <text:p text:style-name="P32"><text:change-start text:change-id="ct463793856"/>Update based on <text:span text:style-name="T7">the</text:span> Austin F2F discussions<text:change-end text:change-id="ct463793856"/></text:p>
          </table:table-cell>
        </table:table-row>
        <table:table-row table:style-name="Table1.2">
          <table:table-cell table:style-name="Table1.A3" office:value-type="string">
            <text:p text:style-name="P31"><text:change-start text:change-id="ct602244640"/>6<text:span text:style-name="T29">th</text:span> draft<text:change-end text:change-id="ct602244640"/></text:p>
          </table:table-cell>
          <table:table-cell table:style-name="Table1.A3" office:value-type="string">
            <text:p text:style-name="P32"><text:change-start text:change-id="ct463793952"/>06/07/13<text:change-end text:change-id="ct463793952"/></text:p>
          </table:table-cell>
          <table:table-cell table:style-name="Table1.C3" office:value-type="string">
            <text:p text:style-name="P32"><text:change-start text:change-id="ct525388736"/>Update for the Palo Alto F2F<text:change-end text:change-id="ct525388736"/></text:p>
          </table:table-cell>
        </table:table-row>
      </table:table>
      <text:p text:style-name="Body"/>
      <text:h text:style-name="Heading_20_1" text:outline-level="1">Introduction</text:h>
      <text:p text:style-name="Text_20_body"><text:span text:style-name="T20">Cloud computing is a continuing trend in the IT industry. </text:span>As discussed in RFP 133 <text:span text:style-name="T21"><text:bookmark-ref text:reference-format="number-no-superior" text:ref-name="__RefNumPara__3079_321855166">[3].</text:bookmark-ref></text:span>, OSGi appears to be an ideal base for building scalable and dependable applications for the cloud. One of the possible scenarios for OSGi to be successfully applied to cloud computing is to use it in a Platform as a Service spirit. Users write their bundles and can deploy them to their own OSGi instance running in the cloud. This, however, requires the platform provider to expose the OSGi management API to the end user and make them available through a network protocol. </text:p>
      <text:p text:style-name="Text_20_body">One of the popular approaches in cloud computing to remote communication is the use of RESTful web services. This document discusses the technical background of REST, the applicability to managing OSGi frameworks through a REST-style API, and proposes a concrete protocol. </text:p>
      <text:h text:style-name="Heading_20_1" text:outline-level="1">Application Domain</text:h>
      <text:p text:style-name="Text_20_body"><text:span text:style-name="T27">Cloud Computing </text:span><text:span text:style-name="T25">is a major IT trend; possibly qualifying as a real paradigm shift whose </text:span>eventual impact may exceed that of the move to client server computing in the 1980's. <text:span text:style-name="T10">Cloud Computing </text:span><text:span text:style-name="T25">service are already extensively used to provide cost effective third party </text:span>hosting for some categories of traditional application; differing only in the granularity of utilization and subsequent payment from the previous utility compute service providers. <text:span text:style-name="T25">However, for applications architected in the appropriate manner, </text:span><text:span text:style-name="T10">Cloud Computing </text:span><text:span text:style-name="T25">also offers the promise of massive 'just-in-time' resource elasticity</text:span></text:p>
      <text:p text:style-name="Text_20_body">The JCP is preparing for Cloud support in future versions of JavaSE and JavaEE. JSR 342 (<text:span text:style-name="T24">http://jcp.org/en/jsr/detail?id=342</text:span>), the JavaEE 7 JSR, makes cloud its main theme, mentioning PaaS support, multi-tenancy and elasticity. To properly support multitenancy within the VM some form of modularity and isolation is required and OSGi <text:span text:style-name="T21">modularity is available for JavaSE today.</text:span></text:p>
      <text:p text:style-name="P26">Managing OSGi frameworks has been an important problem for traditional deployments on desktop machines, mobile devices or servers. The one side of the problem is monitoring a running OSGi framework instance, e.g., to ensure correctness of a deployment. In public cloud environments, this capability is essential since they are typically metered in some form and unwanted behavior can lead to monetary losses. The other side of framework management is the deployment. Being able to bootstrap the framework with a set of bundles has been shown to <text:soft-page-break/>be important and lead to the inclusion of the launch API. In a PaaS setup, the management interface can be the only way of interacting with <text:span text:style-name="T33">the</text:span> framework instance and a prerequisite for deploying application modules. </text:p>
      <text:p text:style-name="P26">Given the particular importance of management for cloud setups, it is clear that some form is needed and since the management interface is client-facing it needs to be standardized for interoperability between OSGi cloud offerings. Furthermore, existing protocols do not work well with wide-area networks and their firewall restrictions. Therefore, this RFC discusses the use of REST, a protocol akin to HTTP and widely used in interaction with clouds.</text:p>
      <text:h text:style-name="Heading_20_1" text:outline-level="1">Problem Description</text:h>
      <text:p text:style-name="Text_20_body"><text:span text:style-name="T20">Representational State Transfer (REST) </text:span><text:span text:style-name="T20"><text:bookmark-ref text:reference-format="number" text:ref-name="__RefNumPara__3310_321855166">[4].</text:bookmark-ref></text:span><text:span text:style-name="T20"> is the architectural style of the world wide web. </text:span>It can be described as a set of constraints that govern the interactions between the main components of the Internet. <text:s/>Recently, REST style interaction has gained popularity as a architecture for web services (RESTful web services), mainly to overcome the perceived complexity and verbosity of SOAP-based web services <text:bookmark-ref text:reference-format="number" text:ref-name="__RefNumPara__3154_321855166">[5].</text:bookmark-ref>. </text:p>
      <text:h text:style-name="Heading_20_2" text:outline-level="2">REST Design</text:h>
      <text:p text:style-name="P1"><text:s/></text:p>
      <text:p text:style-name="P1"><text:span text:style-name="T12">Client-Server</text:span> is a separation of concern between the entity responsible for the user-interaction (client) and the other entity (server) responsible for data storage. For instance, in the original world wide web the browser is the client rendering and presenting the content delivered by one or more web servers. </text:p>
      <text:p text:style-name="P1">As a result, web content becomes more portable and content providers more scalable.</text:p>
      <text:p text:style-name="P1"/>
      <text:p text:style-name="P1"><text:span text:style-name="T12">Stateless </text:span>State is entirely kept at the client side. Therefore, every request must contain all state required for the server to accomplish the transaction and deliver content. The main rationale behind this design constraint is to again improve the scalability since in a pure stateless design the server resources are not burdened with maintaining any client state. Another perceived advantage is that the failure models of stateless interactions is simpler and fault tolerance easier to achieve.</text:p>
      <text:p text:style-name="P1"/>
      <text:p text:style-name="P1"><text:span text:style-name="T12">Cacheable </text:span>Content marked as cacheable can be temporarily stored and used to immediately answer future equivalent requests and improve efficiency and reduce network utilization and access latencies. Due to the end-to-end principle, caches can be placed where necessary, e.g., at the client (forward-proxy), or at the server side (backward-proxy). </text:p>
      <text:p text:style-name="P1"/>
      <text:p text:style-name="P1"><text:span text:style-name="T12">Layered</text:span> Layering introduces natural boundaries to coupling since every layer only accesses the services provided by the lower layer and provides services to the next higher layer.</text:p>
      <text:p text:style-name="P1"/>
      <text:p text:style-name="P1"><text:span text:style-name="T12">Uniform Interface</text:span> Generality of component interfaces provides a natural decoupling of implementation and interface. REST furthermore encourages the separation of identifiable resources (addressing) and their representation (content delivery). </text:p>
      <text:h text:style-name="Heading_20_2" text:outline-level="2">REST Elements</text:h>
      <text:p text:style-name="P1"/>
      <text:p text:style-name="P1"><text:span text:style-name="T12">Resources and Resource Identifiers:</text:span> A resource is abstract piece of information that can be addressed by a resource identifier. The mapping of a resource to a concrete set of entities can vary over time. </text:p>
      <text:p text:style-name="P1"/>
      <text:p text:style-name="P1"><text:span text:style-name="T12">Representation:</text:span> A representation is a sequence of bytes plus associated meta-data that describe the state of a resource. The data format of a representation is called the <text:span text:style-name="T10">media-type</text:span>. Every concrete representation of a resource is just one of arbitrarily many possible representations. The selection of a concrete representation of a resource can be made according to the media types supported by both the client and the server.</text:p>
      <text:h text:style-name="Heading_20_2" text:outline-level="2"><text:soft-page-break/>The semantics of selected HTTP methods</text:h>
      <text:p text:style-name="P1"/>
      <text:p text:style-name="P1"><text:span text:style-name="T12">GET</text:span> retrieves the representation addressed by the request URI. The operation is expected to be idempotent.</text:p>
      <text:p text:style-name="P1"><text:span text:style-name="T12">POST</text:span> add the enclosed entity as a new subordinate of the resource identified by the request URI.</text:p>
      <text:p text:style-name="P1"><text:span text:style-name="T12">PUT</text:span> store the enclosed entity under the request URI. The operation is expected to be idempotent.</text:p>
      <text:p text:style-name="P1"><text:span text:style-name="T12">DELETE</text:span> delete the resource identified by the request URI. </text:p>
      <text:h text:style-name="Heading_20_2" text:outline-level="2">REST vs. OSGi</text:h>
      <text:p text:style-name="Body"/>
      <text:p text:style-name="P1">Scalability is unlikely to become a significant issue for an OSGi framework as a REST server. </text:p>
      <text:p text:style-name="P1">The number of people that concurrently want to manage the same OSGi framework is not expected to be high. </text:p>
      <text:p text:style-name="P1">What is an issue though is portability. </text:p>
      <text:p text:style-name="P1">Users likely want to use a diversity of programming and scripting languages or even embed the management functionality into web pages.</text:p>
      <text:p text:style-name="P1">Furthermore, the use of an open-standard protocol like HTTP that is able to easily penetrate firewalls as well as the frequent use of open data formats like XML or JSON as a base for the media types makes REST-style APIs appealing to users.</text:p>
      <text:p text:style-name="P1">In this regard, a REST-style API can help to support the adoption of OSGi in the cloud. </text:p>
      <text:p text:style-name="P1">Arguably, cloud users are used to some flavor of REST-style APIs so that not having one could in turn hinder acceptance of OSGi in the cloud.</text:p>
      <text:p text:style-name="P1">One can, however, generally question the wisdom in treating an OSGi framework as a set of resources. </text:p>
      <text:p text:style-name="P1">REST is centered around a data model that is hypertext-driven and many existing HTTP-based APIs that call themselves RESTful have been criticized for not complying with this principle <text:bookmark-ref text:reference-format="number" text:ref-name="__RefNumPara__3312_321855166">[6].</text:bookmark-ref>. </text:p>
      <text:p text:style-name="P1">As a consequence, some operations that are straightforward in an object model like the traditional OSGi APIs (e.g., starting a bundle) require some re-thinking when mapping them to a resource-centric API. Starting a bundle now becomes an update to the state resource of a particular bundle resource.</text:p>
      <text:p text:style-name="P1">One can particularly question if there is any way at all to make an OSGi framework present itself in a way that does not create coupling between client and server, one of the important goals of REST. After all, the proposed API is about managing OSGi frameworks and that in fact requires knowledge about OSGi and the operation it supports.</text:p>
      <text:p text:style-name="P1">The pessimistic conclusion might be that it is neither wise nor fully possible to use pure REST for the management of an OSGi framework. </text:p>
      <text:p text:style-name="P1">So, in other words: "<text:span text:style-name="T10">Whereof one cannot speak therof one must be silent</text:span>" <text:bookmark-ref text:reference-format="number" text:ref-name="__RefNumPara__3156_321855166">[7].</text:bookmark-ref>?</text:p>
      <text:p text:style-name="P16">This proposal takes a pragmatic approach: REST-style APIs (may they be compliant or not) are successfully used for similar purposes. This proposal is intended to be a starting point. A discussion about the compliance with the REST design has been initiated. </text:p>
      <text:h text:style-name="Heading_20_1" text:outline-level="1">Requirements</text:h>
      <text:list xml:id="list4346635070079836747" text:style-name="L1">
        <text:list-item>
          <text:p text:style-name="P45">MAN0001: The solution SHOULD define APIs to interact with a variety of different cloud platforms to manage the resource pool by, e.g., adding new nodes or removing nodes, where nodes represent OSGi Frameworks.</text:p>
        </text:list-item>
        <text:list-item>
          <text:p text:style-name="P44"><text:span text:style-name="T28">MAN0002</text:span><text:span text:style-name="T9">: </text:span><text:span text:style-name="T25">The solution SHOULD define APIs that allow querying of deployed Systems (Composite Applications), System Elements (Subsystems), Bundles and Services on an OSGi Framework in the Cloud.</text:span></text:p>
        </text:list-item>
        <text:list-item>
          <text:p text:style-name="P46">MAN0003: The deployment of bundles SHOULD facilitate consistent behavior across multiple framework instances. It SHOULD be possible to receive feedback on the deployment status.</text:p>
        </text:list-item>
        <text:list-item>
          <text:p text:style-name="P44"><text:soft-page-break/><text:span text:style-name="T26">MAN</text:span><text:span text:style-name="T25">0004: – The solution MUST provide APIs to discover available OSGi Frameworks in a Resource Domain.</text:span></text:p>
        </text:list-item>
      </text:list>
      <text:h text:style-name="Heading_20_1" text:outline-level="1">Technical Solution</text:h>
      <text:p text:style-name="P1">The following API embraces three important management tasks:</text:p>
      <text:p text:style-name="P1"/>
      <text:list xml:id="list8626204528242916831" text:style-name="L2">
        <text:list-item>
          <text:p text:style-name="P47"><text:span text:style-name="T12">introspecting</text:span> a running OSGi framework, <text:s/>the bundles installed, and the services available.</text:p>
        </text:list-item>
        <text:list-item>
          <text:p text:style-name="P47"><text:span text:style-name="T12">changing the state</text:span> of the framework by installing new bundles or changing the state of an existing bundle</text:p>
        </text:list-item>
        <text:list-item>
          <text:p text:style-name="P47"><text:span text:style-name="T12">dealing with the startlevel</text:span> of the framework and the target startlevels of bundles.</text:p>
        </text:list-item>
      </text:list>
      <text:p text:style-name="P1"/>
      <text:p text:style-name="P1"/>
      <text:h text:style-name="Heading_20_2" text:outline-level="2">Resources</text:h>
      <text:p text:style-name="P1">The framework and its state is mapped to a set of different resources. Each resource is accessible through a resource identifier, as summarized in <text:bookmark-ref text:reference-format="chapter" text:ref-name="__RefHeading__2743_321855166">5.3</text:bookmark-ref>.</text:p>
      <text:p text:style-name="P1"/>
      <text:h text:style-name="Heading_20_3" text:outline-level="3">The Framework Startlevel Resource</text:h>
      <text:p text:style-name="P1">The startlevel resource represents the active start level of the framework. It supports the following requests:</text:p>
      <text:p text:style-name="P1"/>
      <table:table table:name="Table13" table:style-name="Table13">
        <table:table-column table:style-name="Table13.A"/>
        <table:table-column table:style-name="Table13.B"/>
        <table:table-row>
          <table:table-cell table:style-name="Table13.A1" office:value-type="string">
            <text:p text:style-name="P1">Method</text:p>
          </table:table-cell>
          <table:table-cell table:style-name="Table13.B1" office:value-type="string">
            <text:p text:style-name="P1">Description</text:p>
          </table:table-cell>
        </table:table-row>
        <table:table-row>
          <table:table-cell table:style-name="Table13.A2" office:value-type="string">
            <text:p text:style-name="P17">[GET]</text:p>
          </table:table-cell>
          <table:table-cell table:style-name="Table13.B2" office:value-type="string">
            <text:p text:style-name="P1">get the startlevel. Returns a <text:change-start text:change-id="ct340875376"/>bundle <text:change-end text:change-id="ct340875376"/>startlevel representation (<text:bookmark-ref text:reference-format="chapter" text:ref-name="__RefHeading__3100_891951883">5.2.5</text:bookmark-ref>).</text:p>
            <text:p text:style-name="P2"/>
            <text:p text:style-name="P2">Status codes:</text:p>
            <table:table table:name="Table25" table:style-name="Table25">
              <table:table-column table:style-name="Table25.A"/>
              <table:table-column table:style-name="Table25.B"/>
              <table:table-row>
                <table:table-cell table:style-name="Table25.A1" office:value-type="string">
                  <text:p text:style-name="P2">200 (OK)</text:p>
                </table:table-cell>
                <table:table-cell table:style-name="Table25.B1" office:value-type="string">
                  <text:p text:style-name="P2">success</text:p>
                </table:table-cell>
              </table:table-row>
              <table:table-row>
                <table:table-cell table:style-name="Table25.A2" office:value-type="string">
                  <text:p text:style-name="P2">406 (NOT ACCEPTABLE)</text:p>
                </table:table-cell>
                <table:table-cell table:style-name="Table25.B2" office:value-type="string">
                  <text:p text:style-name="P2">does not support any of the requested representations</text:p>
                </table:table-cell>
              </table:table-row>
            </table:table>
            <text:p text:style-name="P2"/>
          </table:table-cell>
        </table:table-row>
        <table:table-row>
          <table:table-cell table:style-name="Table13.A2" office:value-type="string">
            <text:p text:style-name="P17">[PUT]</text:p>
          </table:table-cell>
          <table:table-cell table:style-name="Table13.B2" office:value-type="string">
            <text:p text:style-name="P1">set the startlevel. Expects the body of the message to be a<text:change-start text:change-id="ct463643920"/> bundle<text:change-end text:change-id="ct463643920"/> startlevel representation (<text:bookmark-ref text:reference-format="chapter" text:ref-name="__RefHeading__3100_891951883">5.2.5</text:bookmark-ref>).</text:p>
            <text:p text:style-name="P2"/>
            <text:p text:style-name="P2">Status codes: </text:p>
            <table:table table:name="Table43" table:style-name="Table43">
              <table:table-column table:style-name="Table43.A"/>
              <table:table-column table:style-name="Table43.B"/>
              <table:table-row>
                <table:table-cell table:style-name="Table43.A1" office:value-type="string">
                  <text:p text:style-name="P2">204 (NO CONTENT)</text:p>
                </table:table-cell>
                <table:table-cell table:style-name="Table43.B1" office:value-type="string">
                  <text:p text:style-name="P2">success</text:p>
                </table:table-cell>
              </table:table-row>
              <table:table-row>
                <table:table-cell table:style-name="Table43.A2" office:value-type="string">
                  <text:p text:style-name="P2">415 (UNSUPPORTED MEDIA TYPE)</text:p>
                </table:table-cell>
                <table:table-cell table:style-name="Table43.B2" office:value-type="string">
                  <text:p text:style-name="P2">the request has a media type that is not supported</text:p>
                </table:table-cell>
              </table:table-row>
              <table:table-row>
                <table:table-cell table:style-name="Table43.A2" office:value-type="string">
                  <text:p text:style-name="P2">500 (INTERNAL SERVER ERROR)</text:p>
                </table:table-cell>
                <table:table-cell table:style-name="Table43.B2" office:value-type="string">
                  <text:p text:style-name="P2">the operation has thrown an exception, e.g., IllegalArgumentException when the requested start level is less or equal to zero. </text:p>
                </table:table-cell>
              </table:table-row>
            </table:table>
            <text:p text:style-name="P2"/>
          </table:table-cell>
        </table:table-row>
      </table:table>
      <text:h text:style-name="P52" text:outline-level="3" text:is-list-header="true"/>
      <text:h text:style-name="Heading_20_3" text:outline-level="3"><text:bookmark-start text:name="__RefHeading__2788_321855166"/>The Bundles Resource<text:bookmark-end text:name="__RefHeading__2788_321855166"/></text:h>
      <text:p text:style-name="P1">The bundles resource represents the set of all bundles installed on the framework. The resource supports the following requests:</text:p>
      <text:p text:style-name="P1"/>
      <table:table table:name="Table3" table:style-name="Table3">
        <table:table-column table:style-name="Table3.A"/>
        <table:table-column table:style-name="Table3.B"/>
        <table:table-row>
          <table:table-cell table:style-name="Table3.A1" office:value-type="string">
            <text:p text:style-name="P1">Method</text:p>
          </table:table-cell>
          <table:table-cell table:style-name="Table3.B1" office:value-type="string">
            <text:p text:style-name="P1">Description</text:p>
          </table:table-cell>
        </table:table-row>
        <text:soft-page-break/>
        <table:table-row>
          <table:table-cell table:style-name="Table3.A2" office:value-type="string">
            <text:p text:style-name="P17">[GET]</text:p>
          </table:table-cell>
          <table:table-cell table:style-name="Table3.B2" office:value-type="string">
            <text:p text:style-name="P1">request the list of installed bundles in the form of the bundle list representation (<text:bookmark-ref text:reference-format="chapter" text:ref-name="__RefHeading__2786_3218551661">5.2.1</text:bookmark-ref>).</text:p>
            <text:p text:style-name="P2"/>
            <text:p text:style-name="P2">Status codes:</text:p>
            <table:table table:name="Table4" table:style-name="Table4">
              <table:table-column table:style-name="Table4.A"/>
              <table:table-column table:style-name="Table4.B"/>
              <table:table-row>
                <table:table-cell table:style-name="Table4.A1" office:value-type="string">
                  <text:p text:style-name="P2">200 (OK)</text:p>
                </table:table-cell>
                <table:table-cell table:style-name="Table4.B1" office:value-type="string">
                  <text:p text:style-name="P2">success</text:p>
                </table:table-cell>
              </table:table-row>
              <table:table-row>
                <table:table-cell table:style-name="Table4.A2" office:value-type="string">
                  <text:p text:style-name="P2">406 (NOT ACCEPTABLE)</text:p>
                </table:table-cell>
                <table:table-cell table:style-name="Table4.B2" office:value-type="string">
                  <text:p text:style-name="P2">does not support any of the requested representations</text:p>
                </table:table-cell>
              </table:table-row>
            </table:table>
            <text:p text:style-name="P2"/>
          </table:table-cell>
        </table:table-row>
        <table:table-row>
          <table:table-cell table:style-name="Table3.A2" office:value-type="string">
            <text:p text:style-name="P17">[POST]</text:p>
          </table:table-cell>
          <table:table-cell table:style-name="Table3.B2" office:value-type="string">
            <text:p text:style-name="P1">install a bundle addressed by a URI. The body of the message is expected to be a plain URI string<text:change-start text:change-id="ct341150304"/> with mime type text/plain<text:change-end text:change-id="ct341150304"/>. <text:change-start text:change-id="ct569283696"/>The URI will be used as the location of the bundle. <text:change-end text:change-id="ct569283696"/><text:span text:style-name="T28">Returns the (local) URI of the newly installed bundle. </text:span></text:p>
            <text:p text:style-name="P18"/>
            <text:p text:style-name="P2">Status codes: </text:p>
            <table:table table:name="Table8" table:style-name="Table8">
              <table:table-column table:style-name="Table8.A"/>
              <table:table-column table:style-name="Table8.B"/>
              <table:table-row>
                <table:table-cell table:style-name="Table8.A1" office:value-type="string">
                  <text:p text:style-name="P2">200 (OK)</text:p>
                </table:table-cell>
                <table:table-cell table:style-name="Table8.B1" office:value-type="string">
                  <text:p text:style-name="P2">success</text:p>
                </table:table-cell>
              </table:table-row>
              <table:table-row>
                <table:table-cell table:style-name="Table8.A2" office:value-type="string">
                  <text:p text:style-name="P2">400 (BAD REQUEST)</text:p>
                </table:table-cell>
                <table:table-cell table:style-name="Table8.B2" office:value-type="string">
                  <text:p text:style-name="P2">if the URI could not be parsed or the bundle could not be retrieved from the given URI</text:p>
                </table:table-cell>
              </table:table-row>
              <table:table-row>
                <table:table-cell table:style-name="Table8.A2" office:value-type="string">
                  <text:p text:style-name="P2"><text:change-start text:change-id="ct463664592"/>500 (INTERNAL SERVER ERROR)<text:change-end text:change-id="ct463664592"/></text:p>
                </table:table-cell>
                <table:table-cell table:style-name="Table8.B2" office:value-type="string">
                  <text:p text:style-name="P2"><text:change-start text:change-id="ct464142144"/>the operation has thrown a bundle exception. The body of the message MUST be a BundleException representation <text:bookmark-ref text:reference-format="number" text:ref-name="__RefHeading__3399_156166350">5.2.8</text:bookmark-ref>.<text:change-end text:change-id="ct464142144"/></text:p>
                </table:table-cell>
              </table:table-row>
            </table:table>
            <text:p text:style-name="P2"/>
          </table:table-cell>
        </table:table-row>
        <table:table-row>
          <table:table-cell table:style-name="Table3.A2" office:value-type="string">
            <text:p text:style-name="P17">[POST]</text:p>
          </table:table-cell>
          <table:table-cell table:style-name="Table3.B2" office:value-type="string">
            <text:p text:style-name="P1">install the bundle that is uploaded as the body of this request. Media-type <text:change text:change-id="ct204450624"/><text:change-start text:change-id="ct525591280"/>SHOULD<text:change-end text:change-id="ct525591280"/> be <text:change-start text:change-id="ct525551568"/>vnd.osgi.b<text:change-end text:change-id="ct525551568"/><text:change-start text:change-id="ct464211248"/>undle. Implementations are free to accept additional mime types other than text/plain such as <text:change-end text:change-id="ct464211248"/><text:change text:change-id="ct341560816"/><text:s/><text:span text:style-name="T13">application/zip</text:span> or <text:span text:style-name="T13">application/x-jar</text:span>. <text:change-start text:change-id="ct341011024"/>Implementations MUST generate a random locatio<text:change-end text:change-id="ct341011024"/><text:change-start text:change-id="ct463828960"/>n string that is passed to the installBundle (core 10.1.8.18) method to avoid unintended collisions between unrelated bundles.<text:change-end text:change-id="ct463828960"/></text:p>
            <text:p text:style-name="P18"/>
            <text:p text:style-name="P2">Status codes: </text:p>
            <table:table table:name="Table23" table:style-name="Table23">
              <table:table-column table:style-name="Table23.A"/>
              <table:table-column table:style-name="Table23.B"/>
              <table:table-row>
                <table:table-cell table:style-name="Table23.A1" office:value-type="string">
                  <text:p text:style-name="P2">200 (OK)</text:p>
                </table:table-cell>
                <table:table-cell table:style-name="Table23.B1" office:value-type="string">
                  <text:p text:style-name="P2">success</text:p>
                </table:table-cell>
              </table:table-row>
              <table:table-row>
                <table:table-cell table:style-name="Table23.A2" office:value-type="string">
                  <text:p text:style-name="P2">400 (BAD REQUEST)</text:p>
                </table:table-cell>
                <table:table-cell table:style-name="Table23.B2" office:value-type="string">
                  <text:p text:style-name="P2">if the request body is not a valid OSGi bundle</text:p>
                </table:table-cell>
              </table:table-row>
              <table:table-row>
                <table:table-cell table:style-name="Table23.A2" office:value-type="string">
                  <text:p text:style-name="P2"><text:change-start text:change-id="ct525591376"/>500 (INTERNAL SERVER ERROR)<text:change-end text:change-id="ct525591376"/></text:p>
                </table:table-cell>
                <table:table-cell table:style-name="Table23.B2" office:value-type="string">
                  <text:p text:style-name="P2"><text:change-start text:change-id="ct525647056"/>the operation has thrown a bundle exception. The body of the message MUST be a BundleException representation <text:bookmark-ref text:reference-format="number" text:ref-name="__RefHeading__3399_156166350">5.2.8</text:bookmark-ref>.<text:change-end text:change-id="ct525647056"/></text:p>
                </table:table-cell>
              </table:table-row>
            </table:table>
            <text:p text:style-name="P2"/>
          </table:table-cell>
        </table:table-row>
      </table:table>
      <text:p text:style-name="P1"/>
      <text:p text:style-name="P1">The bundles resource returns a list of the URIs of all bundles installed on the framework. For clients interested in all bundles there is also the possibility to retrieve the bundle representation of each installed bundle with a single request through the bundles/representations resource:</text:p>
      <text:p text:style-name="P1"/>
      <text:p text:style-name="P1"/>
      <table:table table:name="Table37" table:style-name="Table37">
        <table:table-column table:style-name="Table37.A"/>
        <table:table-column table:style-name="Table37.B"/>
        <table:table-row>
          <table:table-cell table:style-name="Table37.A1" office:value-type="string">
            <text:p text:style-name="P1">Method</text:p>
          </table:table-cell>
          <table:table-cell table:style-name="Table37.B1" office:value-type="string">
            <text:p text:style-name="P1">Description</text:p>
          </table:table-cell>
        </table:table-row>
        <table:table-row>
          <table:table-cell table:style-name="Table37.A2" office:value-type="string">
            <text:p text:style-name="P17">[GET]</text:p>
          </table:table-cell>
          <table:table-cell table:style-name="Table37.B2" office:value-type="string">
            <text:p text:style-name="P1">request the representations of all installed bundles in the form of a bundle representations list (<text:bookmark-ref text:reference-format="chapter" text:ref-name="__RefHeading__6611_77350421">5.2.1.2</text:bookmark-ref>).</text:p>
            <text:p text:style-name="P2"/>
            <text:p text:style-name="P2">Status codes:</text:p>
            <table:table table:name="Table38" table:style-name="Table38">
              <table:table-column table:style-name="Table38.A"/>
              <table:table-column table:style-name="Table38.B"/>
              <table:table-row>
                <table:table-cell table:style-name="Table38.A1" office:value-type="string">
                  <text:p text:style-name="P2">200 (OK)</text:p>
                </table:table-cell>
                <table:table-cell table:style-name="Table38.B1" office:value-type="string">
                  <text:p text:style-name="P2">success</text:p>
                </table:table-cell>
              </table:table-row>
              <table:table-row>
                <table:table-cell table:style-name="Table38.A2" office:value-type="string">
                  <text:p text:style-name="P2">406 (NOT ACCEPTABLE)</text:p>
                </table:table-cell>
                <table:table-cell table:style-name="Table38.B2" office:value-type="string">
                  <text:p text:style-name="P2">does not support any of the requested representations</text:p>
                </table:table-cell>
              </table:table-row>
            </table:table>
            <text:p text:style-name="P2"/>
          </table:table-cell>
        </table:table-row>
      </table:table>
      <text:h text:style-name="Heading_20_3" text:outline-level="3" text:is-list-header="true"/>
      <text:h text:style-name="Heading_20_3" text:outline-level="3"><text:bookmark-start text:name="__RefHeading__2790_321855166"/>The Bundle Resource<text:bookmark-end text:name="__RefHeading__2790_321855166"/></text:h>
      <text:p text:style-name="P1">The bundle resource represents a single, distinct bundle in the system. Hence, it has to be qualified by a bundle id. The bundle resource supports the following requests:</text:p>
      <text:p text:style-name="P1"/>
      <table:table table:name="Table6" table:style-name="Table6">
        <table:table-column table:style-name="Table6.A"/>
        <table:table-column table:style-name="Table6.B"/>
        <table:table-row>
          <table:table-cell table:style-name="Table6.A1" office:value-type="string">
            <text:p text:style-name="P1">Method</text:p>
          </table:table-cell>
          <table:table-cell table:style-name="Table6.B1" office:value-type="string">
            <text:p text:style-name="P1">Description</text:p>
          </table:table-cell>
        </table:table-row>
        <text:soft-page-break/>
        <table:table-row>
          <table:table-cell table:style-name="Table6.A2" office:value-type="string">
            <text:p text:style-name="P17">[GET]</text:p>
          </table:table-cell>
          <table:table-cell table:style-name="Table6.B2" office:value-type="string">
            <text:p text:style-name="P1">request the bundle representation (<text:bookmark-ref text:reference-format="chapter" text:ref-name="__RefHeading__2798_321855166">??</text:bookmark-ref>).</text:p>
            <text:p text:style-name="P2"/>
            <text:p text:style-name="P2">Status codes:</text:p>
            <table:table table:name="Table7" table:style-name="Table7">
              <table:table-column table:style-name="Table7.A"/>
              <table:table-column table:style-name="Table7.B"/>
              <table:table-row>
                <table:table-cell table:style-name="Table7.A1" office:value-type="string">
                  <text:p text:style-name="P2">200 (OK)</text:p>
                </table:table-cell>
                <table:table-cell table:style-name="Table7.B1" office:value-type="string">
                  <text:p text:style-name="P2">success</text:p>
                </table:table-cell>
              </table:table-row>
              <table:table-row>
                <table:table-cell table:style-name="Table7.A2" office:value-type="string">
                  <text:p text:style-name="P2">404 (NOT FOUND)</text:p>
                </table:table-cell>
                <table:table-cell table:style-name="Table7.B2" office:value-type="string">
                  <text:p text:style-name="P2">there is no bundle with this bundle id</text:p>
                </table:table-cell>
              </table:table-row>
              <table:table-row>
                <table:table-cell table:style-name="Table7.A2" office:value-type="string">
                  <text:p text:style-name="P2">406 (NOT ACCEPTABLE)</text:p>
                </table:table-cell>
                <table:table-cell table:style-name="Table7.B2" office:value-type="string">
                  <text:p text:style-name="P2">does not support any of the requested representations</text:p>
                </table:table-cell>
              </table:table-row>
            </table:table>
            <text:p text:style-name="P2"/>
          </table:table-cell>
        </table:table-row>
        <table:table-row>
          <table:table-cell table:style-name="Table6.A2" office:value-type="string">
            <text:p text:style-name="P17">[PUT]</text:p>
          </table:table-cell>
          <table:table-cell table:style-name="Table6.B2" office:value-type="string">
            <text:p text:style-name="P1">update the bundle with a new version. Expects the body of the message to be a plain URI referencing the new bundle or an empty content to trigger bundle.update().</text:p>
            <text:p text:style-name="P2"/>
            <text:p text:style-name="P2">Status codes: </text:p>
            <table:table table:name="Table30" table:style-name="Table30">
              <table:table-column table:style-name="Table30.A"/>
              <table:table-column table:style-name="Table30.B"/>
              <table:table-row>
                <table:table-cell table:style-name="Table30.A1" office:value-type="string">
                  <text:p text:style-name="P2">204 (NO CONTENT)</text:p>
                </table:table-cell>
                <table:table-cell table:style-name="Table30.B1" office:value-type="string">
                  <text:p text:style-name="P2">success</text:p>
                </table:table-cell>
              </table:table-row>
              <table:table-row>
                <table:table-cell table:style-name="Table30.A2" office:value-type="string">
                  <text:p text:style-name="P2">400 (BAD REQUEST)</text:p>
                </table:table-cell>
                <table:table-cell table:style-name="Table30.B2" office:value-type="string">
                  <text:p text:style-name="P2">if the URI could not be parsed or the bundle could not be retrieved from the given URI</text:p>
                </table:table-cell>
              </table:table-row>
              <table:table-row>
                <table:table-cell table:style-name="Table30.A2" office:value-type="string">
                  <text:p text:style-name="P2">404 (NOT FOUND)</text:p>
                </table:table-cell>
                <table:table-cell table:style-name="Table30.B2" office:value-type="string">
                  <text:p text:style-name="P2">there is no bundle with this bundle id</text:p>
                </table:table-cell>
              </table:table-row>
              <table:table-row>
                <table:table-cell table:style-name="Table30.A2" office:value-type="string">
                  <text:p text:style-name="P2">500 (INTERNAL SERVER ERROR)</text:p>
                </table:table-cell>
                <table:table-cell table:style-name="Table30.B2" office:value-type="string">
                  <text:p text:style-name="P2">the operation has thrown a bundle exception<text:change-start text:change-id="ct569196400"/>. The body of the message MUST be a BundleException representation <text:bookmark-ref text:reference-format="number" text:ref-name="__RefHeading__3399_156166350">5.2.8</text:bookmark-ref><text:change-end text:change-id="ct569196400"/><text:change-start text:change-id="ct463684016"/>.<text:change-end text:change-id="ct463684016"/></text:p>
                </table:table-cell>
              </table:table-row>
            </table:table>
            <text:p text:style-name="P2"/>
          </table:table-cell>
        </table:table-row>
        <table:table-row>
          <table:table-cell table:style-name="Table6.A2" office:value-type="string">
            <text:p text:style-name="P17">[DELETE]</text:p>
          </table:table-cell>
          <table:table-cell table:style-name="Table6.B2" office:value-type="string">
            <text:p text:style-name="P1">uninstall the bundle.</text:p>
            <text:p text:style-name="P2"/>
            <text:p text:style-name="P2">Status codes: </text:p>
            <table:table table:name="Table5" table:style-name="Table5">
              <table:table-column table:style-name="Table5.A"/>
              <table:table-column table:style-name="Table5.B"/>
              <table:table-row>
                <table:table-cell table:style-name="Table5.A1" office:value-type="string">
                  <text:p text:style-name="P2">204 (NO CONTENT)</text:p>
                </table:table-cell>
                <table:table-cell table:style-name="Table5.B1" office:value-type="string">
                  <text:p text:style-name="P2">bundle has been successfully uninstalled</text:p>
                </table:table-cell>
              </table:table-row>
              <table:table-row>
                <table:table-cell table:style-name="Table5.A2" office:value-type="string">
                  <text:p text:style-name="P2">404 (NOT FOUND)</text:p>
                </table:table-cell>
                <table:table-cell table:style-name="Table5.B2" office:value-type="string">
                  <text:p text:style-name="P2">there is no bundle with this bundle id</text:p>
                </table:table-cell>
              </table:table-row>
              <table:table-row>
                <table:table-cell table:style-name="Table5.A2" office:value-type="string">
                  <text:p text:style-name="P2">500 (INTERNAL SERVER ERROR)</text:p>
                </table:table-cell>
                <table:table-cell table:style-name="Table5.B2" office:value-type="string">
                  <text:p text:style-name="P2">the operation has thrown a bundle exception</text:p>
                </table:table-cell>
              </table:table-row>
            </table:table>
            <text:p text:style-name="P2"/>
          </table:table-cell>
        </table:table-row>
      </table:table>
      <text:p text:style-name="P1"/>
      <text:h text:style-name="Heading_20_3" text:outline-level="3">The Bundle State Resource</text:h>
      <text:p text:style-name="P1">The bundle state resource represents the state of an installed bundle qualified through its bundle id. It supports the following requests:</text:p>
      <text:p text:style-name="P1"/>
      <table:table table:name="Table9" table:style-name="Table9">
        <table:table-column table:style-name="Table9.A"/>
        <table:table-column table:style-name="Table9.B"/>
        <table:table-row>
          <table:table-cell table:style-name="Table9.A1" office:value-type="string">
            <text:p text:style-name="P1">Method</text:p>
          </table:table-cell>
          <table:table-cell table:style-name="Table9.B1" office:value-type="string">
            <text:p text:style-name="P1">Description</text:p>
          </table:table-cell>
        </table:table-row>
        <table:table-row>
          <table:table-cell table:style-name="Table9.A2" office:value-type="string">
            <text:p text:style-name="P17">[GET]</text:p>
          </table:table-cell>
          <table:table-cell table:style-name="Table9.B2" office:value-type="string">
            <text:p text:style-name="P1">request the state of the bundle as a bundle status representation (<text:bookmark-ref text:reference-format="chapter" text:ref-name="__RefHeading__2800_321855166">5.2.2</text:bookmark-ref>).</text:p>
            <text:p text:style-name="P2"/>
            <text:p text:style-name="P2">Status codes:</text:p>
            <table:table table:name="Table10" table:style-name="Table10">
              <table:table-column table:style-name="Table10.A"/>
              <table:table-column table:style-name="Table10.B"/>
              <table:table-row>
                <table:table-cell table:style-name="Table10.A1" office:value-type="string">
                  <text:p text:style-name="P2">200 (OK)</text:p>
                </table:table-cell>
                <table:table-cell table:style-name="Table10.B1" office:value-type="string">
                  <text:p text:style-name="P2">success</text:p>
                </table:table-cell>
              </table:table-row>
              <table:table-row>
                <table:table-cell table:style-name="Table10.A2" office:value-type="string">
                  <text:p text:style-name="P2">404 (NOT FOUND)</text:p>
                </table:table-cell>
                <table:table-cell table:style-name="Table10.B2" office:value-type="string">
                  <text:p text:style-name="P2">there is no bundle with this bundle id</text:p>
                </table:table-cell>
              </table:table-row>
              <table:table-row>
                <table:table-cell table:style-name="Table10.A2" office:value-type="string">
                  <text:p text:style-name="P2">406 (NOT ACCEPTABLE)</text:p>
                </table:table-cell>
                <table:table-cell table:style-name="Table10.B2" office:value-type="string">
                  <text:p text:style-name="P2">does not support any of the requested representations</text:p>
                </table:table-cell>
              </table:table-row>
            </table:table>
            <text:p text:style-name="P2"/>
          </table:table-cell>
        </table:table-row>
        <table:table-row>
          <table:table-cell table:style-name="Table9.A2" office:value-type="string">
            <text:p text:style-name="P17">[PUT]</text:p>
          </table:table-cell>
          <table:table-cell table:style-name="Table9.B2" office:value-type="string">
            <text:p text:style-name="P1">attempts to start the bundle (setting the state to 32=started) or stop the bundle (setting the state to 4<text:change-start text:change-id="ct464059344"/>=resolved<text:change-end text:change-id="ct464059344"/>). Returns the actual new state in bundle state representation (<text:bookmark-ref text:reference-format="chapter" text:ref-name="__RefHeading__2800_321855166">5.2.2</text:bookmark-ref>).</text:p>
            <text:p text:style-name="P2"/>
            <text:p text:style-name="P2">Status codes: </text:p>
            <table:table table:name="Table11" table:style-name="Table11">
              <table:table-column table:style-name="Table11.A"/>
              <table:table-column table:style-name="Table11.B"/>
              <table:table-row>
                <table:table-cell table:style-name="Table11.A1" office:value-type="string">
                  <text:p text:style-name="P2">200 (OK)</text:p>
                </table:table-cell>
                <table:table-cell table:style-name="Table11.B1" office:value-type="string">
                  <text:p text:style-name="P2">success</text:p>
                </table:table-cell>
              </table:table-row>
              <table:table-row>
                <table:table-cell table:style-name="Table11.A2" office:value-type="string">
                  <text:p text:style-name="P2">404 (NOT FOUND)</text:p>
                </table:table-cell>
                <table:table-cell table:style-name="Table11.B2" office:value-type="string">
                  <text:p text:style-name="P2">there is no bundle with this bundle id</text:p>
                </table:table-cell>
              </table:table-row>
              <table:table-row>
                <table:table-cell table:style-name="Table11.A2" office:value-type="string">
                  <text:p text:style-name="P2">406 (NOT ACCEPTABLE)</text:p>
                </table:table-cell>
                <table:table-cell table:style-name="Table11.B2" office:value-type="string">
                  <text:p text:style-name="P2">does not support any of the requested representations</text:p>
                </table:table-cell>
              </table:table-row>
              <table:table-row>
                <table:table-cell table:style-name="Table11.A2" office:value-type="string">
                  <text:p text:style-name="P2"><text:soft-page-break/>415 (UNSUPPORTED MEDIA TYPE)</text:p>
                </table:table-cell>
                <table:table-cell table:style-name="Table11.B2" office:value-type="string">
                  <text:p text:style-name="P2">the request has a media type that is not supported</text:p>
                </table:table-cell>
              </table:table-row>
              <table:table-row>
                <table:table-cell table:style-name="Table11.A2" office:value-type="string">
                  <text:p text:style-name="P2">500 (INTERNAL SERVER ERROR)</text:p>
                </table:table-cell>
                <table:table-cell table:style-name="Table11.B2" office:value-type="string">
                  <text:p text:style-name="P2">when the operation has thrown a bundle exception<text:change-start text:change-id="ct341209216"/>. The body of the message MUST be a BundleException representation <text:bookmark-ref text:reference-format="number" text:ref-name="__RefHeading__3399_156166350">5.2.8</text:bookmark-ref>.<text:change-end text:change-id="ct341209216"/></text:p>
                </table:table-cell>
              </table:table-row>
            </table:table>
            <text:p text:style-name="P2"/>
          </table:table-cell>
        </table:table-row>
      </table:table>
      <text:p text:style-name="P1"/>
      <text:h text:style-name="Heading_20_3" text:outline-level="3">The Bundle Header Resource</text:h>
      <text:p text:style-name="P1">The bundle header resource represents the manifest header of a bundle. </text:p>
      <text:p text:style-name="P1">The bundle header resource supports the following requests:</text:p>
      <text:p text:style-name="P1"/>
      <table:table table:name="Table15" table:style-name="Table15">
        <table:table-column table:style-name="Table15.A"/>
        <table:table-column table:style-name="Table15.B"/>
        <table:table-row>
          <table:table-cell table:style-name="Table15.A1" office:value-type="string">
            <text:p text:style-name="P1">Method</text:p>
          </table:table-cell>
          <table:table-cell table:style-name="Table15.B1" office:value-type="string">
            <text:p text:style-name="P1">Description</text:p>
          </table:table-cell>
        </table:table-row>
        <table:table-row>
          <table:table-cell table:style-name="Table15.A2" office:value-type="string">
            <text:p text:style-name="P17">[GET]</text:p>
          </table:table-cell>
          <table:table-cell table:style-name="Table15.B2" office:value-type="string">
            <text:p text:style-name="P1">get the bundle header representation (<text:bookmark-ref text:reference-format="chapter" text:ref-name="__RefHeading__2802_321855166">5.2.3</text:bookmark-ref>).</text:p>
            <text:p text:style-name="P2"/>
            <text:p text:style-name="P2">Status codes:</text:p>
            <table:table table:name="Table16" table:style-name="Table16">
              <table:table-column table:style-name="Table16.A"/>
              <table:table-column table:style-name="Table16.B"/>
              <table:table-row>
                <table:table-cell table:style-name="Table16.A1" office:value-type="string">
                  <text:p text:style-name="P2">200 (OK)</text:p>
                </table:table-cell>
                <table:table-cell table:style-name="Table16.B1" office:value-type="string">
                  <text:p text:style-name="P2">success</text:p>
                </table:table-cell>
              </table:table-row>
              <table:table-row>
                <table:table-cell table:style-name="Table16.A2" office:value-type="string">
                  <text:p text:style-name="P2">404 (NOT FOUND)</text:p>
                </table:table-cell>
                <table:table-cell table:style-name="Table16.B2" office:value-type="string">
                  <text:p text:style-name="P2">there is no bundle with this bundle id</text:p>
                </table:table-cell>
              </table:table-row>
              <table:table-row>
                <table:table-cell table:style-name="Table16.A2" office:value-type="string">
                  <text:p text:style-name="P2">406 (NOT ACCEPTABLE)</text:p>
                </table:table-cell>
                <table:table-cell table:style-name="Table16.B2" office:value-type="string">
                  <text:p text:style-name="P2">does not support any of the requested representations</text:p>
                </table:table-cell>
              </table:table-row>
            </table:table>
            <text:p text:style-name="P2"/>
          </table:table-cell>
        </table:table-row>
      </table:table>
      <text:p text:style-name="P1"/>
      <text:h text:style-name="Heading_20_3" text:outline-level="3"><text:bookmark-start text:name="__RefHeading__2792_321855166"/>The Bundle Startlevel Resource<text:bookmark-end text:name="__RefHeading__2792_321855166"/></text:h>
      <text:p text:style-name="P1">The startlevel resource represents the start level of a specific bundle. It supports the following requests:</text:p>
      <text:p text:style-name="P1"/>
      <table:table table:name="Table17" table:style-name="Table17">
        <table:table-column table:style-name="Table17.A"/>
        <table:table-column table:style-name="Table17.B"/>
        <table:table-row>
          <table:table-cell table:style-name="Table17.A1" office:value-type="string">
            <text:p text:style-name="P1">Method</text:p>
          </table:table-cell>
          <table:table-cell table:style-name="Table17.B1" office:value-type="string">
            <text:p text:style-name="P1">Description</text:p>
          </table:table-cell>
        </table:table-row>
        <table:table-row>
          <table:table-cell table:style-name="Table17.A2" office:value-type="string">
            <text:p text:style-name="P17">[GET]</text:p>
          </table:table-cell>
          <table:table-cell table:style-name="Table17.B2" office:value-type="string">
            <text:p text:style-name="P1">get the startlevel. Returns a startlevel representation (<text:bookmark-ref text:reference-format="chapter" text:ref-name="__RefHeading__3100_891951883">5.2.5</text:bookmark-ref>).</text:p>
            <text:p text:style-name="P2"/>
            <text:p text:style-name="P2">Status codes:</text:p>
            <table:table table:name="Table18" table:style-name="Table18">
              <table:table-column table:style-name="Table18.A"/>
              <table:table-column table:style-name="Table18.B"/>
              <table:table-row>
                <table:table-cell table:style-name="Table18.A1" office:value-type="string">
                  <text:p text:style-name="P2">200 (OK)</text:p>
                </table:table-cell>
                <table:table-cell table:style-name="Table18.B1" office:value-type="string">
                  <text:p text:style-name="P2">success</text:p>
                </table:table-cell>
              </table:table-row>
              <table:table-row>
                <table:table-cell table:style-name="Table18.A2" office:value-type="string">
                  <text:p text:style-name="P2">404 (NOT FOUND)</text:p>
                </table:table-cell>
                <table:table-cell table:style-name="Table18.B2" office:value-type="string">
                  <text:p text:style-name="P2">there is no bundle with this bundle id</text:p>
                </table:table-cell>
              </table:table-row>
              <table:table-row>
                <table:table-cell table:style-name="Table18.A2" office:value-type="string">
                  <text:p text:style-name="P2">406 (NOT ACCEPTABLE)</text:p>
                </table:table-cell>
                <table:table-cell table:style-name="Table18.B2" office:value-type="string">
                  <text:p text:style-name="P2">does not support any of the requested representations</text:p>
                </table:table-cell>
              </table:table-row>
            </table:table>
            <text:p text:style-name="P2"/>
          </table:table-cell>
        </table:table-row>
        <table:table-row>
          <table:table-cell table:style-name="Table17.A2" office:value-type="string">
            <text:p text:style-name="P17">[PUT]</text:p>
          </table:table-cell>
          <table:table-cell table:style-name="Table17.B2" office:value-type="string">
            <text:p text:style-name="P1">set the startlevel. Expects the body of the message to be a startlevel representation (<text:bookmark-ref text:reference-format="chapter" text:ref-name="__RefHeading__3100_891951883">5.2.5</text:bookmark-ref>).</text:p>
            <text:p text:style-name="P2"/>
            <text:p text:style-name="P2">Status codes: </text:p>
            <table:table table:name="Table19" table:style-name="Table19">
              <table:table-column table:style-name="Table19.A"/>
              <table:table-column table:style-name="Table19.B"/>
              <table:table-row>
                <table:table-cell table:style-name="Table19.A1" office:value-type="string">
                  <text:p text:style-name="P2">204 (NO CONTENT)</text:p>
                </table:table-cell>
                <table:table-cell table:style-name="Table19.B1" office:value-type="string">
                  <text:p text:style-name="P2">success</text:p>
                </table:table-cell>
              </table:table-row>
              <table:table-row>
                <table:table-cell table:style-name="Table19.A2" office:value-type="string">
                  <text:p text:style-name="P2">404 (NOT FOUND)</text:p>
                </table:table-cell>
                <table:table-cell table:style-name="Table19.B2" office:value-type="string">
                  <text:p text:style-name="P2">there is no bundle with this bundle id</text:p>
                </table:table-cell>
              </table:table-row>
              <table:table-row>
                <table:table-cell table:style-name="Table19.A2" office:value-type="string">
                  <text:p text:style-name="P2">415 (UNSUPPORTED MEDIA TYPE)</text:p>
                </table:table-cell>
                <table:table-cell table:style-name="Table19.B2" office:value-type="string">
                  <text:p text:style-name="P2">the request has a media type that is not supported</text:p>
                </table:table-cell>
              </table:table-row>
              <table:table-row>
                <table:table-cell table:style-name="Table19.A2" office:value-type="string">
                  <text:p text:style-name="P2">500 (INTERNAL SERVER ERROR)</text:p>
                </table:table-cell>
                <table:table-cell table:style-name="Table19.B2" office:value-type="string">
                  <text:p text:style-name="P2">the operation has thrown an exception, e.g., IllegalArgumentException when the requested start level is less or equal to zero or the bundle is the system bundle.<text:change-start text:change-id="ct569233504"/> If the caught exception was a BundleExcept<text:change-end text:change-id="ct569233504"/><text:change-start text:change-id="ct514417328"/>ion, a BundleException representation <text:bookmark-ref text:reference-format="number" text:ref-name="__RefHeading__3399_156166350">5.2.8</text:bookmark-ref>. MUST be returned.<text:change-end text:change-id="ct514417328"/><text:change text:change-id="ct463637984"/></text:p>
                </table:table-cell>
              </table:table-row>
            </table:table>
            <text:p text:style-name="P2"/>
          </table:table-cell>
        </table:table-row>
      </table:table>
      <text:h text:style-name="Heading_20_3" text:outline-level="3" text:is-list-header="true"/>
      <text:p text:style-name="Body">Implementations MUST ignore the values for persistentlystarted and activationpolicyused in PUT request bodies.</text:p>
      <text:p text:style-name="Body"/>
      <text:h text:style-name="Heading_20_3" text:outline-level="3"><text:soft-page-break/>The Services Resource</text:h>
      <text:p text:style-name="P1">The services resource represents the set of all services available on the framework, optionally constrained by those matching a given filter expression. The resource supports the following requests:</text:p>
      <text:p text:style-name="P1"/>
      <table:table table:name="Table34" table:style-name="Table34">
        <table:table-column table:style-name="Table34.A"/>
        <table:table-column table:style-name="Table34.B"/>
        <table:table-row>
          <table:table-cell table:style-name="Table34.A1" office:value-type="string">
            <text:p text:style-name="P1">Method</text:p>
          </table:table-cell>
          <table:table-cell table:style-name="Table34.B1" office:value-type="string">
            <text:p text:style-name="P1">Description</text:p>
          </table:table-cell>
        </table:table-row>
        <table:table-row>
          <table:table-cell table:style-name="Table34.A2" office:value-type="string">
            <text:p text:style-name="P17">[GET]</text:p>
          </table:table-cell>
          <table:table-cell table:style-name="Table34.B2" office:value-type="string">
            <text:p text:style-name="P1">request the list of available services in the form of one of the service list representation (<text:bookmark-ref text:reference-format="chapter" text:ref-name="__RefHeading__7749_77350421">5.2.7.1</text:bookmark-ref>).</text:p>
            <text:p text:style-name="P2"/>
            <text:p text:style-name="P2">Status codes:</text:p>
            <table:table table:name="Table35" table:style-name="Table35">
              <table:table-column table:style-name="Table35.A"/>
              <table:table-column table:style-name="Table35.B"/>
              <table:table-row>
                <table:table-cell table:style-name="Table35.A1" office:value-type="string">
                  <text:p text:style-name="P2">200 (OK)</text:p>
                </table:table-cell>
                <table:table-cell table:style-name="Table35.B1" office:value-type="string">
                  <text:p text:style-name="P2">success</text:p>
                </table:table-cell>
              </table:table-row>
              <table:table-row>
                <table:table-cell table:style-name="Table35.A2" office:value-type="string">
                  <text:p text:style-name="P2">400 (BAD REQUEST)</text:p>
                </table:table-cell>
                <table:table-cell table:style-name="Table35.B2" office:value-type="string">
                  <text:p text:style-name="P2">the filter expression was not valid (only if a filter is used)</text:p>
                </table:table-cell>
              </table:table-row>
              <table:table-row>
                <table:table-cell table:style-name="Table35.A2" office:value-type="string">
                  <text:p text:style-name="P2">406 (NOT ACCEPTABLE)</text:p>
                </table:table-cell>
                <table:table-cell table:style-name="Table35.B2" office:value-type="string">
                  <text:p text:style-name="P2">does not support any of the requested representations</text:p>
                </table:table-cell>
              </table:table-row>
            </table:table>
            <text:p text:style-name="P2"/>
          </table:table-cell>
        </table:table-row>
      </table:table>
      <text:p text:style-name="P1"/>
      <text:p text:style-name="P1">The services resource returns a list of the URIs of all services available on the framework. For clients interested in all services there is also the possibility to retrieve the service representation of each available service with a single request through the services/representations resource:</text:p>
      <text:p text:style-name="P1"/>
      <text:p text:style-name="P1"/>
      <table:table table:name="Table36" table:style-name="Table36">
        <table:table-column table:style-name="Table36.A"/>
        <table:table-column table:style-name="Table36.B"/>
        <table:table-row>
          <table:table-cell table:style-name="Table36.A1" office:value-type="string">
            <text:p text:style-name="P1">Method</text:p>
          </table:table-cell>
          <table:table-cell table:style-name="Table36.B1" office:value-type="string">
            <text:p text:style-name="P1">Description</text:p>
          </table:table-cell>
        </table:table-row>
        <table:table-row>
          <table:table-cell table:style-name="Table36.A2" office:value-type="string">
            <text:p text:style-name="P17">[GET]</text:p>
          </table:table-cell>
          <table:table-cell table:style-name="Table36.B2" office:value-type="string">
            <text:p text:style-name="P1">request the representations of all available services in the form of a service representations list (<text:bookmark-ref text:reference-format="chapter" text:ref-name="__RefHeading__10461_77350421">5.2.7.2</text:bookmark-ref>).</text:p>
            <text:p text:style-name="P2"/>
            <text:p text:style-name="P2">Status codes:</text:p>
            <table:table table:name="Table39" table:style-name="Table39">
              <table:table-column table:style-name="Table39.A"/>
              <table:table-column table:style-name="Table39.B"/>
              <table:table-row>
                <table:table-cell table:style-name="Table39.A1" office:value-type="string">
                  <text:p text:style-name="P2">200 (OK)</text:p>
                </table:table-cell>
                <table:table-cell table:style-name="Table39.B1" office:value-type="string">
                  <text:p text:style-name="P2">success</text:p>
                </table:table-cell>
              </table:table-row>
              <table:table-row>
                <table:table-cell table:style-name="Table39.A2" office:value-type="string">
                  <text:p text:style-name="P2">400 (BAD REQUEST)</text:p>
                </table:table-cell>
                <table:table-cell table:style-name="Table39.B2" office:value-type="string">
                  <text:p text:style-name="P2">the filter expression was not valid (only if a filter is used)</text:p>
                </table:table-cell>
              </table:table-row>
              <table:table-row>
                <table:table-cell table:style-name="Table39.A2" office:value-type="string">
                  <text:p text:style-name="P2">406 (NOT ACCEPTABLE)</text:p>
                </table:table-cell>
                <table:table-cell table:style-name="Table39.B2" office:value-type="string">
                  <text:p text:style-name="P2">does not support any of the requested representations</text:p>
                </table:table-cell>
              </table:table-row>
            </table:table>
            <text:p text:style-name="P2"/>
          </table:table-cell>
        </table:table-row>
      </table:table>
      <text:h text:style-name="P52" text:outline-level="3" text:is-list-header="true"/>
      <text:h text:style-name="Heading_20_3" text:outline-level="3"><text:bookmark-start text:name="__RefHeading__2790_3218551661"/>The Service Resource<text:bookmark-end text:name="__RefHeading__2790_3218551661"/></text:h>
      <text:p text:style-name="P1">The service resource represents a single, distinct service in the system. Hence, it has to be qualified by a service id. The service resource supports the following requests:</text:p>
      <text:p text:style-name="P1"/>
      <table:table table:name="Table31" table:style-name="Table31">
        <table:table-column table:style-name="Table31.A"/>
        <table:table-column table:style-name="Table31.B"/>
        <table:table-row>
          <table:table-cell table:style-name="Table31.A1" office:value-type="string">
            <text:p text:style-name="P1">Method</text:p>
          </table:table-cell>
          <table:table-cell table:style-name="Table31.B1" office:value-type="string">
            <text:p text:style-name="P1">Description</text:p>
          </table:table-cell>
        </table:table-row>
        <table:table-row>
          <table:table-cell table:style-name="Table31.A2" office:value-type="string">
            <text:p text:style-name="P17">[GET]</text:p>
          </table:table-cell>
          <table:table-cell table:style-name="Table31.B2" office:value-type="string">
            <text:p text:style-name="P1">request the service representation (<text:bookmark-ref text:reference-format="chapter" text:ref-name="__RefHeading__4495_77350421">Error: Reference source not found</text:bookmark-ref>).</text:p>
            <text:p text:style-name="P2"/>
            <text:p text:style-name="P2">Status codes:</text:p>
            <table:table table:name="Table33" table:style-name="Table33">
              <table:table-column table:style-name="Table33.A"/>
              <table:table-column table:style-name="Table33.B"/>
              <table:table-row>
                <table:table-cell table:style-name="Table33.A1" office:value-type="string">
                  <text:p text:style-name="P2">200 (OK)</text:p>
                </table:table-cell>
                <table:table-cell table:style-name="Table33.B1" office:value-type="string">
                  <text:p text:style-name="P2">success</text:p>
                </table:table-cell>
              </table:table-row>
              <table:table-row>
                <table:table-cell table:style-name="Table33.A2" office:value-type="string">
                  <text:p text:style-name="P2">404 (NOT FOUND)</text:p>
                </table:table-cell>
                <table:table-cell table:style-name="Table33.B2" office:value-type="string">
                  <text:p text:style-name="P2">there is no service with this <text:s/>id</text:p>
                </table:table-cell>
              </table:table-row>
              <table:table-row>
                <table:table-cell table:style-name="Table33.A2" office:value-type="string">
                  <text:p text:style-name="P2">406 (NOT ACCEPTABLE)</text:p>
                </table:table-cell>
                <table:table-cell table:style-name="Table33.B2" office:value-type="string">
                  <text:p text:style-name="P2">does not support any of the requested representations</text:p>
                </table:table-cell>
              </table:table-row>
            </table:table>
            <text:p text:style-name="P2"/>
          </table:table-cell>
        </table:table-row>
      </table:table>
      <text:p text:style-name="P1"/>
      <text:h text:style-name="Heading_20_2" text:outline-level="2">Representations</text:h>
      <text:p text:style-name="Body"/>
      <text:p text:style-name="Body"><text:bookmark-start text:name="__RefHeading__2798_321855166"/>The Bundle Representation<text:bookmark-end text:name="__RefHeading__2798_321855166"/></text:p>
      <table:table table:name="Table26" table:style-name="Table26">
        <table:table-column table:style-name="Table26.A"/>
        <table:table-column table:style-name="Table26.B"/>
        <text:soft-page-break/>
        <table:table-row>
          <table:table-cell table:style-name="Table26.A1" office:value-type="string">
            <text:p text:style-name="Table_20_Contents">JSON</text:p>
          </table:table-cell>
          <table:table-cell table:style-name="Table26.B1" office:value-type="string">
            <text:p text:style-name="P1">Content-Type: <text:span text:style-name="T14">application/org.osgi.bundle+json</text:span></text:p>
            <text:p text:style-name="P1"/>
            <text:p text:style-name="P12">{</text:p>
            <text:p text:style-name="P12"><text:s text:c="3"/>"id":0,</text:p>
            <text:p text:style-name="P12"><text:s text:c="3"/>"lastModified":1314999275542,</text:p>
            <text:p text:style-name="P12"><text:s text:c="3"/>"location":"System Bundle",</text:p>
            <text:p text:style-name="P12"><text:s text:c="3"/>"state":32,</text:p>
            <text:p text:style-name="P12"><text:s text:c="3"/>"symbolicName":"org.eclipse.osgi",</text:p>
            <text:p text:style-name="P12"><text:s text:c="3"/>"version":"3.7.0.v20110613"</text:p>
            <text:p text:style-name="P12">}</text:p>
          </table:table-cell>
        </table:table-row>
        <table:table-row>
          <table:table-cell table:style-name="Table26.A2" office:value-type="string">
            <text:p text:style-name="Table_20_Contents">XML</text:p>
          </table:table-cell>
          <table:table-cell table:style-name="Table26.B2" office:value-type="string">
            <text:p text:style-name="P1">Content-Type: <text:span text:style-name="T14">application/org.osgi.bundle+xml</text:span></text:p>
            <text:p text:style-name="P1"/>
            <text:p text:style-name="P12">&lt;bundle&gt;</text:p>
            <text:p text:style-name="P12"><text:s text:c="3"/>&lt;id&gt;0&lt;/id&gt;</text:p>
            <text:p text:style-name="P12"><text:s text:c="3"/>&lt;lastModified&gt;1314999275542&lt;/lastModified&gt;</text:p>
            <text:p text:style-name="P12"><text:s text:c="3"/>&lt;location&gt;System Bundle&lt;/location&gt;</text:p>
            <text:p text:style-name="P12"><text:s text:c="3"/>&lt;state&gt;32&lt;/state&gt;</text:p>
            <text:p text:style-name="P12"><text:s text:c="3"/>&lt;symbolicName&gt;org.eclipse.osgi&lt;/symbolicName&gt;</text:p>
            <text:p text:style-name="P12"><text:s text:c="3"/>&lt;version&gt;3.7.0.v20110613&lt;/version&gt;</text:p>
            <text:p text:style-name="P12">&lt;/bundle&gt;</text:p>
          </table:table-cell>
        </table:table-row>
      </table:table>
      <text:p text:style-name="P4"/>
      <text:h text:style-name="Heading_20_3" text:outline-level="3"><text:bookmark-start text:name="__RefHeading__2786_3218551661"/>Bundles Representations<text:bookmark-end text:name="__RefHeading__2786_3218551661"/></text:h>
      <text:h text:style-name="Heading_20_4" text:outline-level="4">The Bundle List Representation</text:h>
      <text:p text:style-name="Body"/>
      <table:table table:name="Table32" table:style-name="Table32">
        <table:table-column table:style-name="Table32.A"/>
        <table:table-column table:style-name="Table32.B"/>
        <table:table-row>
          <table:table-cell table:style-name="Table32.A1" office:value-type="string">
            <text:p text:style-name="Table_20_Contents">JSON</text:p>
          </table:table-cell>
          <table:table-cell table:style-name="Table32.B1" office:value-type="string">
            <text:p text:style-name="P1">Content-Type: <text:span text:style-name="T14">application/org.osgi.bundles+json</text:span></text:p>
            <text:p text:style-name="P13"/>
            <text:p text:style-name="P12">{</text:p>
            <text:p text:style-name="P12"><text:s text:c="3"/>[<text:span text:style-name="T10">bundleURI</text:span>, <text:span text:style-name="T10">bundleURI</text:span>, ..., <text:span text:style-name="T10">bundleURI</text:span>]</text:p>
            <text:p text:style-name="P12">}</text:p>
          </table:table-cell>
        </table:table-row>
        <table:table-row>
          <table:table-cell table:style-name="Table32.A2" office:value-type="string">
            <text:p text:style-name="Table_20_Contents">XML</text:p>
          </table:table-cell>
          <table:table-cell table:style-name="Table32.B2" office:value-type="string">
            <text:p text:style-name="P1">Content-Type: <text:span text:style-name="T14">application/org.osgi.bundles+xml</text:span></text:p>
            <text:p text:style-name="P13"/>
            <text:p text:style-name="P12">&lt;bundles&gt;</text:p>
            <text:p text:style-name="P12"><text:s text:c="3"/>&lt;uri&gt;<text:span text:style-name="T10">bundleURI</text:span>&lt;/uri&gt;</text:p>
            <text:p text:style-name="P12"><text:s text:c="3"/>&lt;uri&gt;<text:span text:style-name="T10">bundleURI</text:span>&lt;/uri&gt;</text:p>
            <text:p text:style-name="P12"><text:s text:c="3"/>...</text:p>
            <text:p text:style-name="P12"><text:s text:c="3"/>&lt;uri&gt;<text:span text:style-name="T10">bundleURI</text:span>&lt;/uri&gt;</text:p>
            <text:p text:style-name="P12">&lt;/bundles&gt;</text:p>
          </table:table-cell>
        </table:table-row>
      </table:table>
      <text:p text:style-name="P38"/>
      <text:h text:style-name="Heading_20_4" text:outline-level="4"><text:bookmark-start text:name="__RefHeading__6611_77350421"/>The Bundle Representations List Representation<text:bookmark-end text:name="__RefHeading__6611_77350421"/></text:h>
      <text:p text:style-name="P30"/>
      <table:table table:name="Table14" table:style-name="Table14">
        <table:table-column table:style-name="Table14.A"/>
        <table:table-column table:style-name="Table14.B"/>
        <table:table-row>
          <table:table-cell table:style-name="Table14.A1" office:value-type="string">
            <text:p text:style-name="Table_20_Contents">JSON</text:p>
          </table:table-cell>
          <table:table-cell table:style-name="Table14.B1" office:value-type="string">
            <text:p text:style-name="P1">Content-Type: <text:span text:style-name="T14">application/org.osgi.bundles.representations+json.</text:span></text:p>
            <text:p text:style-name="P13"/>
            <text:p text:style-name="P12">[<text:span text:style-name="T10">BUNDLE REPRESENTATION, BUNDLE REPRESENTATION, </text:span><text:span text:style-name="T31">…, </text:span><text:span text:style-name="T10">BUNDLE REPRESENTATION</text:span>]</text:p>
          </table:table-cell>
        </table:table-row>
        <table:table-row>
          <table:table-cell table:style-name="Table14.A2" office:value-type="string">
            <text:p text:style-name="Table_20_Contents">XML</text:p>
          </table:table-cell>
          <table:table-cell table:style-name="Table14.B2" office:value-type="string">
            <text:p text:style-name="P1">Content-Type: <text:span text:style-name="T14">application/org.osgi.bundles.representations+xml</text:span></text:p>
            <text:p text:style-name="P13"/>
            <text:p text:style-name="P12">&lt;bundles&gt;</text:p>
            <text:p text:style-name="P12"><text:s text:c="3"/><text:span text:style-name="T10">BUNDLE REPRESENTATION</text:span></text:p>
            <text:p text:style-name="P12"><text:soft-page-break/><text:s text:c="3"/><text:span text:style-name="T10">BUNDLE REPRESENTATION</text:span></text:p>
            <text:p text:style-name="P12"><text:s text:c="3"/>...</text:p>
            <text:p text:style-name="P12"><text:s text:c="3"/><text:span text:style-name="T10">BUNDLE REPRESENTATION</text:span></text:p>
            <text:p text:style-name="P12">&lt;/bundles&gt;</text:p>
          </table:table-cell>
        </table:table-row>
      </table:table>
      <text:p text:style-name="P30"/>
      <text:h text:style-name="Heading_20_3" text:outline-level="3"><text:bookmark-start text:name="__RefHeading__2800_321855166"/>The Bundle State Representation<text:bookmark-end text:name="__RefHeading__2800_321855166"/></text:h>
      <text:p text:style-name="Body"/>
      <table:table table:name="Table27" table:style-name="Table27">
        <table:table-column table:style-name="Table27.A"/>
        <table:table-column table:style-name="Table27.B"/>
        <table:table-row>
          <table:table-cell table:style-name="Table27.A1" office:value-type="string">
            <text:p text:style-name="Table_20_Contents">JSON</text:p>
          </table:table-cell>
          <table:table-cell table:style-name="Table27.B1" office:value-type="string">
            <text:p text:style-name="P1">Content-Type: <text:span text:style-name="T14">application/org.osgi.bundlestate+json</text:span></text:p>
            <text:p text:style-name="P1"/>
            <text:p text:style-name="P3">{</text:p>
            <text:p text:style-name="P3"><text:s text:c="3"/>"state":32</text:p>
            <text:p text:style-name="P12">}</text:p>
          </table:table-cell>
        </table:table-row>
        <table:table-row>
          <table:table-cell table:style-name="Table27.A2" office:value-type="string">
            <text:p text:style-name="Table_20_Contents">XML</text:p>
          </table:table-cell>
          <table:table-cell table:style-name="Table27.B2" office:value-type="string">
            <text:p text:style-name="P1">Content-Type: <text:span text:style-name="T14">application/org.osgi.bundlestate+xml</text:span></text:p>
            <text:p text:style-name="P1"/>
            <text:p text:style-name="P12">&lt;state&gt;32&lt;/state&gt;</text:p>
          </table:table-cell>
        </table:table-row>
      </table:table>
      <text:h text:style-name="Heading_20_3" text:outline-level="3" text:is-list-header="true"/>
      <text:h text:style-name="Heading_20_3" text:outline-level="3"><text:bookmark-start text:name="__RefHeading__2802_321855166"/>The Bundle Header Representation<text:bookmark-end text:name="__RefHeading__2802_321855166"/></text:h>
      <text:p text:style-name="Body"/>
      <table:table table:name="Table28" table:style-name="Table28">
        <table:table-column table:style-name="Table28.A"/>
        <table:table-column table:style-name="Table28.B"/>
        <table:table-row>
          <table:table-cell table:style-name="Table28.A1" office:value-type="string">
            <text:p text:style-name="Table_20_Contents">JSON</text:p>
          </table:table-cell>
          <table:table-cell table:style-name="Table28.B1" office:value-type="string">
            <text:p text:style-name="P1">Content-Type: <text:span text:style-name="T14">application/org.osgi.bundleheader+json</text:span></text:p>
            <text:p text:style-name="P1"/>
            <text:p text:style-name="P20">{</text:p>
            <text:p text:style-name="P1"><text:span text:style-name="T13"><text:s text:c="3"/></text:span><text:span text:style-name="T15">key</text:span><text:span text:style-name="T13">:</text:span><text:span text:style-name="T15">value</text:span><text:change-start text:change-id="ct464205568"/><text:span text:style-name="T15">,</text:span><text:change-end text:change-id="ct464205568"/></text:p>
            <text:p text:style-name="P20"><text:span text:style-name="T13"><text:s text:c="3"/></text:span><text:span text:style-name="T10">key</text:span><text:span text:style-name="T13">:</text:span><text:span text:style-name="T10">value</text:span><text:change-start text:change-id="ct340926032"/><text:span text:style-name="T10">,</text:span><text:change-end text:change-id="ct340926032"/></text:p>
            <text:p text:style-name="P3"><text:s text:c="3"/>...</text:p>
            <text:p text:style-name="P20"><text:s text:c="3"/><text:span text:style-name="T10">key</text:span>:<text:span text:style-name="T10">value</text:span></text:p>
            <text:p text:style-name="P12">}</text:p>
          </table:table-cell>
        </table:table-row>
        <table:table-row>
          <table:table-cell table:style-name="Table28.A2" office:value-type="string">
            <text:p text:style-name="Table_20_Contents">XML</text:p>
          </table:table-cell>
          <table:table-cell table:style-name="Table28.B2" office:value-type="string">
            <text:p text:style-name="P1">Content-Type: <text:span text:style-name="T14">application/org.osgi.bundleheader+xml</text:span></text:p>
            <text:p text:style-name="P1"/>
            <text:p text:style-name="P3">&lt;bundleHeader&gt;</text:p>
            <text:p text:style-name="P3"><text:s text:c="3"/>&lt;entry key="<text:span text:style-name="T10">key</text:span>" value="<text:span text:style-name="T10">value</text:span>"/&gt;</text:p>
            <text:p text:style-name="P3"><text:s text:c="3"/>&lt;entry key="<text:span text:style-name="T10">key</text:span>" value="<text:span text:style-name="T10">value</text:span>"/&gt;</text:p>
            <text:p text:style-name="P3"><text:s text:c="3"/>...</text:p>
            <text:p text:style-name="P3"><text:s text:c="3"/>&lt;entry key="<text:span text:style-name="T10">key</text:span>" value="<text:span text:style-name="T10">value</text:span>"/&gt;</text:p>
            <text:p text:style-name="P3">&lt;bundleHeader&gt;</text:p>
          </table:table-cell>
        </table:table-row>
      </table:table>
      <text:p text:style-name="Body"/>
      <text:h text:style-name="Heading_20_3" text:outline-level="3"><text:bookmark-start text:name="__RefHeading__2804_321855166"/>The Framework Startlevel Representation<text:bookmark-end text:name="__RefHeading__2804_321855166"/></text:h>
      <text:p text:style-name="Body"/>
      <table:table table:name="Table29" table:style-name="Table29">
        <table:table-column table:style-name="Table29.A"/>
        <table:table-column table:style-name="Table29.B"/>
        <table:table-row>
          <table:table-cell table:style-name="Table29.A1" office:value-type="string">
            <text:p text:style-name="Table_20_Contents">JSON</text:p>
          </table:table-cell>
          <table:table-cell table:style-name="Table29.B1" office:value-type="string">
            <text:p text:style-name="P48">Content-Type: <text:span text:style-name="T14">application/org.osgi.</text:span><text:span text:style-name="T14">framework</text:span><text:span text:style-name="T14">startlevel+json</text:span></text:p>
            <text:p text:style-name="P1"/>
            <text:p text:style-name="P3">{</text:p>
            <text:p text:style-name="P3"><text:s text:c="3"/>"start<text:change text:change-id="ct463638512"/><text:change-start text:change-id="ct464170832"/>L<text:change-end text:change-id="ct464170832"/>evel":6<text:change-start text:change-id="ct464170688"/>,<text:change-end text:change-id="ct464170688"/></text:p>
            <text:p text:style-name="P3"><text:s text:c="3"/>“<text:change text:change-id="ct464208016"/><text:change-start text:change-id="ct339763296"/>initialBundleStartLevel<text:change-end text:change-id="ct339763296"/>”:4</text:p>
            <text:p text:style-name="P12">}</text:p>
          </table:table-cell>
        </table:table-row>
        <table:table-row>
          <table:table-cell table:style-name="Table29.A2" office:value-type="string">
            <text:p text:style-name="Table_20_Contents">XML</text:p>
          </table:table-cell>
          <table:table-cell table:style-name="Table29.B2" office:value-type="string">
            <text:p text:style-name="P1">Content-Type: <text:span text:style-name="T14">application/org.osgi.</text:span><text:span text:style-name="T14">framework</text:span><text:span text:style-name="T14">startlevel+xml</text:span></text:p>
            <text:p text:style-name="P1"/>
            <text:p text:style-name="P3">&lt;framework<text:change-start text:change-id="ct525630608"/>S<text:change-end text:change-id="ct525630608"/><text:change text:change-id="ct525630704"/>tart<text:change-start text:change-id="ct464117936"/>L<text:change-end text:change-id="ct464117936"/><text:change text:change-id="ct602098480"/>evel&gt;</text:p>
            <text:p text:style-name="P3"><text:soft-page-break/><text:s text:c="4"/>&lt;start<text:change-start text:change-id="ct341780368"/>L<text:change-end text:change-id="ct341780368"/><text:change text:change-id="ct463913360"/>evel&gt;6&lt;/start<text:change-start text:change-id="ct339762544"/>L<text:change-end text:change-id="ct339762544"/><text:change text:change-id="ct339762640"/>evel&gt;</text:p>
            <text:p text:style-name="P3"><text:s text:c="4"/>&lt;<text:change text:change-id="ct602185728"/><text:change-start text:change-id="ct339762736"/>initialBundleStartLevel<text:change-end text:change-id="ct339762736"/>&gt;4&lt;/<text:change text:change-id="ct602129984"/><text:change-start text:change-id="ct340873616"/>initialBundleStartLevel<text:change-end text:change-id="ct340873616"/>&gt;</text:p>
            <text:p text:style-name="P3">&lt;/framework<text:change-start text:change-id="ct340873408"/>S<text:change-end text:change-id="ct340873408"/><text:change text:change-id="ct463675200"/>tart<text:change-start text:change-id="ct569127680"/>L<text:change-end text:change-id="ct569127680"/><text:change text:change-id="ct341812928"/>evel&gt;</text:p>
          </table:table-cell>
        </table:table-row>
      </table:table>
      <text:p text:style-name="Body"/>
      <text:h text:style-name="Heading_20_3" text:outline-level="3"><text:bookmark-start text:name="__RefHeading__3100_891951883"/>The Bundle Startlevel Representation<text:bookmark-end text:name="__RefHeading__3100_891951883"/></text:h>
      <text:p text:style-name="Body"/>
      <table:table table:name="Table22" table:style-name="Table22">
        <table:table-column table:style-name="Table22.A"/>
        <table:table-column table:style-name="Table22.B"/>
        <table:table-row>
          <table:table-cell table:style-name="Table22.A1" office:value-type="string">
            <text:p text:style-name="Table_20_Contents">JSON</text:p>
          </table:table-cell>
          <table:table-cell table:style-name="Table22.B1" office:value-type="string">
            <text:p text:style-name="P1">Content-Type: <text:span text:style-name="T14">application/org.osgi.</text:span><text:span text:style-name="T14">bundle</text:span><text:span text:style-name="T14">startlevel+json</text:span></text:p>
            <text:p text:style-name="P1"/>
            <text:p text:style-name="P3">{</text:p>
            <text:p text:style-name="P3"><text:s text:c="3"/>"start<text:change-start text:change-id="ct341713296"/>L<text:change-end text:change-id="ct341713296"/><text:change text:change-id="ct525822688"/>evel":6</text:p>
            <text:p text:style-name="P3"><text:change text:change-id="ct341713152"/></text:p>
            <text:p text:style-name="P3"><text:s text:c="3"/>“activation<text:change-start text:change-id="ct463709232"/>P<text:change-end text:change-id="ct463709232"/><text:change text:change-id="ct602146032"/>olicy<text:change-start text:change-id="ct339787344"/>U<text:change-end text:change-id="ct339787344"/><text:change text:change-id="ct341554672"/>sed”:true</text:p>
            <text:p text:style-name="P3"><text:s text:c="3"/>“persistently<text:change-start text:change-id="ct339787216"/>S<text:change-end text:change-id="ct339787216"/><text:change text:change-id="ct513960096"/>tarted”:false</text:p>
            <text:p text:style-name="P12">}</text:p>
          </table:table-cell>
        </table:table-row>
        <table:table-row>
          <table:table-cell table:style-name="Table22.A2" office:value-type="string">
            <text:p text:style-name="Table_20_Contents">XML</text:p>
          </table:table-cell>
          <table:table-cell table:style-name="Table22.B2" office:value-type="string">
            <text:p text:style-name="P1">Content-Type: <text:span text:style-name="T14">application/org.osgi.</text:span><text:span text:style-name="T14">bundle</text:span><text:span text:style-name="T14">startlevel+xml</text:span></text:p>
            <text:p text:style-name="P1"/>
            <text:p text:style-name="P3">&lt;bundle<text:change-start text:change-id="ct526062848"/>S<text:change-end text:change-id="ct526062848"/><text:change text:change-id="ct525662816"/>tart<text:change-start text:change-id="ct340789120"/>L<text:change-end text:change-id="ct340789120"/><text:change text:change-id="ct463709328"/>evel&gt;</text:p>
            <text:p text:style-name="P3"><text:s text:c="4"/>&lt;start<text:change-start text:change-id="ct602146128"/>L<text:change-end text:change-id="ct602146128"/><text:change text:change-id="ct339759968"/>evel&gt;6&lt;/start<text:change-start text:change-id="ct463749952"/>L<text:change-end text:change-id="ct463749952"/><text:change text:change-id="ct341554496"/>evel&gt;</text:p>
            <text:p text:style-name="P3"><text:change text:change-id="ct463750048"/></text:p>
            <text:p text:style-name="P3"><text:s text:c="4"/>&lt;activation<text:change-start text:change-id="ct340815088"/>P<text:change-end text:change-id="ct340815088"/><text:change text:change-id="ct339763040"/>olicy<text:change-start text:change-id="ct525822816"/>U<text:change-end text:change-id="ct525822816"/><text:change text:change-id="ct525822912"/>sed&gt;true&lt;/actiovation<text:change-start text:change-id="ct340874432"/>P<text:change-end text:change-id="ct340874432"/><text:change text:change-id="ct340874288"/>olicy<text:change-start text:change-id="ct340854576"/>U<text:change-end text:change-id="ct340854576"/><text:change text:change-id="ct340854784"/>sed&gt;</text:p>
            <text:p text:style-name="P3"><text:s text:c="4"/>&lt;persistently<text:change-start text:change-id="ct526052336"/>S<text:change-end text:change-id="ct526052336"/><text:change text:change-id="ct526126016"/>tarted&gt;false&lt;/persistently<text:change-start text:change-id="ct526126112"/>S<text:change-end text:change-id="ct526126112"/><text:change text:change-id="ct569230624"/>tarted&gt;</text:p>
            <text:p text:style-name="P3">&lt;/bundle<text:change-start text:change-id="ct525645280"/>S<text:change-end text:change-id="ct525645280"/><text:change text:change-id="ct602155888"/>tart<text:change text:change-id="ct602155984"/><text:change-start text:change-id="ct568332208"/>L<text:change-end text:change-id="ct568332208"/>evel&gt;</text:p>
          </table:table-cell>
        </table:table-row>
      </table:table>
      <text:p text:style-name="Body"/>
      <text:h text:style-name="Heading_20_3" text:outline-level="3"><text:bookmark-start text:name="__RefHeading__4746_77350421"/>The Service Representation<text:bookmark-end text:name="__RefHeading__4746_77350421"/></text:h>
      <text:p text:style-name="Body"/>
      <table:table table:name="Table42" table:style-name="Table42">
        <table:table-column table:style-name="Table42.A"/>
        <table:table-column table:style-name="Table42.B"/>
        <table:table-row>
          <table:table-cell table:style-name="Table42.A1" office:value-type="string">
            <text:p text:style-name="Table_20_Contents">JSON</text:p>
          </table:table-cell>
          <table:table-cell table:style-name="Table42.B1" office:value-type="string">
            <text:p text:style-name="P1">Content-Type: <text:span text:style-name="T14">application/org.osgi.service+json</text:span></text:p>
            <text:p text:style-name="P1"/>
            <text:p text:style-name="P12">{</text:p>
            <text:p text:style-name="P12"><text:s text:c="3"/>properties:</text:p>
            <text:p text:style-name="P12"><text:s text:c="3"/>{</text:p>
            <text:p text:style-name="P12"><text:s text:c="6"/>key:value<text:change-start text:change-id="ct340852080"/>,<text:change-end text:change-id="ct340852080"/></text:p>
            <text:p text:style-name="P12"><text:s text:c="6"/>key:value<text:change-start text:change-id="ct341623104"/>,<text:change-end text:change-id="ct341623104"/></text:p>
            <text:p text:style-name="P12"><text:s text:c="6"/>...</text:p>
            <text:p text:style-name="P15"><text:s text:c="6"/>key:value</text:p>
            <text:p text:style-name="P12"><text:s text:c="3"/>},</text:p>
            <text:p text:style-name="P12"><text:s text:c="3"/>"bundle":bundleURI,</text:p>
            <text:p text:style-name="P12"><text:s text:c="3"/>"usingBundles":[bundleURI, bundleURI, <text:span text:style-name="T30">…</text:span> bundleURI],</text:p>
            <text:p text:style-name="P12">}</text:p>
          </table:table-cell>
        </table:table-row>
        <table:table-row>
          <table:table-cell table:style-name="Table42.A2" office:value-type="string">
            <text:p text:style-name="Table_20_Contents">XML</text:p>
          </table:table-cell>
          <table:table-cell table:style-name="Table42.B2" office:value-type="string">
            <text:p text:style-name="P1">Content-Type: <text:span text:style-name="T14">application/org.osgi.service+xml</text:span></text:p>
            <text:p text:style-name="P1"/>
            <text:p text:style-name="P12">&lt;service&gt;</text:p>
            <text:p text:style-name="P12"><text:s text:c="3"/>&lt;properties&gt;</text:p>
            <text:p text:style-name="P12"><text:s text:c="6"/>&lt;entry key=”key” value=”value”/&gt;</text:p>
            <text:p text:style-name="P12"><text:s text:c="6"/>&lt;entry key=”key” value=”value”/&gt;</text:p>
            <text:p text:style-name="P12"><text:s text:c="6"/>...</text:p>
            <text:p text:style-name="P15"><text:s text:c="6"/>&lt;entry key=”key” value=”value”/&gt;</text:p>
            <text:p text:style-name="P12"><text:s text:c="3"/>&lt;/properties&gt;</text:p>
            <text:p text:style-name="P12"><text:s text:c="3"/>&lt;bundle&gt;bundleURI&lt;/bundle&gt;</text:p>
            <text:p text:style-name="P12"><text:soft-page-break/><text:s text:c="3"/>&lt;usingBundles&gt;</text:p>
            <text:p text:style-name="P12"><text:s text:c="6"/>&lt;bundle&gt;bundleURI&lt;/bundle&gt;</text:p>
            <text:p text:style-name="P12"><text:s text:c="6"/>&lt;bundle&gt;bundleURI&lt;/bundle&gt;</text:p>
            <text:p text:style-name="P15"><text:s text:c="6"/>...</text:p>
            <text:p text:style-name="P15"><text:s text:c="6"/>&lt;bundle&gt;bundleURI&lt;/bundle&gt;</text:p>
            <text:p text:style-name="P12"><text:s text:c="3"/>&lt;/usingBundles&gt;</text:p>
            <text:p text:style-name="P12">&lt;/service&gt;</text:p>
          </table:table-cell>
        </table:table-row>
      </table:table>
      <text:p text:style-name="P4"/>
      <text:p text:style-name="P24"/>
      <text:p text:style-name="P4"><text:change text:change-id="ct339780928"/><text:change-start text:change-id="ct463916576"/></text:p>
      <text:h text:style-name="Heading_20_3" text:outline-level="3"><text:bookmark-start text:name="__RefHeading__4746_773504211"/>Service Representation<text:bookmark-end text:name="__RefHeading__4746_773504211"/></text:h>
      <text:h text:style-name="Heading_20_4" text:outline-level="4"><text:bookmark-start text:name="__RefHeading__7749_77350421"/><text:change-end text:change-id="ct463916576"/>The Service List Representation<text:bookmark-end text:name="__RefHeading__7749_77350421"/></text:h>
      <text:p text:style-name="Body"/>
      <table:table table:name="Table41" table:style-name="Table41">
        <table:table-column table:style-name="Table41.A"/>
        <table:table-column table:style-name="Table41.B"/>
        <table:table-row>
          <table:table-cell table:style-name="Table41.A1" office:value-type="string">
            <text:p text:style-name="Table_20_Contents">JSON</text:p>
          </table:table-cell>
          <table:table-cell table:style-name="Table41.B1" office:value-type="string">
            <text:p text:style-name="P1">Content-Type: <text:span text:style-name="T14">application/org.osgi.services+json</text:span></text:p>
            <text:p text:style-name="P13"/>
            <text:p text:style-name="P12">{</text:p>
            <text:p text:style-name="P12"><text:s text:c="3"/>[service<text:span text:style-name="T10">URI</text:span>, service<text:span text:style-name="T10">URI</text:span>, ..., service<text:span text:style-name="T10">URI</text:span>]</text:p>
            <text:p text:style-name="P12">}</text:p>
          </table:table-cell>
        </table:table-row>
        <table:table-row>
          <table:table-cell table:style-name="Table41.A2" office:value-type="string">
            <text:p text:style-name="Table_20_Contents">XML</text:p>
          </table:table-cell>
          <table:table-cell table:style-name="Table41.B2" office:value-type="string">
            <text:p text:style-name="P1">Content-Type: <text:span text:style-name="T14">application/org.osgi.services+xml</text:span></text:p>
            <text:p text:style-name="P13"/>
            <text:p text:style-name="P12">&lt;services&gt;</text:p>
            <text:p text:style-name="P12"><text:s text:c="3"/>&lt;uri&gt;service<text:span text:style-name="T10">URI</text:span>&lt;/uri&gt;</text:p>
            <text:p text:style-name="P12"><text:s text:c="3"/>&lt;uri&gt;service<text:span text:style-name="T10">URI</text:span>&lt;/uri&gt;</text:p>
            <text:p text:style-name="P12"><text:s text:c="3"/>...</text:p>
            <text:p text:style-name="P12"><text:s text:c="3"/>&lt;uri&gt;service<text:span text:style-name="T10">URI</text:span>&lt;/uri&gt;</text:p>
            <text:p text:style-name="P12">&lt;/services&gt;</text:p>
          </table:table-cell>
        </table:table-row>
      </table:table>
      <text:p text:style-name="P25"/>
      <text:h text:style-name="Heading_20_4" text:outline-level="4"><text:bookmark-start text:name="__RefHeading__10461_77350421"/>The Service Representations List Representation<text:bookmark-end text:name="__RefHeading__10461_77350421"/></text:h>
      <text:p text:style-name="P30"/>
      <table:table table:name="Table40" table:style-name="Table40">
        <table:table-column table:style-name="Table40.A"/>
        <table:table-column table:style-name="Table40.B"/>
        <table:table-row>
          <table:table-cell table:style-name="Table40.A1" office:value-type="string">
            <text:p text:style-name="Table_20_Contents">JSON</text:p>
          </table:table-cell>
          <table:table-cell table:style-name="Table40.B1" office:value-type="string">
            <text:p text:style-name="P1">Content-Type: <text:span text:style-name="T14">application/org.osgi.services.representations+json.</text:span></text:p>
            <text:p text:style-name="P13"/>
            <text:p text:style-name="P12">[SERVICE<text:span text:style-name="T10"> REPRESENTATION, S</text:span>ERVICE<text:span text:style-name="T10"> REPRESENTATION, </text:span><text:span text:style-name="T31">…, </text:span>SERVICE<text:span text:style-name="T10"> REPRESENTATION]</text:span></text:p>
          </table:table-cell>
        </table:table-row>
        <table:table-row>
          <table:table-cell table:style-name="Table40.A2" office:value-type="string">
            <text:p text:style-name="Table_20_Contents">XML</text:p>
          </table:table-cell>
          <table:table-cell table:style-name="Table40.B2" office:value-type="string">
            <text:p text:style-name="P1">Content-Type: <text:span text:style-name="T14">application/org.osgi.services.representations+xml</text:span></text:p>
            <text:p text:style-name="P13"/>
            <text:p text:style-name="P12">&lt;services&gt;</text:p>
            <text:p text:style-name="P12"><text:s text:c="3"/>SERVICE<text:span text:style-name="T10"> REPRESENTATION</text:span></text:p>
            <text:p text:style-name="P12"><text:s text:c="3"/>SERVICE<text:span text:style-name="T10"> REPRESENTATION</text:span></text:p>
            <text:p text:style-name="P12"><text:s text:c="3"/>...</text:p>
            <text:p text:style-name="P12"><text:s text:c="3"/>SERVICE<text:span text:style-name="T10"> REPRESENTATION</text:span></text:p>
            <text:p text:style-name="P12">&lt;/services&gt;</text:p>
          </table:table-cell>
        </table:table-row>
      </table:table>
      <text:p text:style-name="P30"><text:change-start text:change-id="ct569252816"/></text:p>
      <text:h text:style-name="Heading_20_3" text:outline-level="3"><text:bookmark-start text:name="__RefHeading__3399_156166350"/>BundleException Represent<text:change-end text:change-id="ct569252816"/><text:change-start text:change-id="ct341792048"/>ation<text:bookmark-end text:name="__RefHeading__3399_156166350"/></text:h>
      <text:p text:style-name="Body">If the implementation catches a BundleException while retrieving the requested resource, a BundleException representation is returned. <text:s/>The message can be an arbitraty string and is intended to be interpreted by humans. The type code corresponds to the codes defined in 10.1.10 of the core specification and MUST be set by the implementation to the value of the getType() method (10.1.20) on the caught BundleException.</text:p>
      <text:p text:style-name="Body"/>
      <table:table table:name="Table12" table:style-name="Table12">
        <table:table-column table:style-name="Table12.A"/>
        <table:table-column table:style-name="Table12.B"/>
        <table:table-row>
          <table:table-cell table:style-name="Table12.A1" office:value-type="string">
            <text:p text:style-name="Table_20_Contents">JSON</text:p>
          </table:table-cell>
          <table:table-cell table:style-name="Table12.B1" office:value-type="string">
            <text:p text:style-name="P1">Content-Type: <text:span text:style-name="T14">application/org.osgi.</text:span><text:span text:style-name="T14">bundleexception</text:span><text:span text:style-name="T14">+json</text:span></text:p>
            <text:p text:style-name="P13"/>
            <text:p text:style-name="P12">{</text:p>
            <text:p text:style-name="P12"><text:s text:c="3"/>“typecode”: 5,</text:p>
            <text:p text:style-name="P12"><text:soft-page-break/><text:s text:c="3"/>“message”: “BundleException: Bundle activation error”</text:p>
            <text:p text:style-name="P12">}</text:p>
          </table:table-cell>
        </table:table-row>
        <table:table-row>
          <table:table-cell table:style-name="Table12.A2" office:value-type="string">
            <text:p text:style-name="Table_20_Contents">XML</text:p>
          </table:table-cell>
          <table:table-cell table:style-name="Table12.B2" office:value-type="string">
            <text:p text:style-name="P1">Content-Type: <text:span text:style-name="T14">application/org.osgi.</text:span><text:span text:style-name="T14">bundleexception</text:span><text:span text:style-name="T14">+xml</text:span></text:p>
            <text:p text:style-name="P13"/>
            <text:p text:style-name="P12">&lt;bundleexception&gt;</text:p>
            <text:p text:style-name="P12"><text:s text:c="3"/>&lt;typecode&gt;<text:span text:style-name="T10">5</text:span>&lt;/typecode&gt;</text:p>
            <text:p text:style-name="P12"><text:s text:c="3"/>&lt;message&gt;<text:span text:style-name="T10">BundleException: Bundle activation error</text:span>&lt;/message&gt;</text:p>
            <text:p text:style-name="P12">&lt;/bundleexception&gt;</text:p>
          </table:table-cell>
        </table:table-row>
      </table:table>
      <text:p text:style-name="P25"><text:change-end text:change-id="ct341792048"/></text:p>
      <text:h text:style-name="Heading_20_2" text:outline-level="2"><text:bookmark-start text:name="__RefHeading__2743_321855166"/>Resource Identifier Overview<text:bookmark-end text:name="__RefHeading__2743_321855166"/></text:h>
      <text:p text:style-name="P1"/>
      <text:p text:style-name="P3">framework</text:p>
      <text:p text:style-name="P3">framework/state</text:p>
      <text:p text:style-name="P3">framework/startlevel<text:change text:change-id="ct514010976"/></text:p>
      <text:p text:style-name="P3">framework/bundles</text:p>
      <text:p text:style-name="P3"/>
      <text:p text:style-name="P3">framework/bundles/representations</text:p>
      <text:p text:style-name="P3"/>
      <text:p text:style-name="P3">framework/bundle/{bundleid}</text:p>
      <text:p text:style-name="P3">framework/bundle/{bundleid}/state</text:p>
      <text:p text:style-name="P3">framework/bundle/{bundleid}/startlevel</text:p>
      <text:p text:style-name="P3">framework/bundle/{bundleid}/header</text:p>
      <text:p text:style-name="P3">framework/services</text:p>
      <text:p text:style-name="P3"/>
      <text:p text:style-name="P3">framework/services/representations</text:p>
      <text:p text:style-name="P3"/>
      <text:p text:style-name="P3">framework/service/{serviceid}</text:p>
      <text:p text:style-name="P3"/>
      <text:p text:style-name="P14">framework/bundle/0/state is an alias for framework/state</text:p>
      <text:p text:style-name="P3"/>
      <text:p text:style-name="P3"><text:span text:style-name="T3">The</text:span> bundles, bundles/representations, services, <text:span text:style-name="T3">and</text:span> services/representations <text:span text:style-name="T3">resources allow the use of a query parameter which specifies a filter to restrict the result set.</text:span></text:p>
      <text:p text:style-name="P3"/>
      <text:p text:style-name="P14">The filter expression follows the IETF RFC 1960 String Representation of LDAP Search Filter format <text:bookmark-ref text:reference-format="number" text:ref-name="__RefNumPara__2522_2072771208">[8].</text:bookmark-ref>.</text:p>
      <text:p text:style-name="P14"/>
      <text:p text:style-name="P14">Filters on services are matched against the service attributes. The query parameter is of the form:</text:p>
      <text:p text:style-name="P14"/>
      <text:p text:style-name="P3"><text:span text:style-name="T12">framework/services?filter=</text:span><text:span text:style-name="T5">ldap-filter</text:span></text:p>
      <text:p text:style-name="P14"/>
      <text:p text:style-name="P14">Filters on bundles are matched against the attributes of capabilities in the respective namespaces. Filters on bundles have the form:</text:p>
      <text:p text:style-name="P14"/>
      <text:p text:style-name="P14"><text:span text:style-name="T14">framework/bundles</text:span><text:span text:style-name="T14">?</text:span><text:span text:style-name="T11">namespace</text:span><text:span text:style-name="T11">1</text:span><text:span text:style-name="T14">=</text:span><text:span text:style-name="T6">ldap-filter</text:span><text:span text:style-name="T6">1</text:span><text:span text:style-name="T14">&amp;</text:span><text:span text:style-name="T5">namespace2</text:span><text:span text:style-name="T14">=</text:span><text:span text:style-name="T10">ldap-filter</text:span><text:span text:style-name="T10">2</text:span><text:span text:style-name="T14">&amp;...</text:span></text:p>
      <text:p text:style-name="P14"/>
      <text:p text:style-name="P14">A missing namespace declaration implies the IdentityNamespace (“osgi.identity”). </text:p>
      <text:p text:style-name="P3"/>
      <text:h text:style-name="P40" text:outline-level="2">Content Type Matching</text:h>
      <text:p text:style-name="P22"/>
      <text:p text:style-name="P5"><text:span text:style-name="T3">The solution offering different variants of representations (e.g., JSON or XML) MUST return the best matching variant based on the HTTP accept header. In addition, it MUST respect the file extensions defined for the different </text:span><text:span text:style-name="T3">media types as specified in the respective IETF RFC (e.g., “</text:span><text:span text:style-name="T5">.xml</text:span><text:span text:style-name="T3">” as specified in IETF RFC 3032 and “</text:span><text:span text:style-name="T5">.json</text:span><text:span text:style-name="T3">” as </text:span><text:soft-page-break/><text:span text:style-name="T3">specified in IETF RFC 4627). iI a file extension is appended to the resource, the solution MUST return the variant mandated by the file extension if it supports this content type..</text:span></text:p>
      <text:p text:style-name="P22"/>
      <text:h text:style-name="P40" text:outline-level="2">Versioning and Interoperability</text:h>
      <text:p text:style-name="P22"/>
      <text:p text:style-name="P5"><text:span text:style-name="T3">All representations described in this document have version 1. </text:span><text:span text:style-name="T3">Future versions of the repre</text:span><text:span text:style-name="T3">sentations MUST contain </text:span><text:span text:style-name="T3">the version number in their content type (e.g., <text:s/></text:span><text:span text:style-name="T14">application/org.osgi.bundlesV2)</text:span><text:span text:style-name="T1">to allow legacy clients to explicitly request an older version of the representation that they understand by setting their accept </text:span><text:span text:style-name="T1">header.</text:span></text:p>
      <text:p text:style-name="P23"/>
      <text:p text:style-name="P5"><text:span text:style-name="T1">Clients MUST understand all attributes described in this documents and </text:span><text:change text:change-id="ct569266736"/><text:change-start text:change-id="ct569195984"/><text:span text:style-name="T1">MA</text:span><text:change-end text:change-id="ct569195984"/><text:change-start text:change-id="ct340804768"/><text:span text:style-name="T1">Y</text:span><text:change-end text:change-id="ct340804768"/><text:span text:style-name="T1"> ignore any fu</text:span><text:change-start text:change-id="ct463875904"/><text:span text:style-name="T1">r</text:span><text:change-end text:change-id="ct463875904"/><text:span text:style-name="T1">ther attribute that the implementation of the REST interface might add.</text:span><text:change-start text:change-id="ct340929120"/></text:p>
      <text:p text:style-name="P23"/>
      <text:p text:style-name="P22"/>
      <text:h text:style-name="P41" text:outline-level="2">API Extensions</text:h>
      <text:p text:style-name="P23"/>
      <text:p text:style-name="P5"><text:span text:style-name="T1">Implementations MUST </text:span><text:change-end text:change-id="ct340929120"/><text:change-start text:change-id="ct464071808"/><text:span text:style-name="T1">allow providers of REST interfaces for components other than the framework to extend the client-facing API. </text:span><text:change-end text:change-id="ct464071808"/><text:change-start text:change-id="ct463688848"/><text:span text:style-name="T1">Since the</text:span><text:change-end text:change-id="ct463688848"/><text:change-start text:change-id="ct463800720"/><text:span text:style-name="T1">re are various possible technologies that can be used for implementing the REST API</text:span><text:change-end text:change-id="ct463800720"/><text:change-start text:change-id="ct463752576"/><text:span text:style-name="T1">, e.g., Java Servlet, Restlet, JAX-WS, etc., the extension mechanism can only provide visibility of extensions t</text:span><text:change-end text:change-id="ct463752576"/><text:change-start text:change-id="ct463859552"/><text:span text:style-name="T1">o the client since any tighter </text:span><text:change-end text:change-id="ct463859552"/><text:change-start text:change-id="ct601956368"/><text:span text:style-name="T1">integration of extensions would expose implementation details and therefore limit the choice of technologies that can be used for an implementation.</text:span><text:change-end text:change-id="ct601956368"/><text:change-start text:change-id="ct463800592"/></text:p>
      <text:p text:style-name="P23"/>
      <text:p text:style-name="P5"><text:span text:style-name="T1">In order to be discoverable by the client, an extension MUST register itself as a </text:span><text:change-end text:change-id="ct463800592"/><text:change-start text:change-id="ct463865200"/><text:span text:style-name="T1">org.osgi.rest.RestApiExtension service through a whiteboard pattern. It MUST set the <text:s/>org.osgi.rest.RestApiExte</text:span><text:change-end text:change-id="ct463865200"/><text:change-start text:change-id="ct341726928"/><text:span text:style-name="T1">nsion.URI_PATH property to the URI under which </text:span><text:change-end text:change-id="ct341726928"/><text:change-start text:change-id="ct463752384"/><text:span text:style-name="T1">it can be reached. If the URI is relative, it is interpreted as relative to the “extensions/”</text:span><text:change-end text:change-id="ct463752384"/><text:change-start text:change-id="ct340850608"/><text:span text:style-name="T1"> path. Extensions providing a REST API for OSGi specifications MUST set <text:s/>org.osgi.rest.RestApiExtension.NAME to the package name of t</text:span><text:change-end text:change-id="ct340850608"/><text:change-start text:change-id="ct525345424"/><text:span text:style-name="T1">he specification for which they provide the API. All other extensions MUST set the field to a package name but MAY choose a name </text:span><text:change-end text:change-id="ct525345424"/><text:change-start text:change-id="ct602069408"/><text:span text:style-name="T1">other than names with “org.osgi*” as a prefix. </text:span></text:p>
      <text:p text:style-name="P23"/>
      <text:p text:style-name="P5"><text:span text:style-name="T1">Whiteboard pattern registrations under the path “framework” or “extensions” MUST be ignored. </text:span><text:span text:style-name="T1">Implementations MUST provide the Extensions Resource under the path “extensions”, at the same hierarchical level as </text:span><text:span text:style-name="T23">the</text:span><text:span text:style-name="T1"> framework resource.</text:span></text:p>
      <text:p text:style-name="P23"/>
      <text:p text:style-name="P23"><text:s/><text:change-end text:change-id="ct602069408"/><text:change-start text:change-id="ct601956512"/></text:p>
      <text:h text:style-name="Heading_20_3" text:outline-level="3">The Extensions Resource</text:h>
      <text:p text:style-name="P5"><text:span text:style-name="T1">The </text:span><text:span text:style-name="T1">extensions resource enumerates all API extensions that are currently registered through the whiteboard pattern</text:span><text:span text:style-name="T1">:</text:span></text:p>
      <text:p text:style-name="P23"/>
      <text:p text:style-name="P1"><text:change-end text:change-id="ct601956512"/></text:p>
      <table:table table:name="Table55" table:style-name="Table55">
        <table:table-column table:style-name="Table55.A"/>
        <table:table-column table:style-name="Table55.B"/>
        <table:table-row>
          <table:table-cell table:style-name="Table55.A1" office:value-type="string">
            <text:p text:style-name="P1"><text:change-start text:change-id="ct339740480"/>Method<text:change-end text:change-id="ct339740480"/></text:p>
          </table:table-cell>
          <table:table-cell table:style-name="Table55.B1" office:value-type="string">
            <text:p text:style-name="P1"><text:change-start text:change-id="ct463834912"/>Description<text:change-end text:change-id="ct463834912"/></text:p>
          </table:table-cell>
        </table:table-row>
        <table:table-row>
          <table:table-cell table:style-name="Table55.A2" office:value-type="string">
            <text:p text:style-name="P17"><text:change-start text:change-id="ct341517504"/>[GET]<text:change-end text:change-id="ct341517504"/></text:p>
          </table:table-cell>
          <table:table-cell table:style-name="Table55.B2" office:value-type="string">
            <text:p text:style-name="P1"><text:change-start text:change-id="ct340789520"/>request the list of registered extensions in the form of one of the extension list representation (<text:bookmark-ref text:reference-format="chapter" text:ref-name="__RefHeading__2800_3218551661">5.6.2</text:bookmark-ref>).</text:p>
            <text:p text:style-name="P2"/>
            <text:p text:style-name="P2">Status codes:<text:change-end text:change-id="ct340789520"/></text:p>
            <table:table table:name="Table56" table:style-name="Table56">
              <table:table-column table:style-name="Table56.A"/>
              <table:table-column table:style-name="Table56.B"/>
              <table:table-row>
                <table:table-cell table:style-name="Table56.A1" office:value-type="string">
                  <text:p text:style-name="P2"><text:change-start text:change-id="ct341615360"/>200 (OK)<text:change-end text:change-id="ct341615360"/></text:p>
                </table:table-cell>
                <table:table-cell table:style-name="Table56.B1" office:value-type="string">
                  <text:p text:style-name="P2"><text:change-start text:change-id="ct463985696"/>success<text:change-end text:change-id="ct463985696"/></text:p>
                </table:table-cell>
              </table:table-row>
            </table:table>
            <text:p text:style-name="P2"/>
          </table:table-cell>
        </table:table-row>
      </table:table>
      <text:p text:style-name="P13"><text:change-start text:change-id="ct463985552"/></text:p>
      <text:p text:style-name="P13"><text:change-end text:change-id="ct463985552"/><text:change-start text:change-id="ct340814832"/></text:p>
      <text:h text:style-name="Heading_20_3" text:outline-level="3"><text:bookmark-start text:name="__RefHeading__2800_3218551661"/>The Extension List Representation<text:bookmark-end text:name="__RefHeading__2800_3218551661"/></text:h>
      <text:p text:style-name="Body"><text:change-end text:change-id="ct340814832"/></text:p>
      <table:table table:name="Table54" table:style-name="Table54">
        <table:table-column table:style-name="Table54.A"/>
        <table:table-column table:style-name="Table54.B"/>
        <table:table-row>
          <table:table-cell table:style-name="Table54.A1" office:value-type="string">
            <text:p text:style-name="Table_20_Contents"><text:change-start text:change-id="ct341524304"/>JSON<text:change-end text:change-id="ct341524304"/></text:p>
          </table:table-cell>
          <table:table-cell table:style-name="Table54.B1" office:value-type="string">
            <text:p text:style-name="P1"><text:change-start text:change-id="ct463859088"/>Content-Type: <text:span text:style-name="T14">application/org.osgi.</text:span><text:span text:style-name="T14">extensions</text:span><text:span text:style-name="T14">+json</text:span></text:p>
            <text:p text:style-name="P1"/>
            <text:p text:style-name="P1"><text:soft-page-break/>{ </text:p>
            <text:p text:style-name="P1"><text:s text:c="3"/>[ <text:span text:style-name="T13">{ "</text:span><text:span text:style-name="T13">name</text:span><text:span text:style-name="T13">" : "</text:span><text:span text:style-name="T13">org.osgi.service.event</text:span><text:span text:style-name="T13">", "</text:span><text:span text:style-name="T13">path</text:span><text:span text:style-name="T13">" : "</text:span><text:span text:style-name="T13">extensions/</text:span><text:span text:style-name="T13">eventadmin</text:span><text:span text:style-name="T13">" </text:span><text:span text:style-name="T16">}</text:span><text:change-end text:change-id="ct463859088"/><text:change-start text:change-id="ct463612896"/><text:span text:style-name="T16">, </text:span><text:span text:style-name="T32">… </text:span><text:span text:style-name="T16">]</text:span><text:change-end text:change-id="ct463612896"/><text:change-start text:change-id="ct341730976"/></text:p>
            <text:p text:style-name="P12">}<text:change-end text:change-id="ct341730976"/></text:p>
          </table:table-cell>
        </table:table-row>
        <table:table-row>
          <table:table-cell table:style-name="Table54.A2" office:value-type="string">
            <text:p text:style-name="Table_20_Contents"><text:change-start text:change-id="ct341248272"/>XML<text:change-end text:change-id="ct341248272"/></text:p>
          </table:table-cell>
          <table:table-cell table:style-name="Table54.B2" office:value-type="string">
            <text:p text:style-name="P1"><text:change-start text:change-id="ct341129008"/>Content-Type: <text:span text:style-name="T14">application/org.osgi.</text:span><text:span text:style-name="T14">extensions</text:span><text:span text:style-name="T14">+xml</text:span></text:p>
            <text:p text:style-name="P1"/>
            <text:p text:style-name="P12">&lt;extensions&gt;</text:p>
            <text:p text:style-name="P12"><text:s text:c="3"/>&lt;extension&gt;</text:p>
            <text:p text:style-name="P12"><text:s text:c="6"/>&lt;name&gt;org.osgi.service.event&lt;/name&gt;<text:change-end text:change-id="ct341129008"/><text:change-start text:change-id="ct569201168"/></text:p>
            <text:p text:style-name="P12"><text:s text:c="6"/>&lt;path&gt;extensions/eventadmin&lt;/path&gt;<text:change-end text:change-id="ct569201168"/><text:change-start text:change-id="ct341638096"/></text:p>
            <text:p text:style-name="P12"><text:s text:c="3"/>&lt;/extension&gt;</text:p>
            <text:p text:style-name="P12">&lt;/extensions&gt;<text:change-end text:change-id="ct341638096"/></text:p>
          </table:table-cell>
        </table:table-row>
      </table:table>
      <text:h text:style-name="P53" text:outline-level="3" text:is-list-header="true"/>
      <text:h text:style-name="Heading_20_1" text:outline-level="1">Considered Alternatives</text:h>
      <text:p text:style-name="P27"><text:span text:style-name="T20">The only technology that currently exist under the OSGi umbrella and that is designed for performing the remote management of a running OSGi framework is JMX. Arguably, JMX could be used in the cloud since it generally does not prohibit the use of web service protocols but it also does not make particularly easy to use them. The main argument against JMX has to be that REST-style APIs are easier to deal with from a programmer's perspective and are much more adopted in the overall cloud ecosystem.</text:span> </text:p>
      <text:p text:style-name="P1">Another alternative to avoid creating new APIs would be to canonically map the existing JMX APIs to REST, e.g., by implementing a JMX-to-REST bridge. This, however, would suffer from a great conceptual mismatch since JMX is an object-centric architecture whereas REST is resource-centric. The resulting REST-style API would possibly violate each and every REST design principle.</text:p>
      <text:p text:style-name="P1"/>
      <text:p text:style-name="P1">Finally, RFC 140 (Residential Management Tree) from the Residential Expert Group (REG) deals with a similar problem but is targeted to the object-centric TR-069 protocol. There is some overlap of the conceptual model with the proposed REST API but RFC 140 requires a fine-granular micro-management approach while this RFC is focused on the management of OSGi frameworks in the large. </text:p>
      <text:p text:style-name="P1"/>
      <text:p text:style-name="P1">Some particular design decisions were discussed and alternative approaches explored. </text:p>
      <text:p text:style-name="P1"/>
      <text:p text:style-name="P1">First of all, there is duplication in the API with regard to the bundle state. This property of the bundle can either be retrieved through the bundle representation or through the bundle state resource. The reason for this design is that the bundle state is the only mutable property of the bundle. Therefore, it has been modeled as a separate resource that accepts updates through post. </text:p>
      <text:p text:style-name="P1">As an alternative, one could make the entire bundle representation mutable and accepting post requests and every update other than on the state property would either be silently ignored or result in an error code to be returned. </text:p>
      <text:p text:style-name="P1"/>
      <text:p text:style-name="P1">Second, there has been discussions about modeling the lifecycle operations on bundles not through a resource at all but through new HTTP methods on the bundle resource. The IETF RFC 2068 explicitly allows other methods (extension methods) for HTTP requests. However, concerns were raised with regard to problems with firewalls or other security mechanisms in the communication path that could reject any HTTP method that is not explicitly defined in the IETF RFC 2068. </text:p>
      <text:p text:style-name="P1"/>
      <text:p text:style-name="P1">In this context, it was even discussed to abandon the use of PUT and DELETE since some members reported customer to have firewall restrictions in place that only allow GET and POST requests. However, after doing a survey of existing cloud APIs, the result was that all of the APIs of major cloud players (we looked at Amazon {S3, <text:soft-page-break/>CloudFront, Route 53, and Simple DB}, Rackspace, Microsoft Azure {BlobService, QueueService, and Table Service}; Google App Engine appengine-rest-server; VMWare vCloud) excepti for the Amazon SimpleDB API make use of PUT and DELETE, some also use HEAD in their API.<text:change-start text:change-id="ct341781760"/></text:p>
      <text:p text:style-name="P1"/>
      <text:p text:style-name="P48"/>
      <text:h text:style-name="Heading_20_1" text:outline-level="1">Javadoc</text:h>
      <text:p text:style-name="P4"><text:change-end text:change-id="ct341781760"/><text:change-start text:change-id="ct584263840"/></text:p>
      <text:section text:style-name="Sect1" text:name="Section5" text:protected="true">
        <text:section-source xlink:href="../javadoc2.rtf" text:filter-name="Rich Text Format"/>
        <text:p text:style-name="P58">Interface RestApiExtension</text:p>
        <text:p text:style-name="P88"><text:a xlink:type="simple" xlink:href="#r2"><text:span text:style-name="T35">org.osgi.rest</text:span></text:a></text:p>
        <text:p text:style-name="P89"/>
        <text:p text:style-name="P90"><text:span text:style-name="Code2">public interface </text:span><text:span text:style-name="Code2"><text:span text:style-name="T12">RestApiExtension</text:span></text:span></text:p>
        <text:p text:style-name="P91"/>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92"><text:span text:style-name="Summary_20_Heading_20_Font2">Field Summary</text:span></text:p>
            </table:table-cell>
            <table:covered-table-cell/>
            <table:table-cell table:style-name="Table57.A1" office:value-type="string">
              <text:p text:style-name="P93"><text:span text:style-name="Page_20_Reference_20_Font"><text:span text:style-name="T12">Page</text:span></text:span></text:p>
            </table:table-cell>
          </table:table-row>
          <table:table-row table:style-name="Table57.1">
            <table:table-cell table:style-name="Table57.A2" office:value-type="string">
              <text:p text:style-name="P94"><text:span text:style-name="Code_20_Small1">String</text:span></text:p>
            </table:table-cell>
            <table:table-cell table:style-name="Table57.A2" office:value-type="string">
              <text:p text:style-name="P95"><text:a xlink:type="simple" xlink:href="#r4"><text:span text:style-name="T36">NAME</text:span></text:a></text:p>
            </table:table-cell>
            <table:table-cell table:style-name="Table57.C2" office:value-type="string">
              <text:p text:style-name="P96"><text:span text:style-name="T37"><text:bookmark-ref text:reference-format="page" text:ref-name="r4">24</text:bookmark-ref></text:span></text:p>
            </table:table-cell>
          </table:table-row>
          <table:table-row table:style-name="Table57.1">
            <table:table-cell table:style-name="Table57.A2" office:value-type="string">
              <text:p text:style-name="P94"><text:span text:style-name="Code_20_Small1">String</text:span></text:p>
            </table:table-cell>
            <table:table-cell table:style-name="Table57.A2" office:value-type="string">
              <text:p text:style-name="P95"><text:a xlink:type="simple" xlink:href="#r3"><text:span text:style-name="T36">URI_PATH</text:span></text:a></text:p>
            </table:table-cell>
            <table:table-cell table:style-name="Table57.C2" office:value-type="string">
              <text:p text:style-name="P96"><text:span text:style-name="T37"><text:bookmark-ref text:reference-format="page" text:ref-name="r3">24</text:bookmark-ref></text:span></text:p>
            </table:table-cell>
          </table:table-row>
        </table:table>
        <text:p text:style-name="P60">Field Detail</text:p>
        <text:p text:style-name="P61"><text:bookmark text:name="r33"/>URI_PATH</text:p>
        <text:p text:style-name="P97"><text:span text:style-name="Code2">public static final String </text:span><text:span text:style-name="Code2"><text:span text:style-name="T12">URI_PATH</text:span></text:span><text:span text:style-name="Code2"> = "org.osgi.rest.uri.path"</text:span></text:p>
        <text:p text:style-name="P98"/>
        <text:p text:style-name="P62"><text:bookmark text:name="r41"/>NAME</text:p>
        <text:section text:style-name="Sect2" text:name="Section6">
          <text:p text:style-name="P97"><text:span text:style-name="Code2">public static final String </text:span><text:span text:style-name="Code2"><text:span text:style-name="T12">NAME</text:span></text:span><text:span text:style-name="Code2"> = "org.osgi.rest.name"</text:span></text:p>
        </text:section>
      </text:section>
      <text:h text:style-name="Heading_20_1" text:outline-level="1">REST Client Javadoc</text:h>
      <text:section text:style-name="Sect1" text:name="Section1" text:protected="true">
        <text:section-source xlink:href="../javadoc.rtf" text:filter-name="Rich Text Format"/>
        <text:p text:style-name="P79">Class RestClient</text:p>
        <text:p text:style-name="P74"><text:a xlink:type="simple" xlink:href="../../../../../../../l"><text:span text:style-name="T34">org.osgi.rest.client</text:span></text:a></text:p>
        <text:p text:style-name="P75"><text:span text:style-name="Code2"><text:span text:style-name="T19">java.lang.Object</text:span></text:span></text:p>
        <text:p text:style-name="P75"><text:span text:style-name="Code2"><text:span text:style-name="T19">  </text:span></text:span><text:span text:style-name="Code2"><text:span text:style-name="T19"><draw:frame draw:style-name="fr3" text:anchor-type="as-char" svg:width="0.1563in" svg:height="0.1457in" draw:z-index="23"><draw:image xlink:href="Pictures/100002000000000F0000000E443DCD33.png" xlink:type="simple" xlink:show="embed" xlink:actuate="onLoad"/></draw:frame></text:span></text:span><text:span text:style-name="Code2"><text:span text:style-name="T19">org.osgi.rest.client.RestClient</text:span></text:span></text:p>
        <text:p text:style-name="P76"/>
        <text:p text:style-name="P75"><text:span text:style-name="Code2"><text:span text:style-name="T19">public class RestClient</text:span></text:span></text:p>
        <text:p text:style-name="P75"><text:span text:style-name="Code2"><text:span text:style-name="T19">extends Object</text:span></text:span></text:p>
        <text:p text:style-name="P59">Constructor Detail</text:p>
        <text:p text:style-name="P59"><text:bookmark text:name="r3"/>RestClient</text:p>
        <text:p text:style-name="P75"><text:span text:style-name="Code2"><text:span text:style-name="T19">public RestClient(URI uri)</text:span></text:span></text:p>
        <text:p text:style-name="P59">Method Detail</text:p>
        <text:p text:style-name="P59"><text:bookmark text:name="r4"/>getFrameworkStartLevel</text:p>
        <text:p text:style-name="P75"><text:span text:style-name="Code2"><text:span text:style-name="T19">public org.osgi.dto.framework.startlevel.FrameworkStartLevelDTO getFrameworkStartLevel()<text:line-break/>                                                                                throws Exception</text:span></text:span></text:p>
        <text:p text:style-name="P80">Throws:</text:p>
        <text:p text:style-name="P81"><text:span text:style-name="Code2"><text:span text:style-name="T19">Exception</text:span></text:span></text:p>
        <text:p text:style-name="P82"/>
        <text:p text:style-name="P83"><text:bookmark text:name="r5"/>setFrameworkStartLevel</text:p>
        <text:p text:style-name="P75"><text:span text:style-name="Code2"><text:span text:style-name="T19">public void setFrameworkStartLevel(org.osgi.dto.framework.startlevel.FrameworkStartLevelDTO startLevel)<text:line-break/>                            throws Exception</text:span></text:span></text:p>
        <text:p text:style-name="P80">Throws:</text:p>
        <text:p text:style-name="P81"><text:span text:style-name="Code2"><text:span text:style-name="T19">Exception</text:span></text:span></text:p>
        <text:p text:style-name="P82"/>
        <text:p text:style-name="P83"><text:bookmark text:name="r6"/>getBundles</text:p>
        <text:p text:style-name="P75"><text:span text:style-name="Code2"><text:span text:style-name="T19">public Collection&lt;String&gt; getBundles()<text:line-break/>                              throws Exception</text:span></text:span></text:p>
        <text:p text:style-name="P80">Throws:</text:p>
        <text:p text:style-name="P81"><text:span text:style-name="Code2"><text:span text:style-name="T19">Exception</text:span></text:span></text:p>
        <text:p text:style-name="P82"/>
        <text:p text:style-name="P83"><text:bookmark text:name="r7"/>getBundleRepresentations</text:p>
        <text:p text:style-name="P75"><text:span text:style-name="Code2"><text:span text:style-name="T19">public Collection&lt;org.osgi.dto.framework.BundleDTO&gt; getBundleRepresentations()<text:line-break/>                                                                      throws Exception</text:span></text:span></text:p>
        <text:p text:style-name="P80">Throws:</text:p>
        <text:p text:style-name="P81"><text:span text:style-name="Code2"><text:span text:style-name="T19">Exception</text:span></text:span></text:p>
        <text:p text:style-name="P82"/>
        <text:p text:style-name="P83"><text:bookmark text:name="r8"/>getBundle</text:p>
        <text:p text:style-name="P75"><text:span text:style-name="Code2"><text:span text:style-name="T19">public org.osgi.dto.framework.BundleDTO getBundle(long id)<text:line-break/>                                           throws Exception</text:span></text:span></text:p>
        <text:p text:style-name="P80">Throws:</text:p>
        <text:p text:style-name="P81"><text:span text:style-name="Code2"><text:span text:style-name="T19">Exception</text:span></text:span></text:p>
        <text:p text:style-name="P82"/>
        <text:p text:style-name="P83"><text:bookmark text:name="r9"/>getBundle</text:p>
        <text:p text:style-name="P75"><text:span text:style-name="Code2"><text:span text:style-name="T19">public org.osgi.dto.framework.BundleDTO getBundle(String bundlePath)<text:line-break/>                                           throws Exception</text:span></text:span></text:p>
        <text:p text:style-name="P80">Throws:</text:p>
        <text:p text:style-name="P81"><text:span text:style-name="Code2"><text:span text:style-name="T19">Exception</text:span></text:span></text:p>
        <text:p text:style-name="P82"/>
        <text:p text:style-name="P83"><text:bookmark text:name="r10"/>getBundleState</text:p>
        <text:p text:style-name="P75"><text:span text:style-name="Code2"><text:span text:style-name="T19">public int getBundleState(long id)<text:line-break/>                   throws Exception</text:span></text:span></text:p>
        <text:p text:style-name="P80">Throws:</text:p>
        <text:p text:style-name="P81"><text:span text:style-name="Code2"><text:span text:style-name="T19">Exception</text:span></text:span></text:p>
        <text:p text:style-name="P82"/>
        <text:p text:style-name="P83"><text:bookmark text:name="r11"/>getBundleState</text:p>
        <text:p text:style-name="P75"><text:span text:style-name="Code2"><text:span text:style-name="T19">public int getBundleState(String bundlePath)<text:line-break/>                   throws Exception</text:span></text:span></text:p>
        <text:p text:style-name="P80">Throws:</text:p>
        <text:p text:style-name="P81"><text:span text:style-name="Code2"><text:span text:style-name="T19">Exception</text:span></text:span></text:p>
        <text:p text:style-name="P82"/>
        <text:p text:style-name="P83"><text:bookmark text:name="r12"/>startBundle</text:p>
        <text:p text:style-name="P75"><text:span text:style-name="Code2"><text:span text:style-name="T19">public void startBundle(long id)<text:line-break/>                 throws Exception</text:span></text:span></text:p>
        <text:p text:style-name="P80">Throws:</text:p>
        <text:p text:style-name="P81"><text:span text:style-name="Code2"><text:span text:style-name="T19">Exception</text:span></text:span></text:p>
        <text:p text:style-name="P82"/>
        <text:p text:style-name="P83"><text:bookmark text:name="r13"/>startBundle</text:p>
        <text:p text:style-name="P75"><text:span text:style-name="Code2"><text:span text:style-name="T19">public void startBundle(String bundlePath)<text:line-break/>                 throws Exception</text:span></text:span></text:p>
        <text:p text:style-name="P80">Throws:</text:p>
        <text:p text:style-name="P81"><text:span text:style-name="Code2"><text:span text:style-name="T19">Exception</text:span></text:span></text:p>
        <text:p text:style-name="P82"/>
        <text:p text:style-name="P83"><text:bookmark text:name="r14"/>stopBundle</text:p>
        <text:p text:style-name="P75"><text:span text:style-name="Code2"><text:span text:style-name="T19">public void stopBundle(long id)<text:line-break/>                throws Exception</text:span></text:span></text:p>
        <text:p text:style-name="P80">Throws:</text:p>
        <text:p text:style-name="P81"><text:span text:style-name="Code2"><text:span text:style-name="T19">Exception</text:span></text:span></text:p>
        <text:p text:style-name="P82"/>
        <text:p text:style-name="P83"><text:bookmark text:name="r15"/>stopBundle</text:p>
        <text:p text:style-name="P75"><text:soft-page-break/><text:span text:style-name="Code2"><text:span text:style-name="T19">public void stopBundle(String bundlePath)<text:line-break/>                throws Exception</text:span></text:span></text:p>
        <text:p text:style-name="P80">Throws:</text:p>
        <text:p text:style-name="P81"><text:span text:style-name="Code2"><text:span text:style-name="T19">Exception</text:span></text:span></text:p>
        <text:p text:style-name="P82"/>
        <text:p text:style-name="P83"><text:bookmark text:name="r16"/>getBundleHeaders</text:p>
        <text:p text:style-name="P75"><text:span text:style-name="Code2"><text:span text:style-name="T19">public org.osgi.dto.MapDTO&lt;String,Object&gt; getBundleHeaders(long id)<text:line-break/>                                                    throws Exception</text:span></text:span></text:p>
        <text:p text:style-name="P80">Throws:</text:p>
        <text:p text:style-name="P81"><text:span text:style-name="Code2"><text:span text:style-name="T19">Exception</text:span></text:span></text:p>
        <text:p text:style-name="P82"/>
        <text:p text:style-name="P83"><text:bookmark text:name="r17"/>getBundleHeaders</text:p>
        <text:p text:style-name="P75"><text:span text:style-name="Code2"><text:span text:style-name="T19">public org.osgi.dto.MapDTO&lt;String,Object&gt; getBundleHeaders(String bundlePath)<text:line-break/>                                                    throws Exception</text:span></text:span></text:p>
        <text:p text:style-name="P80">Throws:</text:p>
        <text:p text:style-name="P81"><text:span text:style-name="Code2"><text:span text:style-name="T19">Exception</text:span></text:span></text:p>
        <text:p text:style-name="P82"/>
        <text:p text:style-name="P83"><text:bookmark text:name="r18"/>getBundleStartLevel</text:p>
        <text:p text:style-name="P75"><text:span text:style-name="Code2"><text:span text:style-name="T19">public org.osgi.dto.framework.startlevel.BundleStartLevelDTO getBundleStartLevel(long id)<text:line-break/>                                                                          throws Exception</text:span></text:span></text:p>
        <text:p text:style-name="P80">Throws:</text:p>
        <text:p text:style-name="P81"><text:span text:style-name="Code2"><text:span text:style-name="T19">Exception</text:span></text:span></text:p>
        <text:p text:style-name="P82"/>
        <text:p text:style-name="P83"><text:bookmark text:name="r19"/>getBundleStartLevel</text:p>
        <text:p text:style-name="P75"><text:span text:style-name="Code2"><text:span text:style-name="T19">public org.osgi.dto.framework.startlevel.BundleStartLevelDTO getBundleStartLevel(String bundlePath)<text:line-break/>                                                                          throws Exception</text:span></text:span></text:p>
        <text:p text:style-name="P80">Throws:</text:p>
        <text:p text:style-name="P81"><text:span text:style-name="Code2"><text:span text:style-name="T19">Exception</text:span></text:span></text:p>
        <text:p text:style-name="P82"/>
        <text:p text:style-name="P83"><text:bookmark text:name="r20"/>setBundleStartLevel</text:p>
        <text:p text:style-name="P75"><text:span text:style-name="Code2"><text:span text:style-name="T19">public void setBundleStartLevel(long id,<text:line-break/>                                org.osgi.dto.framework.startlevel.BundleStartLevelDTO startLevel)<text:line-break/>                         throws Exception</text:span></text:span></text:p>
        <text:p text:style-name="P80">Throws:</text:p>
        <text:p text:style-name="P81"><text:span text:style-name="Code2"><text:span text:style-name="T19">Exception</text:span></text:span></text:p>
        <text:p text:style-name="P82"/>
        <text:p text:style-name="P83"><text:bookmark text:name="r21"/>setBundleStartLevel</text:p>
        <text:p text:style-name="P75"><text:span text:style-name="Code2"><text:span text:style-name="T19">public void setBundleStartLevel(String bundlePath,<text:line-break/>                                org.osgi.dto.framework.startlevel.BundleStartLevelDTO startLevel)<text:line-break/>                         throws Exception</text:span></text:span></text:p>
        <text:p text:style-name="P80">Throws:</text:p>
        <text:p text:style-name="P81"><text:span text:style-name="Code2"><text:span text:style-name="T19">Exception</text:span></text:span></text:p>
        <text:p text:style-name="P82"/>
        <text:p text:style-name="P83"><text:bookmark text:name="r22"/>installBundle</text:p>
        <text:p text:style-name="P75"><text:span text:style-name="Code2"><text:span text:style-name="T19">public String installBundle(URI uri)<text:line-break/>                     throws Exception</text:span></text:span></text:p>
        <text:p text:style-name="P80">Throws:</text:p>
        <text:p text:style-name="P81"><text:span text:style-name="Code2"><text:span text:style-name="T19">Exception</text:span></text:span></text:p>
        <text:p text:style-name="P82"/>
        <text:p text:style-name="P83"><text:bookmark text:name="r23"/>installBundle</text:p>
        <text:p text:style-name="P75"><text:span text:style-name="Code2"><text:span text:style-name="T19">public String installBundle(InputStream in)<text:line-break/>                     throws Exception</text:span></text:span></text:p>
        <text:p text:style-name="P80">Throws:</text:p>
        <text:p text:style-name="P81"><text:span text:style-name="Code2"><text:span text:style-name="T19">Exception</text:span></text:span></text:p>
        <text:p text:style-name="P82"/>
        <text:p text:style-name="P83"><text:bookmark text:name="r24"/>uninstallBundle</text:p>
        <text:p text:style-name="P75"><text:span text:style-name="Code2"><text:span text:style-name="T19">public void uninstallBundle(long id)<text:line-break/>                     throws Exception</text:span></text:span></text:p>
        <text:p text:style-name="P80">Throws:</text:p>
        <text:p text:style-name="P81"><text:span text:style-name="Code2"><text:span text:style-name="T19">Exception</text:span></text:span></text:p>
        <text:p text:style-name="P82"/>
        <text:p text:style-name="P83"><text:bookmark text:name="r25"/>uninstallBundle</text:p>
        <text:p text:style-name="P75"><text:span text:style-name="Code2"><text:span text:style-name="T19">public void uninstallBundle(String bundlePath)<text:line-break/>                     throws Exception</text:span></text:span></text:p>
        <text:p text:style-name="P80">Throws:</text:p>
        <text:p text:style-name="P81"><text:span text:style-name="Code2"><text:span text:style-name="T19">Exception</text:span></text:span></text:p>
        <text:p text:style-name="P82"/>
        <text:p text:style-name="P83"><text:bookmark text:name="r26"/>getServices</text:p>
        <text:p text:style-name="P75"><text:span text:style-name="Code2"><text:span text:style-name="T19">public Collection&lt;String&gt; getServices()<text:line-break/>                               throws Exception</text:span></text:span></text:p>
        <text:p text:style-name="P80">Throws:</text:p>
        <text:p text:style-name="P81"><text:span text:style-name="Code2"><text:span text:style-name="T19">Exception</text:span></text:span></text:p>
        <text:p text:style-name="P82"/>
        <text:p text:style-name="P83"><text:bookmark text:name="r27"/>getServices</text:p>
        <text:p text:style-name="P75"><text:span text:style-name="Code2"><text:span text:style-name="T19">public Collection&lt;String&gt; getServices(String filter)<text:line-break/>                               throws Exception</text:span></text:span></text:p>
        <text:p text:style-name="P80">Throws:</text:p>
        <text:p text:style-name="P81"><text:span text:style-name="Code2"><text:span text:style-name="T19">Exception</text:span></text:span></text:p>
        <text:p text:style-name="P82"/>
        <text:p text:style-name="P83"><text:bookmark text:name="r28"/>getServiceRepresentations</text:p>
        <text:p text:style-name="P75"><text:span text:style-name="Code2"><text:span text:style-name="T19">public Collection&lt;org.osgi.dto.framework.ServiceReferenceDTO&gt; getServiceRepresentations()<text:line-break/>                                                                                 throws Exception</text:span></text:span></text:p>
        <text:p text:style-name="P80">Throws:</text:p>
        <text:p text:style-name="P81"><text:span text:style-name="Code2"><text:span text:style-name="T19">Exception</text:span></text:span></text:p>
        <text:p text:style-name="P82"/>
        <text:p text:style-name="P83"><text:bookmark text:name="r29"/>getServiceRepresentations</text:p>
        <text:p text:style-name="P75"><text:span text:style-name="Code2"><text:span text:style-name="T19">public Collection&lt;org.osgi.dto.framework.ServiceReferenceDTO&gt; getServiceRepresentations(String filter)<text:line-break/>                                                                                 throws Exception</text:span></text:span></text:p>
        <text:p text:style-name="P80">Throws:</text:p>
        <text:p text:style-name="P81"><text:soft-page-break/><text:span text:style-name="Code2"><text:span text:style-name="T19">Exception</text:span></text:span></text:p>
        <text:p text:style-name="P82"/>
        <text:p text:style-name="P83"><text:bookmark text:name="r30"/>getServiceReference</text:p>
        <text:p text:style-name="P75"><text:span text:style-name="Code2"><text:span text:style-name="T19">public org.osgi.dto.framework.ServiceReferenceDTO getServiceReference(long id)<text:line-break/>                                                               throws Exception</text:span></text:span></text:p>
        <text:p text:style-name="P80">Throws:</text:p>
        <text:p text:style-name="P81"><text:span text:style-name="Code2"><text:span text:style-name="T19">Exception</text:span></text:span></text:p>
        <text:p text:style-name="P82"/>
        <text:p text:style-name="P83"><text:bookmark text:name="r31"/>getServiceReference</text:p>
        <text:p text:style-name="P75"><text:span text:style-name="Code2"><text:span text:style-name="T19">public org.osgi.dto.framework.ServiceReferenceDTO getServiceReference(String servicePath)<text:line-break/>                                                               throws Exception</text:span></text:span></text:p>
        <text:p text:style-name="P80">Throws:</text:p>
        <text:p text:style-name="P81"><text:span text:style-name="Code2"><text:span text:style-name="T19">Exception</text:span></text:span></text:p>
        <text:section text:style-name="Sect3" text:name="Section2">
          <text:p text:style-name="P84"/>
        </text:section>
        <text:section text:style-name="Sect2" text:name="Section3">
          <text:p text:style-name="Default_20_Style"/>
        </text:section>
      </text:section>
      <text:p text:style-name="P1"><text:change-end text:change-id="ct584263840"/><text:change-start text:change-id="ct585088960"/><text:span text:style-name="Code2"><text:span text:style-name="T22"/></text:span></text:p>
      <text:h text:style-name="Heading_20_1" text:outline-level="1">REST Client Javascript</text:h>
      <text:p text:style-name="P5"/>
      <text:section text:style-name="Sect1" text:name="Section4" text:protected="true">
        <text:section-source xlink:href="../javascriptdoc.odt" text:filter-name="writer8"/>
        <text:h text:style-name="P72" text:outline-level="4">OsgiRestClient(baseUrl)</text:h>
        <text:p text:style-name="P57">The OSGi REST API client </text:p>
        <text:p text:style-name="P73">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Name</text:p>
              </table:table-cell>
              <table:table-cell table:style-name="Table20.A1" office:value-type="string">
                <text:p text:style-name="Table_20_Heading">Type</text:p>
              </table:table-cell>
              <table:table-cell table:style-name="Table20.A1" office:value-type="string">
                <text:p text:style-name="Table_20_Heading">Description</text:p>
              </table:table-cell>
            </table:table-row>
          </table:table-header-rows>
          <table:table-row>
            <table:table-cell table:style-name="Table20.A1" office:value-type="string">
              <text:p text:style-name="Table_20_Contents"><text:span text:style-name="Source_20_Text">baseUrl</text:span></text:p>
            </table:table-cell>
            <table:table-cell table:style-name="Table20.A1" office:value-type="string">
              <text:p text:style-name="P54"/>
            </table:table-cell>
            <table:table-cell table:style-name="Table20.A1" office:value-type="string">
              <text:p text:style-name="Table_20_Contents">the base URL to the REST API.</text:p>
            </table:table-cell>
          </table:table-row>
        </table:table>
        <text:p text:style-name="P73">Returns:</text:p>
        <text:p text:style-name="P57">the OSGi REST API client object </text:p>
        <text:h text:style-name="Heading_20_3" text:outline-level="3">Methods</text:h>
        <text:h text:style-name="P72" text:outline-level="4"><text:bookmark text:name="getBundle"/>getBundle(b)</text:h>
        <text:p text:style-name="P57">get the Bundle representation of a specific bundle </text:p>
        <text:p text:style-name="P73">Paramete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A1" office:value-type="string">
                <text:p text:style-name="Table_20_Heading">Typ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20_Text">b</text:span></text:p>
            </table:table-cell>
            <table:table-cell table:style-name="Table21.A1" office:value-type="string">
              <text:p text:style-name="P54"/>
            </table:table-cell>
            <table:table-cell table:style-name="Table21.A1" office:value-type="string">
              <text:p text:style-name="Table_20_Contents">the bundle, either the numeric bundle ID or the bundle URI path.</text:p>
            </table:table-cell>
          </table:table-row>
        </table:table>
        <text:p text:style-name="P73">Returns:</text:p>
        <text:p text:style-name="P57">the Bundle representation as a JSON object. </text:p>
        <text:h text:style-name="P72" text:outline-level="4"><text:bookmark text:name="getBundleRepresentations"/>getBundleRepresentations()</text:h>
        <text:p text:style-name="List_20_Contents">get the bundle representations of all bundles </text:p>
        <text:p text:style-name="P73">Returns:</text:p>
        <text:p text:style-name="P57">a JSON array containing all Bundle representations </text:p>
        <text:h text:style-name="P72" text:outline-level="4"><text:bookmark text:name="getBundles"/>getBundles()</text:h>
        <text:p text:style-name="List_20_Contents">get the bundles </text:p>
        <text:p text:style-name="P73">Returns:</text:p>
        <text:p text:style-name="P57">the URI paths of the bundles as a JSON array of strings. </text:p>
        <text:h text:style-name="P72" text:outline-level="4"><text:bookmark text:name="getBundleStartLevel"/>getBundleStartLevel(b)</text:h>
        <text:p text:style-name="P57">Get the bundle startlevel. </text:p>
        <text:p text:style-name="P73">Paramete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Typ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b</text:span></text:p>
            </table:table-cell>
            <table:table-cell table:style-name="Table24.A1" office:value-type="string">
              <text:p text:style-name="P54"/>
            </table:table-cell>
            <table:table-cell table:style-name="Table24.A1" office:value-type="string">
              <text:p text:style-name="Table_20_Contents">the bundle, either the numeric bundle ID or the bundle URI path.</text:p>
            </table:table-cell>
          </table:table-row>
        </table:table>
        <text:h text:style-name="P72" text:outline-level="4"><text:soft-page-break/>undleState(b)</text:h>
        <text:p text:style-name="P57">Get the state of a bundle. </text:p>
        <text:p text:style-name="P73">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ource_20_Text">b</text:span></text:p>
            </table:table-cell>
            <table:table-cell table:style-name="Table44.A1" office:value-type="string">
              <text:p text:style-name="P54"/>
            </table:table-cell>
            <table:table-cell table:style-name="Table44.A1" office:value-type="string">
              <text:p text:style-name="Table_20_Contents">the bundle, either the numeric bundle ID or the bundle URI path.</text:p>
            </table:table-cell>
          </table:table-row>
        </table:table>
        <text:p text:style-name="P73">Returns:</text:p>
        <text:p text:style-name="P57">the bundle state representation. </text:p>
        <text:h text:style-name="P72" text:outline-level="4"><text:bookmark text:name="getFrameworkStartLevel"/>getFrameworkStartLevel()</text:h>
        <text:p text:style-name="List_20_Contents">get the framework start level in JSON FrameworkStartLevel representation. </text:p>
        <text:p text:style-name="P55"/>
        <text:h text:style-name="P72" text:outline-level="4"><text:bookmark text:name="getServiceRepresentations"/>getServiceRepresentations()</text:h>
        <text:p text:style-name="List_20_Contents">Get the representations of all services </text:p>
        <text:p text:style-name="P55"/>
        <text:p text:style-name="P73">Returns:</text:p>
        <text:p text:style-name="P57">a JSON array containing all representations. </text:p>
        <text:h text:style-name="P72" text:outline-level="4"><text:bookmark text:name="getServices"/>getServices()</text:h>
        <text:p text:style-name="List_20_Contents">Get all services. </text:p>
        <text:p text:style-name="P55"/>
        <text:p text:style-name="P73">Returns:</text:p>
        <text:p text:style-name="P57">a JSON array of the URI paths of all services. </text:p>
        <text:h text:style-name="P72" text:outline-level="4"><text:bookmark text:name="getServices1"/>getServices(s)</text:h>
        <text:p text:style-name="P57">Get the representation of a service. </text:p>
        <text:p text:style-name="P73">Parameter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Typ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s</text:span></text:p>
            </table:table-cell>
            <table:table-cell table:style-name="Table45.A1" office:value-type="string">
              <text:p text:style-name="P54"/>
            </table:table-cell>
            <table:table-cell table:style-name="Table45.A1" office:value-type="string">
              <text:p text:style-name="Table_20_Contents">the service, either the numeric service ID or the service URI path.</text:p>
            </table:table-cell>
          </table:table-row>
        </table:table>
        <text:p text:style-name="P55"/>
        <text:p text:style-name="P73">Returns:</text:p>
        <text:p text:style-name="P57">the service representation. </text:p>
        <text:h text:style-name="P72" text:outline-level="4"><text:bookmark text:name="installBundle"/>installBundle(uri)</text:h>
        <text:p text:style-name="P57">Install a new bundle. </text:p>
        <text:p text:style-name="P73">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Type</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text:span text:style-name="Source_20_Text">uri</text:span></text:p>
            </table:table-cell>
            <table:table-cell table:style-name="Table46.A1" office:value-type="string">
              <text:p text:style-name="P54"/>
            </table:table-cell>
            <table:table-cell table:style-name="Table46.A1" office:value-type="string">
              <text:p text:style-name="Table_20_Contents">the URI of the bundle to be installed</text:p>
            </table:table-cell>
          </table:table-row>
        </table:table>
        <text:p text:style-name="P56"/>
        <text:p text:style-name="P73">Returns:</text:p>
        <text:p text:style-name="P57">the URI path of the newly installed bundle </text:p>
        <text:h text:style-name="P72" text:outline-level="4"><text:bookmark text:name="setBundleStartLevel"/>setBundleStartLevel(b, the)</text:h>
        <text:p text:style-name="P57">Set the startlevel of a bundle. </text:p>
        <text:p text:style-name="P73">Parameter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text:span text:style-name="Source_20_Text">b</text:span></text:p>
            </table:table-cell>
            <table:table-cell table:style-name="Table47.A1" office:value-type="string">
              <text:p text:style-name="P54"/>
            </table:table-cell>
            <table:table-cell table:style-name="Table47.A1" office:value-type="string">
              <text:p text:style-name="Table_20_Contents">the bundle, either the numeric bundle ID or the bundle URI path.</text:p>
            </table:table-cell>
          </table:table-row>
          <table:table-row>
            <table:table-cell table:style-name="Table47.A1" office:value-type="string">
              <text:p text:style-name="Table_20_Contents"><text:span text:style-name="Source_20_Text">the</text:span></text:p>
            </table:table-cell>
            <table:table-cell table:style-name="Table47.A1" office:value-type="string">
              <text:p text:style-name="P54"/>
            </table:table-cell>
            <table:table-cell table:style-name="Table47.A1" office:value-type="string">
              <text:p text:style-name="Table_20_Contents">target startlevel representation.</text:p>
            </table:table-cell>
          </table:table-row>
        </table:table>
        <text:p text:style-name="P73">Returns:</text:p>
        <text:p text:style-name="P57">the updated startlevel representation. </text:p>
        <text:h text:style-name="P72" text:outline-level="4"><text:bookmark text:name="setBundleState"/>setBundleState(b, state)</text:h>
        <text:p text:style-name="P57">Set the state of a bundle to start or stop it. </text:p>
        <text:p text:style-name="P73">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Typ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text:span text:style-name="Source_20_Text">b</text:span></text:p>
            </table:table-cell>
            <table:table-cell table:style-name="Table48.A1" office:value-type="string">
              <text:p text:style-name="P54"/>
            </table:table-cell>
            <table:table-cell table:style-name="Table48.A1" office:value-type="string">
              <text:p text:style-name="Table_20_Contents">the bundle, either the numeric bundle ID or the bundle URI path.</text:p>
            </table:table-cell>
          </table:table-row>
          <text:soft-page-break/>
          <table:table-row>
            <table:table-cell table:style-name="Table48.A1" office:value-type="string">
              <text:p text:style-name="Table_20_Contents"><text:span text:style-name="Source_20_Text">state</text:span></text:p>
            </table:table-cell>
            <table:table-cell table:style-name="Table48.A1" office:value-type="string">
              <text:p text:style-name="P54"/>
            </table:table-cell>
            <table:table-cell table:style-name="Table48.A1" office:value-type="string">
              <text:p text:style-name="Table_20_Contents">the target state.</text:p>
            </table:table-cell>
          </table:table-row>
        </table:table>
        <text:p text:style-name="P55"/>
        <text:p text:style-name="P73">Returns:</text:p>
        <text:p text:style-name="P57">the updated state of the bundle. </text:p>
        <text:h text:style-name="P72" text:outline-level="4"><text:bookmark text:name="setFrameworkStartLevel"/>setFrameworkStartLevel(the)</text:h>
        <text:p text:style-name="P57">set the framework start level </text:p>
        <text:p text:style-name="P73">Parameter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Typ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text:span text:style-name="Source_20_Text">the</text:span></text:p>
            </table:table-cell>
            <table:table-cell table:style-name="Table49.A1" office:value-type="string">
              <text:p text:style-name="P54"/>
            </table:table-cell>
            <table:table-cell table:style-name="Table49.A1" office:value-type="string">
              <text:p text:style-name="Table_20_Contents">new framework startlevel in JSON representation.</text:p>
            </table:table-cell>
          </table:table-row>
        </table:table>
        <text:p text:style-name="P55"/>
        <text:p text:style-name="P73">Returns:</text:p>
        <text:p text:style-name="P57">the updated framework startlevel in JSON representation. </text:p>
        <text:h text:style-name="P72" text:outline-level="4"><text:bookmark text:name="startBundle"/>startBundle(b)</text:h>
        <text:p text:style-name="P57">Start a bundle. </text:p>
        <text:p text:style-name="P73">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Type</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text:span text:style-name="Source_20_Text">b</text:span></text:p>
            </table:table-cell>
            <table:table-cell table:style-name="Table50.A1" office:value-type="string">
              <text:p text:style-name="P54"/>
            </table:table-cell>
            <table:table-cell table:style-name="Table50.A1" office:value-type="string">
              <text:p text:style-name="Table_20_Contents">the bundle, either the numeric bundle ID or the bundle URI path.</text:p>
            </table:table-cell>
          </table:table-row>
        </table:table>
        <text:p text:style-name="P55"/>
        <text:p text:style-name="P73">Returns:</text:p>
        <text:p text:style-name="P57">the updated bundle state representation. </text:p>
        <text:h text:style-name="P72" text:outline-level="4"><text:bookmark text:name="stopBundle"/>stopBundle(b)</text:h>
        <text:p text:style-name="P57">Stop a bundle. </text:p>
        <text:p text:style-name="P73">Paramete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Type</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text:span text:style-name="Source_20_Text">b</text:span></text:p>
            </table:table-cell>
            <table:table-cell table:style-name="Table51.A1" office:value-type="string">
              <text:p text:style-name="P54"/>
            </table:table-cell>
            <table:table-cell table:style-name="Table51.A1" office:value-type="string">
              <text:p text:style-name="Table_20_Contents">the bundle, either the numeric bundle ID or the bundle URI path.</text:p>
            </table:table-cell>
          </table:table-row>
        </table:table>
        <text:p text:style-name="P55"/>
        <text:p text:style-name="P73">Returns:</text:p>
        <text:p text:style-name="P57">the updated bundle state representation. </text:p>
        <text:h text:style-name="P72" text:outline-level="4"><text:bookmark text:name="uninstallBundle"/>uninstallBundle(b)</text:h>
        <text:p text:style-name="P57">Uninstall a bundle. </text:p>
        <text:p text:style-name="P73">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Type</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text:span text:style-name="Source_20_Text">b</text:span></text:p>
            </table:table-cell>
            <table:table-cell table:style-name="Table52.A1" office:value-type="string">
              <text:p text:style-name="P54"/>
            </table:table-cell>
            <table:table-cell table:style-name="Table52.A1" office:value-type="string">
              <text:p text:style-name="Table_20_Contents">the bundle, either the numeric bundle ID or the bundle URI path.</text:p>
            </table:table-cell>
          </table:table-row>
        </table:table>
        <text:p text:style-name="P55"/>
        <text:h text:style-name="P72" text:outline-level="4"><text:bookmark text:name="updateBundle"/>updateBundle(b, uri)</text:h>
        <text:p text:style-name="P57">Update a bundle. </text:p>
        <text:p text:style-name="P73">Paramete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text:span text:style-name="Source_20_Text">b</text:span></text:p>
            </table:table-cell>
            <table:table-cell table:style-name="Table53.A1" office:value-type="string">
              <text:p text:style-name="P54"/>
            </table:table-cell>
            <table:table-cell table:style-name="Table53.A1" office:value-type="string">
              <text:p text:style-name="Table_20_Contents">the bundle, either the numeric bundle ID or the bundle URI path.</text:p>
            </table:table-cell>
          </table:table-row>
          <table:table-row>
            <table:table-cell table:style-name="Table53.A1" office:value-type="string">
              <text:p text:style-name="Table_20_Contents"><text:span text:style-name="Source_20_Text">uri</text:span></text:p>
            </table:table-cell>
            <table:table-cell table:style-name="Table53.A1" office:value-type="string">
              <text:p text:style-name="P54"/>
            </table:table-cell>
            <table:table-cell table:style-name="Table53.A1" office:value-type="string">
              <text:p text:style-name="Table_20_Contents">the URI from which to update the bundle.</text:p>
            </table:table-cell>
          </table:table-row>
        </table:table>
        <text:p text:style-name="P55"/>
      </text:section>
      <text:p text:style-name="P5"><text:change-end text:change-id="ct585088960"/></text:p>
      <text:h text:style-name="Heading_20_1" text:outline-level="1"><text:soft-page-break/>Security Considerations</text:h>
      <text:p text:style-name="Body">Like any externally visible management interface, the REST interface exposes privileged operations and hence requires access control. Since REST builds upon the HTTP(s) protocol, <text:s/>authentication mechanisms and <text:s/>encryption can be applied the same way as usually done for web servers<text:change-start text:change-id="ct584201888"/>: they can be layered below the REST protocol<text:change-end text:change-id="ct584201888"/>.<text:change-start text:change-id="ct86214368"/> E.g., confidentiality of the transmitted commands can be ensured by using HTTPS as the underlying transport. <text:change-end text:change-id="ct86214368"/><text:change-start text:change-id="ct488433216"/>Authentication can be added by <text:change-end text:change-id="ct488433216"/><text:change-start text:change-id="ct585008256"/>requiring, e.g., basic authentication <text:change-end text:change-id="ct585008256"/><text:change-start text:change-id="ct584953008"/>prior to accepting a REST command.<text:change-end text:change-id="ct584953008"/> <text:s/></text:p>
      <text:p text:style-name="Text_20_body">The REST interface should only be implemented by a trusted bundle. <text:change text:change-id="ct488190944"/></text:p>
      <text:p text:style-name="P6"><text:change text:change-id="ct280714624"/><text:change text:change-id="ct488055568"/><text:change-start text:change-id="ct86962640"/>mplementations of this specification require all admin permissions and all service permissions.<text:change-end text:change-id="ct86962640"/></text:p>
      <text:h text:style-name="Heading_20_1" text:outline-level="1">Document Support</text:h>
      <text:h text:style-name="Heading_20_2" text:outline-level="2">References</text:h>
      <text:list xml:id="list15508367331754228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79_321855166"/>RFP 133: Cloud Computing<text:bookmark-end text:name="__RefNumPara__3079_321855166"/></text:p>
        </text:list-item>
        <text:list-item>
          <text:p text:style-name="P65"><text:bookmark-start text:name="__RefNumPara__3310_321855166"/>Fielding, R. T., Architectural Styles and the Design of Network-based Software Architectures, PhD Thesis, UC Irvine, 2000<text:bookmark-end text:name="__RefNumPara__3310_321855166"/></text:p>
        </text:list-item>
        <text:list-item>
          <text:p text:style-name="Definition_20_Term"><text:bookmark-start text:name="__RefNumPara__3154_321855166"/>W3C Consortium, SOAP Version 1.2 Part 1: Messaging Framework (Second Edition), 2004<text:bookmark-end text:name="__RefNumPara__3154_321855166"/></text:p>
        </text:list-item>
        <text:list-item>
          <text:p text:style-name="Definition_20_Term"><text:bookmark-start text:name="__RefNumPara__3312_321855166"/>Fielding, R. T., REST APIs must be hypertext-driven, <text:a xlink:type="simple" xlink:href="http://roy.gbiv.com/untangled/2008/rest-apis-must-be-hypertext-driven">http://roy.gbiv.com/untangled/2008/rest-apis-</text:a><text:a xlink:type="simple" xlink:href="http://roy.gbiv.com/untangled/2008/rest-apis-must-be-hypertext-driven">must-be-hypertext-driven</text:a><text:bookmark-end text:name="__RefNumPara__3312_321855166"/></text:p>
        </text:list-item>
        <text:list-item>
          <text:p text:style-name="Definition_20_Term"><text:bookmark-start text:name="__RefNumPara__3156_321855166"/>Wittgenstein, L., Tractatus Logico-Philosophicus, ISBN 0-415-05186-X<text:bookmark-end text:name="__RefNumPara__3156_321855166"/></text:p>
        </text:list-item>
        <text:list-item>
          <text:p text:style-name="Definition_20_Term"><text:bookmark-start text:name="__RefNumPara__2522_2072771208"/>Howes, T., A String Representation of LDAP Search Filters, RFC 1960, June 1996<text:bookmark-end text:name="__RefNumPara__2522_207277120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Jan S. Rellermeyer</text:p>
          </table:table-cell>
        </table:table-row>
        <table:table-row table:style-name="Table2.1">
          <table:table-cell table:style-name="Table2.A1" office:value-type="string">
            <text:p text:style-name="P33">Company</text:p>
          </table:table-cell>
          <table:table-cell table:style-name="Table2.B1" office:value-type="string">
            <text:p text:style-name="P33">IBM Research</text:p>
          </table:table-cell>
        </table:table-row>
        <table:table-row table:style-name="Table2.1">
          <table:table-cell table:style-name="Table2.A1" office:value-type="string">
            <text:p text:style-name="P33">Address</text:p>
          </table:table-cell>
          <table:table-cell table:style-name="Table2.B1" office:value-type="string">
            <text:p text:style-name="P33">11501 Burnet Rd. </text:p>
            <text:p text:style-name="P31">Austin, TX 78758</text:p>
          </table:table-cell>
        </table:table-row>
        <table:table-row table:style-name="Table2.1">
          <table:table-cell table:style-name="Table2.A1" office:value-type="string">
            <text:p text:style-name="P31">e-mail</text:p>
          </table:table-cell>
          <table:table-cell table:style-name="Table2.B1" office:value-type="string">
            <text:p text:style-name="P31">rellermeyer_at_us.ibm.com</text:p>
          </table:table-cell>
        </table:table-row>
      </table:table>
      <text:p text:style-name="Body"/>
      <text:h text:style-name="Heading_20_2" text:outline-level="2">Acronyms and Abbreviations</text:h>
      <text:p text:style-name="Body">REST – Representational State Transfer</text:p>
      <text:p text:style-name="Body">HTTP – Hypertext Transfer Protocol</text:p>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Courier New1" svg:font-family="'Courier New'"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Class_20_Heading" style:display-name="Class Heading" style:family="paragraph" style:default-outline-level="">
      <style:paragraph-properties fo:margin="100%" fo:margin-left="0in" fo:margin-right="0in" fo:margin-top="0in" fo:margin-bottom="0.0236in" fo:text-align="start" style:justify-single-word="false" fo:orphans="2" fo:widows="2" fo:text-indent="0in" style:auto-text-indent="false" fo:background-color="#fff2cc" fo:padding-left="0.028in" fo:padding-right="0.028in" fo:padding-top="0.0138in" fo:padding-bottom="0.0138in" fo:border="0.0071in solid #fff2cc" fo:keep-with-next="always" style:vertical-align="auto">
        <style:background-image/>
      </style:paragraph-properties>
      <style:text-properties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Item_20_Heading" style:display-name="Item Heading" style:family="paragraph" style:default-outline-level="">
      <style:paragraph-properties fo:margin="100%" fo:margin-left="0in" fo:margin-right="0in" fo:margin-top="0.189in" fo:margin-bottom="0.161in" fo:text-align="start" style:justify-single-word="false" fo:orphans="2" fo:widows="2" fo:text-indent="0in" style:auto-text-indent="false" fo:keep-with-next="always" style:vertical-align="auto"/>
      <style:text-properties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Default_20_Style" style:display-name="Default Style" style:family="paragraph">
      <style:paragraph-properties fo:hyphenation-ladder-count="no-limit"/>
      <style:text-properties style:use-window-font-color="true" style:font-name="Times New Roman" fo:font-size="12pt" fo:language="en" fo:country="US" style:letter-kerning="true" style:font-name-asian="Mangal" style:font-size-asian="12pt" style:language-asian="hi" style:country-asian="IN" fo:hyphenate="false" fo:hyphenation-remain-char-count="2" fo:hyphenation-push-char-count="2"/>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Code2" style:family="text" style:parent-style-name="Default_20_Paragraph_20_Font">
      <style:text-properties style:font-name="Courier New2"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8" style:family="table">
      <style:table-properties style:width="7.0882in" table:align="left" style:writing-mode="lr-tb"/>
    </style:style>
    <style:style style:name="Table58.A" style:family="table-column">
      <style:table-column-properties style:column-width="1.5528in"/>
    </style:style>
    <style:style style:name="Table58.B" style:family="table-column">
      <style:table-column-properties style:column-width="5.5354in"/>
    </style:style>
    <style:style style:name="Table58.1" style:family="table-row">
      <style:table-row-properties style:keep-together="true" fo:keep-together="auto"/>
    </style:style>
    <style:style style:name="Table58.A1" style:family="table-cell">
      <style:table-cell-properties fo:padding="0in" fo:border-left="none" fo:border-right="none" fo:border-top="0.0007in solid #000001"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Default_20_Style" style:list-style-name="">
      <style:paragraph-properties fo:margin-top="0.0236in" fo:margin-bottom="0.0236in"/>
      <style:text-properties fo:color="#000000" style:font-name="Arial1" fo:font-size="10pt" fo:font-style="italic" style:font-style-asian="italic" style:font-style-complex="italic"/>
    </style:style>
    <style:style style:name="MP4" style:family="paragraph" style:parent-style-name="Default_20_Style" style:list-style-name="">
      <style:paragraph-properties fo:margin-top="0.0236in" fo:margin-bottom="0.0236in" fo:text-align="end" style:justify-single-word="false"/>
      <style:text-properties fo:color="#000000" style:font-name="Arial1" fo:font-size="10pt"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0.7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2 - REST Interface for OSGi</text:user-defined><text:tab/>Page <text:page-number text:select-page="current">23</text:page-number> of <text:page-count style:num-format="1">30</text:page-count></text:p>
        <text:p text:style-name="Header"/>
        <text:p text:style-name="Header"><text:tab/>Draft<text:tab/> <text:modification-date style:data-style-name="N76">July 25, 2013</text:modification-date></text:p>
      </style:header>
      <style:footer>
        <text:tracked-changes>
          <text:changed-region xml:id="ct584727760" text:id="ct584727760">
            <text:deletion>
              <office:change-info>
                <dc:creator>BJ Hargrave</dc:creator>
                <dc:date>2013-07-25T09:18:00</dc:date>
              </office:change-info>
              <text:p text:style-name="Footer"><text:user-defined style:data-style-name="N0" text:name="Company">IBM Corporation</text:user-defined></text:p>
            </text:deletion>
          </text:changed-region>
          <text:changed-region xml:id="ct584774592" text:id="ct584774592">
            <text:insertion>
              <office:change-info>
                <dc:creator>BJ Hargrave</dc:creator>
                <dc:date>2013-07-25T09:18:00</dc:date>
              </office:change-info>
            </text:insertion>
          </text:changed-region>
          <text:changed-region xml:id="ct584193088" text:id="ct584193088">
            <text:insertion>
              <office:change-info>
                <dc:creator>BJ Hargrave</dc:creator>
                <dc:date>2013-07-25T09:19:00</dc:date>
              </office:change-info>
            </text:insertion>
          </text:changed-region>
        </text:tracked-changes>
        <text:p text:style-name="Footer">Copyright © <text:change text:change-id="ct584727760"/><text:change-start text:change-id="ct584774592"/>OSGi Alliance<text:change-end text:change-id="ct584774592"/> <text:modification-date style:data-style-name="N116">2013</text:modification-date><text:change-start text:change-id="ct584193088"/><text:tab/><text:change-end text:change-id="ct584193088"/><text:tab/>All Rights Reserved</text:p>
      </style:footer>
    </style:master-page>
    <style:master-page style:name="First_20_Page" style:display-name="First Page" style:page-layout-name="Mpm1" style:next-style-name="Standard">
      <style:header>
        <text:p text:style-name="MP1"/>
      </style:header>
      <style:footer>
        <text:tracked-changes>
          <text:changed-region xml:id="ct487843472" text:id="ct487843472">
            <text:deletion>
              <office:change-info>
                <dc:creator>BJ Hargrave</dc:creator>
                <dc:date>2013-07-25T09:18:00</dc:date>
              </office:change-info>
              <text:p text:style-name="Legals"><text:user-defined style:data-style-name="N0" text:name="Company">IBM Corporation</text:user-defined></text:p>
            </text:deletion>
          </text:changed-region>
          <text:changed-region xml:id="ct488359376" text:id="ct488359376">
            <text:insertion>
              <office:change-info>
                <dc:creator>BJ Hargrave</dc:creator>
                <dc:date>2013-07-25T09:18:00</dc:date>
              </office:change-info>
            </text:insertion>
          </text:changed-region>
          <text:changed-region xml:id="ct86877616" text:id="ct86877616">
            <text:deletion>
              <office:change-info>
                <dc:creator>BJ Hargrave</dc:creator>
                <dc:date>2013-07-25T09:18:00</dc:date>
              </office:change-info>
              <text:p text:style-name="Legals"><text:s/></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deletion>
          </text:changed-region>
        </text:tracked-changes>
        <text:p text:style-name="Legals">Copyright © <text:change text:change-id="ct487843472"/><text:change-start text:change-id="ct488359376"/>OSGi Alliance<text:change-end text:change-id="ct488359376"/> <text:modification-date style:data-style-name="N116">2013</text:modification-date><text:change text:change-id="ct86877616"/></text:p>
      </style:footer>
    </style:master-page>
    <style:master-page style:name="HTML" style:page-layout-name="Mpm2"/>
    <style:master-page style:name="Converted2" style:page-layout-name="Mpm3">
      <style:header>
        <text:p text:style-name="MP2">Class RestClient</text:p>
      </style:header>
      <style:footer>
        <text:p text:style-name="Footer"/>
      </style:footer>
    </style:master-page>
    <style:master-page style:name="Converted1" style:page-layout-name="Mpm3">
      <style:header>
        <text:p text:style-name="MP2">Package org.osgi.rest.client</text:p>
      </style:header>
      <style:footer>
        <text:p text:style-name="Footer"/>
      </style:footer>
    </style:master-page>
    <style:master-page style:name="Default_20_Style" style:display-name="Default Style" style:page-layout-name="Mpm4">
      <style:footer>
        <table:table table:name="Table58" table:style-name="Table58">
          <table:table-column table:style-name="Table58.A"/>
          <table:table-column table:style-name="Table58.B"/>
          <table:table-row table:style-name="Table58.1">
            <table:table-cell table:style-name="Table58.A1" office:value-type="string">
              <text:p text:style-name="MP3">OSGi Javadoc -- 6/7/13</text:p>
            </table:table-cell>
            <table:table-cell table:style-name="Table58.A1" office:value-type="string">
              <text:p text:style-name="MP4">Page <text:page-number style:num-format="1" text:select-page="current">3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1-20T10:54:56.79</meta:creation-date>
    <meta:editing-cycles>365</meta:editing-cycles>
    <meta:editing-duration>P5DT21H19M41S</meta:editing-duration>
    <dc:date>2013-07-25T09:20:00</dc:date>
    <dc:creator>BJ Hargrave</dc:creator>
    <meta:document-statistic meta:table-count="58" meta:image-count="3" meta:object-count="0" meta:page-count="30" meta:paragraph-count="952" meta:word-count="6722" meta:character-count="48669"/>
    <meta:user-defined meta:name="Company">IBM Corporation</meta:user-defined>
    <meta:user-defined meta:name="Info 3"/>
    <meta:user-defined meta:name="Info 4"/>
    <meta:user-defined meta:name="RFC Title">RFC 182 - REST Interface for OSGi</meta:user-defined>
  </office:meta>
</office:document-meta>
</file>